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  <manifest:file-entry manifest:media-type="application/binary" manifest:full-path="Scripts/beanshell/test/"/>
  <manifest:file-entry manifest:media-type="application/binary" manifest:full-path="Scripts/beanshell/Library1/"/>
  <manifest:file-entry manifest:media-type="application/binary" manifest:full-path="Scripts/beanshell/"/>
  <manifest:file-entry manifest:media-type="application/binary" manifest:full-path="Scripts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5.87cm"/>
    </style:style>
    <style:style style:name="co7" style:family="table-column">
      <style:table-column-properties fo:break-before="auto" style:column-width="3.143cm"/>
    </style:style>
    <style:style style:name="co8" style:family="table-column">
      <style:table-column-properties fo:break-before="auto" style:column-width="7.137cm"/>
    </style:style>
    <style:style style:name="co9" style:family="table-column">
      <style:table-column-properties fo:break-before="auto" style:column-width="6.165cm"/>
    </style:style>
    <style:style style:name="co10" style:family="table-column">
      <style:table-column-properties fo:break-before="auto" style:column-width="2.464cm"/>
    </style:style>
    <style:style style:name="co11" style:family="table-column">
      <style:table-column-properties fo:break-before="auto" style:column-width="4.015cm"/>
    </style:style>
    <style:style style:name="co12" style:family="table-column">
      <style:table-column-properties fo:break-before="auto" style:column-width="2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style:font-name="Liberation Sans" style:font-name-asian="DejaVu Sans" style:font-name-complex="DejaVu Sans"/>
    </style:style>
    <style:style style:name="ce8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"/>
    <style:style style:name="ce11" style:family="table-cell" style:parent-style-name="Default" style:data-style-name="N1">
      <style:text-properties style:font-name="Liberation Sans" fo:font-size="10pt" fo:language="uk" fo:country="UA" style:font-size-asian="10pt" style:language-asian="zxx" style:country-asian="none" style:font-name-complex="DejaVu Sans" style:font-size-complex="10pt" style:language-complex="zxx" style:country-complex="none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Valu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7" table:default-cell-style-name="ce9"/>
        <table:table-column table:style-name="co1" table:number-columns-repeated="6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Comment</text:p>
          </table:table-cell>
          <table:table-cell table:number-columns-repeated="8"/>
        </table:table-row>
        <table:table-row table:style-name="ro2">
          <table:table-cell office:value-type="string">
            <text:p>Di_0</text:p>
          </table:table-cell>
          <table:table-cell office:value-type="float" office:value="10">
            <text:p>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</text:p>
          </table:table-cell>
          <table:table-cell office:value-type="float" office:value="11">
            <text:p>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2</text:p>
          </table:table-cell>
          <table:table-cell office:value-type="float" office:value="12">
            <text:p>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3</text:p>
          </table:table-cell>
          <table:table-cell office:value-type="float" office:value="13">
            <text:p>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4</text:p>
          </table:table-cell>
          <table:table-cell office:value-type="float" office:value="14">
            <text:p>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5</text:p>
          </table:table-cell>
          <table:table-cell office:value-type="float" office:value="15">
            <text:p>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6</text:p>
          </table:table-cell>
          <table:table-cell office:value-type="float" office:value="16">
            <text:p>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7</text:p>
          </table:table-cell>
          <table:table-cell office:value-type="float" office:value="17">
            <text:p>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8</text:p>
          </table:table-cell>
          <table:table-cell office:value-type="float" office:value="18">
            <text:p>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9</text:p>
          </table:table-cell>
          <table:table-cell office:value-type="float" office:value="19">
            <text:p>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0</text:p>
          </table:table-cell>
          <table:table-cell office:value-type="float" office:value="20">
            <text:p>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1</text:p>
          </table:table-cell>
          <table:table-cell office:value-type="float" office:value="21">
            <text:p>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2</text:p>
          </table:table-cell>
          <table:table-cell office:value-type="float" office:value="22">
            <text:p>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3</text:p>
          </table:table-cell>
          <table:table-cell office:value-type="float" office:value="23">
            <text:p>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4</text:p>
          </table:table-cell>
          <table:table-cell office:value-type="float" office:value="24">
            <text:p>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5</text:p>
          </table:table-cell>
          <table:table-cell office:value-type="float" office:value="25">
            <text:p>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1_</text:p>
          </table:table-cell>
          <table:table-cell office:value-type="float" office:value="26">
            <text:p>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2_</text:p>
          </table:table-cell>
          <table:table-cell office:value-type="float" office:value="27">
            <text:p>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3_</text:p>
          </table:table-cell>
          <table:table-cell office:value-type="float" office:value="28">
            <text:p>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4_</text:p>
          </table:table-cell>
          <table:table-cell office:value-type="float" office:value="29">
            <text:p>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5_</text:p>
          </table:table-cell>
          <table:table-cell office:value-type="float" office:value="30">
            <text:p>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6_</text:p>
          </table:table-cell>
          <table:table-cell office:value-type="float" office:value="31">
            <text:p>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7_</text:p>
          </table:table-cell>
          <table:table-cell office:value-type="float" office:value="32">
            <text:p>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8_</text:p>
          </table:table-cell>
          <table:table-cell office:value-type="float" office:value="33">
            <text:p>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1_</text:p>
          </table:table-cell>
          <table:table-cell office:value-type="float" office:value="34">
            <text:p>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2_</text:p>
          </table:table-cell>
          <table:table-cell office:value-type="float" office:value="35">
            <text:p>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3_</text:p>
          </table:table-cell>
          <table:table-cell office:value-type="float" office:value="36">
            <text:p>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4_</text:p>
          </table:table-cell>
          <table:table-cell office:value-type="float" office:value="37">
            <text:p>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5_</text:p>
          </table:table-cell>
          <table:table-cell office:value-type="float" office:value="38">
            <text:p>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6_</text:p>
          </table:table-cell>
          <table:table-cell office:value-type="float" office:value="39">
            <text:p>39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0">
            <text:p>30</text:p>
          </table:table-cell>
          <table:table-cell table:formula="of:=CHAR([.K31])" office:value-type="string" office:string-value="">
            <text:p/>
          </table:table-cell>
        </table:table-row>
        <table:table-row table:style-name="ro2">
          <table:table-cell office:value-type="string">
            <text:p>Amr_7_</text:p>
          </table:table-cell>
          <table:table-cell office:value-type="float" office:value="40">
            <text:p>40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1">
            <text:p>31</text:p>
          </table:table-cell>
          <table:table-cell table:formula="of:=CHAR([.K32])" office:value-type="string" office:string-value="">
            <text:p/>
          </table:table-cell>
        </table:table-row>
        <table:table-row table:style-name="ro2">
          <table:table-cell office:value-type="string">
            <text:p>Amr_8_</text:p>
          </table:table-cell>
          <table:table-cell office:value-type="float" office:value="41">
            <text:p>41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2">
            <text:p>32</text:p>
          </table:table-cell>
          <table:table-cell table:formula="of:=CHAR([.K33])" office:value-type="string" office:string-value=" ">
            <text:p><text:s/></text:p>
          </table:table-cell>
        </table:table-row>
        <table:table-row table:style-name="ro2">
          <table:table-cell office:value-type="string">
            <text:p>Cl_1_1</text:p>
          </table:table-cell>
          <table:table-cell office:value-type="float" office:value="42">
            <text:p>4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4])" office:value-type="string" office:string-value=" &lt;&lt; m_ui-&gt;cb_Cl_1_1">
            <text:p><text:s/>&lt;&lt; m_ui-&gt;cb_Cl_1_1</text:p>
          </table:table-cell>
          <table:table-cell table:number-columns-repeated="4"/>
          <table:table-cell office:value-type="float" office:value="33">
            <text:p>33</text:p>
          </table:table-cell>
          <table:table-cell table:formula="of:=CHAR([.K34])" office:value-type="string" office:string-value="!">
            <text:p>!</text:p>
          </table:table-cell>
        </table:table-row>
        <table:table-row table:style-name="ro2">
          <table:table-cell office:value-type="string">
            <text:p>Cl_1_2</text:p>
          </table:table-cell>
          <table:table-cell office:value-type="float" office:value="43">
            <text:p>4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5])" office:value-type="string" office:string-value=" &lt;&lt; m_ui-&gt;cb_Cl_1_2">
            <text:p><text:s/>&lt;&lt; m_ui-&gt;cb_Cl_1_2</text:p>
          </table:table-cell>
          <table:table-cell table:number-columns-repeated="4"/>
          <table:table-cell office:value-type="float" office:value="34">
            <text:p>34</text:p>
          </table:table-cell>
          <table:table-cell table:formula="of:=CHAR([.K35])" office:value-type="string" office:string-value="&quot;">
            <text:p>"</text:p>
          </table:table-cell>
        </table:table-row>
        <table:table-row table:style-name="ro2">
          <table:table-cell office:value-type="string">
            <text:p>Cl_1_3</text:p>
          </table:table-cell>
          <table:table-cell office:value-type="float" office:value="44">
            <text:p>4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6])" office:value-type="string" office:string-value=" &lt;&lt; m_ui-&gt;cb_Cl_1_3">
            <text:p><text:s/>&lt;&lt; m_ui-&gt;cb_Cl_1_3</text:p>
          </table:table-cell>
          <table:table-cell table:number-columns-repeated="4"/>
          <table:table-cell office:value-type="float" office:value="35">
            <text:p>35</text:p>
          </table:table-cell>
          <table:table-cell table:formula="of:=CHAR([.K36])" office:value-type="string" office:string-value="#">
            <text:p>#</text:p>
          </table:table-cell>
        </table:table-row>
        <table:table-row table:style-name="ro2">
          <table:table-cell office:value-type="string">
            <text:p>Cl_2_1</text:p>
          </table:table-cell>
          <table:table-cell office:value-type="float" office:value="45">
            <text:p>4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7])" office:value-type="string" office:string-value=" &lt;&lt; m_ui-&gt;cb_Cl_2_1">
            <text:p><text:s/>&lt;&lt; m_ui-&gt;cb_Cl_2_1</text:p>
          </table:table-cell>
          <table:table-cell table:number-columns-repeated="4"/>
          <table:table-cell office:value-type="float" office:value="36">
            <text:p>36</text:p>
          </table:table-cell>
          <table:table-cell table:formula="of:=CHAR([.K37])" office:value-type="string" office:string-value="$">
            <text:p>$</text:p>
          </table:table-cell>
        </table:table-row>
        <table:table-row table:style-name="ro2">
          <table:table-cell office:value-type="string">
            <text:p>Cl_2_2</text:p>
          </table:table-cell>
          <table:table-cell office:value-type="float" office:value="46">
            <text:p>4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8])" office:value-type="string" office:string-value=" &lt;&lt; m_ui-&gt;cb_Cl_2_2">
            <text:p><text:s/>&lt;&lt; m_ui-&gt;cb_Cl_2_2</text:p>
          </table:table-cell>
          <table:table-cell table:number-columns-repeated="4"/>
          <table:table-cell office:value-type="float" office:value="37">
            <text:p>37</text:p>
          </table:table-cell>
          <table:table-cell table:formula="of:=CHAR([.K38])" office:value-type="string" office:string-value="%">
            <text:p>%</text:p>
          </table:table-cell>
        </table:table-row>
        <table:table-row table:style-name="ro2">
          <table:table-cell office:value-type="string">
            <text:p>Cl_2_3</text:p>
          </table:table-cell>
          <table:table-cell office:value-type="float" office:value="47">
            <text:p>4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9])" office:value-type="string" office:string-value=" &lt;&lt; m_ui-&gt;cb_Cl_2_3">
            <text:p><text:s/>&lt;&lt; m_ui-&gt;cb_Cl_2_3</text:p>
          </table:table-cell>
          <table:table-cell table:number-columns-repeated="4"/>
          <table:table-cell office:value-type="float" office:value="38">
            <text:p>38</text:p>
          </table:table-cell>
          <table:table-cell table:formula="of:=CHAR([.K39])" office:value-type="string" office:string-value="&amp;">
            <text:p>&amp;</text:p>
          </table:table-cell>
        </table:table-row>
        <table:table-row table:style-name="ro2">
          <table:table-cell office:value-type="string">
            <text:p>Cl_3_1</text:p>
          </table:table-cell>
          <table:table-cell office:value-type="float" office:value="48">
            <text:p>4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0])" office:value-type="string" office:string-value=" &lt;&lt; m_ui-&gt;cb_Cl_3_1">
            <text:p><text:s/>&lt;&lt; m_ui-&gt;cb_Cl_3_1</text:p>
          </table:table-cell>
          <table:table-cell table:number-columns-repeated="4"/>
          <table:table-cell office:value-type="float" office:value="39">
            <text:p>39</text:p>
          </table:table-cell>
          <table:table-cell table:formula="of:=CHAR([.K40])" office:value-type="string" office:string-value="'">
            <text:p>'</text:p>
          </table:table-cell>
        </table:table-row>
        <table:table-row table:style-name="ro2">
          <table:table-cell office:value-type="string">
            <text:p>Cl_3_2</text:p>
          </table:table-cell>
          <table:table-cell office:value-type="float" office:value="49">
            <text:p>4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1])" office:value-type="string" office:string-value=" &lt;&lt; m_ui-&gt;cb_Cl_3_2">
            <text:p><text:s/>&lt;&lt; m_ui-&gt;cb_Cl_3_2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CHAR([.K41])" office:value-type="string" office:string-value="(">
            <text:p>(</text:p>
          </table:table-cell>
        </table:table-row>
        <table:table-row table:style-name="ro2">
          <table:table-cell office:value-type="string">
            <text:p>Cl_3_3</text:p>
          </table:table-cell>
          <table:table-cell office:value-type="float" office:value="50">
            <text:p>50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2])" office:value-type="string" office:string-value=" &lt;&lt; m_ui-&gt;cb_Cl_3_3">
            <text:p><text:s/>&lt;&lt; m_ui-&gt;cb_Cl_3_3</text:p>
          </table:table-cell>
          <table:table-cell table:number-columns-repeated="4"/>
          <table:table-cell office:value-type="float" office:value="41">
            <text:p>41</text:p>
          </table:table-cell>
          <table:table-cell table:formula="of:=CHAR([.K42])" office:value-type="string" office:string-value=")">
            <text:p>)</text:p>
          </table:table-cell>
        </table:table-row>
        <table:table-row table:style-name="ro2">
          <table:table-cell office:value-type="string">
            <text:p>Cl_4_1</text:p>
          </table:table-cell>
          <table:table-cell office:value-type="float" office:value="51">
            <text:p>51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3])" office:value-type="string" office:string-value=" &lt;&lt; m_ui-&gt;cb_Cl_4_1">
            <text:p><text:s/>&lt;&lt; m_ui-&gt;cb_Cl_4_1</text:p>
          </table:table-cell>
          <table:table-cell table:number-columns-repeated="4"/>
          <table:table-cell office:value-type="float" office:value="42">
            <text:p>42</text:p>
          </table:table-cell>
          <table:table-cell table:formula="of:=CHAR([.K43])" office:value-type="string" office:string-value="*">
            <text:p>*</text:p>
          </table:table-cell>
        </table:table-row>
        <table:table-row table:style-name="ro2">
          <table:table-cell office:value-type="string">
            <text:p>Cl_4_2</text:p>
          </table:table-cell>
          <table:table-cell office:value-type="float" office:value="52">
            <text:p>5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4])" office:value-type="string" office:string-value=" &lt;&lt; m_ui-&gt;cb_Cl_4_2">
            <text:p><text:s/>&lt;&lt; m_ui-&gt;cb_Cl_4_2</text:p>
          </table:table-cell>
          <table:table-cell table:number-columns-repeated="4"/>
          <table:table-cell office:value-type="float" office:value="43">
            <text:p>43</text:p>
          </table:table-cell>
          <table:table-cell table:formula="of:=CHAR([.K44])" office:value-type="string" office:string-value="+">
            <text:p>+</text:p>
          </table:table-cell>
        </table:table-row>
        <table:table-row table:style-name="ro2">
          <table:table-cell office:value-type="string">
            <text:p>Cl_4_3</text:p>
          </table:table-cell>
          <table:table-cell office:value-type="float" office:value="53">
            <text:p>5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5])" office:value-type="string" office:string-value=" &lt;&lt; m_ui-&gt;cb_Cl_4_3">
            <text:p><text:s/>&lt;&lt; m_ui-&gt;cb_Cl_4_3</text:p>
          </table:table-cell>
          <table:table-cell table:number-columns-repeated="4"/>
          <table:table-cell office:value-type="float" office:value="44">
            <text:p>44</text:p>
          </table:table-cell>
          <table:table-cell table:formula="of:=CHAR([.K45])" office:value-type="string" office:string-value=",">
            <text:p>,</text:p>
          </table:table-cell>
        </table:table-row>
        <table:table-row table:style-name="ro2">
          <table:table-cell office:value-type="string">
            <text:p>Cl_5_1</text:p>
          </table:table-cell>
          <table:table-cell office:value-type="float" office:value="54">
            <text:p>5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6])" office:value-type="string" office:string-value=" &lt;&lt; m_ui-&gt;cb_Cl_5_1">
            <text:p><text:s/>&lt;&lt; m_ui-&gt;cb_Cl_5_1</text:p>
          </table:table-cell>
          <table:table-cell table:number-columns-repeated="4"/>
          <table:table-cell office:value-type="float" office:value="45">
            <text:p>45</text:p>
          </table:table-cell>
          <table:table-cell table:formula="of:=CHAR([.K46])" office:value-type="string" office:string-value="-">
            <text:p>-</text:p>
          </table:table-cell>
        </table:table-row>
        <table:table-row table:style-name="ro2">
          <table:table-cell office:value-type="string">
            <text:p>Cl_5_2</text:p>
          </table:table-cell>
          <table:table-cell office:value-type="float" office:value="55">
            <text:p>5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7])" office:value-type="string" office:string-value=" &lt;&lt; m_ui-&gt;cb_Cl_5_2">
            <text:p><text:s/>&lt;&lt; m_ui-&gt;cb_Cl_5_2</text:p>
          </table:table-cell>
          <table:table-cell table:number-columns-repeated="4"/>
          <table:table-cell office:value-type="float" office:value="46">
            <text:p>46</text:p>
          </table:table-cell>
          <table:table-cell table:formula="of:=CHAR([.K47])" office:value-type="string" office:string-value=".">
            <text:p>.</text:p>
          </table:table-cell>
        </table:table-row>
        <table:table-row table:style-name="ro2">
          <table:table-cell office:value-type="string">
            <text:p>Cl_5_3</text:p>
          </table:table-cell>
          <table:table-cell office:value-type="float" office:value="56">
            <text:p>5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8])" office:value-type="string" office:string-value=" &lt;&lt; m_ui-&gt;cb_Cl_5_3">
            <text:p><text:s/>&lt;&lt; m_ui-&gt;cb_Cl_5_3</text:p>
          </table:table-cell>
          <table:table-cell table:number-columns-repeated="4"/>
          <table:table-cell office:value-type="float" office:value="47">
            <text:p>47</text:p>
          </table:table-cell>
          <table:table-cell table:formula="of:=CHAR([.K48])" office:value-type="string" office:string-value="/">
            <text:p>/</text:p>
          </table:table-cell>
        </table:table-row>
        <table:table-row table:style-name="ro2">
          <table:table-cell office:value-type="string">
            <text:p>Cl_6_1</text:p>
          </table:table-cell>
          <table:table-cell office:value-type="float" office:value="57">
            <text:p>5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9])" office:value-type="string" office:string-value=" &lt;&lt; m_ui-&gt;cb_Cl_6_1">
            <text:p><text:s/>&lt;&lt; m_ui-&gt;cb_Cl_6_1</text:p>
          </table:table-cell>
          <table:table-cell table:number-columns-repeated="4"/>
          <table:table-cell office:value-type="float" office:value="48">
            <text:p>48</text:p>
          </table:table-cell>
          <table:table-cell table:formula="of:=CHAR([.K49])" office:value-type="string" office:string-value="0">
            <text:p>0</text:p>
          </table:table-cell>
        </table:table-row>
        <table:table-row table:style-name="ro2">
          <table:table-cell office:value-type="string">
            <text:p>Cl_6_2</text:p>
          </table:table-cell>
          <table:table-cell office:value-type="float" office:value="58">
            <text:p>5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0])" office:value-type="string" office:string-value=" &lt;&lt; m_ui-&gt;cb_Cl_6_2">
            <text:p><text:s/>&lt;&lt; m_ui-&gt;cb_Cl_6_2</text:p>
          </table:table-cell>
          <table:table-cell table:number-columns-repeated="4"/>
          <table:table-cell office:value-type="float" office:value="49">
            <text:p>49</text:p>
          </table:table-cell>
          <table:table-cell table:formula="of:=CHAR([.K50])" office:value-type="string" office:string-value="1">
            <text:p>1</text:p>
          </table:table-cell>
        </table:table-row>
        <table:table-row table:style-name="ro2">
          <table:table-cell office:value-type="string">
            <text:p>Cl_6_3</text:p>
          </table:table-cell>
          <table:table-cell office:value-type="float" office:value="59">
            <text:p>5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1])" office:value-type="string" office:string-value=" &lt;&lt; m_ui-&gt;cb_Cl_6_3">
            <text:p><text:s/>&lt;&lt; m_ui-&gt;cb_Cl_6_3</text:p>
          </table:table-cell>
          <table:table-cell table:number-columns-repeated="4"/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Cl_7_1</text:p>
          </table:table-cell>
          <table:table-cell office:value-type="float" office:value="60">
            <text:p>60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2])" office:value-type="string" office:string-value=" &lt;&lt; m_ui-&gt;cb_Cl_7_1">
            <text:p><text:s/>&lt;&lt; m_ui-&gt;cb_Cl_7_1</text:p>
          </table:table-cell>
          <table:table-cell table:number-columns-repeated="4"/>
          <table:table-cell office:value-type="float" office:value="51">
            <text:p>51</text:p>
          </table:table-cell>
          <table:table-cell/>
        </table:table-row>
        <table:table-row table:style-name="ro2">
          <table:table-cell office:value-type="string">
            <text:p>Cl_7_2</text:p>
          </table:table-cell>
          <table:table-cell office:value-type="float" office:value="61">
            <text:p>61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3])" office:value-type="string" office:string-value=" &lt;&lt; m_ui-&gt;cb_Cl_7_2">
            <text:p><text:s/>&lt;&lt; m_ui-&gt;cb_Cl_7_2</text:p>
          </table:table-cell>
          <table:table-cell table:number-columns-repeated="4"/>
          <table:table-cell office:value-type="float" office:value="52">
            <text:p>52</text:p>
          </table:table-cell>
          <table:table-cell/>
        </table:table-row>
        <table:table-row table:style-name="ro2">
          <table:table-cell office:value-type="string">
            <text:p>Cl_7_3</text:p>
          </table:table-cell>
          <table:table-cell office:value-type="float" office:value="62">
            <text:p>6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4])" office:value-type="string" office:string-value=" &lt;&lt; m_ui-&gt;cb_Cl_7_3">
            <text:p><text:s/>&lt;&lt; m_ui-&gt;cb_Cl_7_3</text:p>
          </table:table-cell>
          <table:table-cell table:number-columns-repeated="4"/>
          <table:table-cell office:value-type="float" office:value="53">
            <text:p>53</text:p>
          </table:table-cell>
          <table:table-cell/>
        </table:table-row>
        <table:table-row table:style-name="ro2">
          <table:table-cell office:value-type="string">
            <text:p>Cl_8_1</text:p>
          </table:table-cell>
          <table:table-cell office:value-type="float" office:value="63">
            <text:p>6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5])" office:value-type="string" office:string-value=" &lt;&lt; m_ui-&gt;cb_Cl_8_1">
            <text:p><text:s/>&lt;&lt; m_ui-&gt;cb_Cl_8_1</text:p>
          </table:table-cell>
          <table:table-cell table:number-columns-repeated="6"/>
        </table:table-row>
        <table:table-row table:style-name="ro2">
          <table:table-cell office:value-type="string">
            <text:p>Cl_8_2</text:p>
          </table:table-cell>
          <table:table-cell office:value-type="float" office:value="64">
            <text:p>6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6])" office:value-type="string" office:string-value=" &lt;&lt; m_ui-&gt;cb_Cl_8_2">
            <text:p><text:s/>&lt;&lt; m_ui-&gt;cb_Cl_8_2</text:p>
          </table:table-cell>
          <table:table-cell table:number-columns-repeated="6"/>
        </table:table-row>
        <table:table-row table:style-name="ro2">
          <table:table-cell office:value-type="string">
            <text:p>Cl_8_3</text:p>
          </table:table-cell>
          <table:table-cell office:value-type="float" office:value="65">
            <text:p>6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7])" office:value-type="string" office:string-value=" &lt;&lt; m_ui-&gt;cb_Cl_8_3">
            <text:p><text:s/>&lt;&lt; m_ui-&gt;cb_Cl_8_3</text:p>
          </table:table-cell>
          <table:table-cell table:number-columns-repeated="6"/>
        </table:table-row>
        <table:table-row table:style-name="ro2">
          <table:table-cell office:value-type="string">
            <text:p>Vl_1_1</text:p>
          </table:table-cell>
          <table:table-cell office:value-type="float" office:value="66">
            <text:p>6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8])" office:value-type="string" office:string-value=" &lt;&lt; m_ui-&gt;cb_Vl_1_1">
            <text:p><text:s/>&lt;&lt; m_ui-&gt;cb_Vl_1_1</text:p>
          </table:table-cell>
          <table:table-cell table:number-columns-repeated="6"/>
        </table:table-row>
        <table:table-row table:style-name="ro2">
          <table:table-cell office:value-type="string">
            <text:p>Vl_1_2</text:p>
          </table:table-cell>
          <table:table-cell office:value-type="float" office:value="67">
            <text:p>6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9])" office:value-type="string" office:string-value=" &lt;&lt; m_ui-&gt;cb_Vl_1_2">
            <text:p><text:s/>&lt;&lt; m_ui-&gt;cb_Vl_1_2</text:p>
          </table:table-cell>
          <table:table-cell table:number-columns-repeated="6"/>
        </table:table-row>
        <table:table-row table:style-name="ro2">
          <table:table-cell office:value-type="string">
            <text:p>Vl_1_3</text:p>
          </table:table-cell>
          <table:table-cell office:value-type="float" office:value="68">
            <text:p>6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0])" office:value-type="string" office:string-value=" &lt;&lt; m_ui-&gt;cb_Vl_1_3">
            <text:p><text:s/>&lt;&lt; m_ui-&gt;cb_Vl_1_3</text:p>
          </table:table-cell>
          <table:table-cell table:number-columns-repeated="6"/>
        </table:table-row>
        <table:table-row table:style-name="ro2">
          <table:table-cell office:value-type="string">
            <text:p>Vl_2_1</text:p>
          </table:table-cell>
          <table:table-cell office:value-type="float" office:value="69">
            <text:p>6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1])" office:value-type="string" office:string-value=" &lt;&lt; m_ui-&gt;cb_Vl_2_1">
            <text:p><text:s/>&lt;&lt; m_ui-&gt;cb_Vl_2_1</text:p>
          </table:table-cell>
          <table:table-cell table:number-columns-repeated="6"/>
        </table:table-row>
        <table:table-row table:style-name="ro2">
          <table:table-cell office:value-type="string">
            <text:p>Vl_2_2</text:p>
          </table:table-cell>
          <table:table-cell office:value-type="float" office:value="70">
            <text:p>70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2])" office:value-type="string" office:string-value=" &lt;&lt; m_ui-&gt;cb_Vl_2_2">
            <text:p><text:s/>&lt;&lt; m_ui-&gt;cb_Vl_2_2</text:p>
          </table:table-cell>
          <table:table-cell table:number-columns-repeated="6"/>
        </table:table-row>
        <table:table-row table:style-name="ro2">
          <table:table-cell office:value-type="string">
            <text:p>Vl_2_3</text:p>
          </table:table-cell>
          <table:table-cell office:value-type="float" office:value="71">
            <text:p>71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3])" office:value-type="string" office:string-value=" &lt;&lt; m_ui-&gt;cb_Vl_2_3">
            <text:p><text:s/>&lt;&lt; m_ui-&gt;cb_Vl_2_3</text:p>
          </table:table-cell>
          <table:table-cell table:number-columns-repeated="6"/>
        </table:table-row>
        <table:table-row table:style-name="ro2">
          <table:table-cell office:value-type="string">
            <text:p>Vl_3_1</text:p>
          </table:table-cell>
          <table:table-cell office:value-type="float" office:value="72">
            <text:p>7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4])" office:value-type="string" office:string-value=" &lt;&lt; m_ui-&gt;cb_Vl_3_1">
            <text:p><text:s/>&lt;&lt; m_ui-&gt;cb_Vl_3_1</text:p>
          </table:table-cell>
          <table:table-cell table:number-columns-repeated="6"/>
        </table:table-row>
        <table:table-row table:style-name="ro2">
          <table:table-cell office:value-type="string">
            <text:p>Vl_3_2</text:p>
          </table:table-cell>
          <table:table-cell office:value-type="float" office:value="73">
            <text:p>7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5])" office:value-type="string" office:string-value=" &lt;&lt; m_ui-&gt;cb_Vl_3_2">
            <text:p><text:s/>&lt;&lt; m_ui-&gt;cb_Vl_3_2</text:p>
          </table:table-cell>
          <table:table-cell table:number-columns-repeated="6"/>
        </table:table-row>
        <table:table-row table:style-name="ro2">
          <table:table-cell office:value-type="string">
            <text:p>Vl_3_3</text:p>
          </table:table-cell>
          <table:table-cell office:value-type="float" office:value="74">
            <text:p>7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6])" office:value-type="string" office:string-value=" &lt;&lt; m_ui-&gt;cb_Vl_3_3">
            <text:p><text:s/>&lt;&lt; m_ui-&gt;cb_Vl_3_3</text:p>
          </table:table-cell>
          <table:table-cell table:number-columns-repeated="6"/>
        </table:table-row>
        <table:table-row table:style-name="ro2">
          <table:table-cell office:value-type="string">
            <text:p>Vl_4_1</text:p>
          </table:table-cell>
          <table:table-cell office:value-type="float" office:value="75">
            <text:p>7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7])" office:value-type="string" office:string-value=" &lt;&lt; m_ui-&gt;cb_Vl_4_1">
            <text:p><text:s/>&lt;&lt; m_ui-&gt;cb_Vl_4_1</text:p>
          </table:table-cell>
          <table:table-cell table:number-columns-repeated="6"/>
        </table:table-row>
        <table:table-row table:style-name="ro2">
          <table:table-cell office:value-type="string">
            <text:p>Vl_4_2</text:p>
          </table:table-cell>
          <table:table-cell office:value-type="float" office:value="76">
            <text:p>7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8])" office:value-type="string" office:string-value=" &lt;&lt; m_ui-&gt;cb_Vl_4_2">
            <text:p><text:s/>&lt;&lt; m_ui-&gt;cb_Vl_4_2</text:p>
          </table:table-cell>
          <table:table-cell table:number-columns-repeated="6"/>
        </table:table-row>
        <table:table-row table:style-name="ro2">
          <table:table-cell office:value-type="string">
            <text:p>Vl_4_3</text:p>
          </table:table-cell>
          <table:table-cell office:value-type="float" office:value="77">
            <text:p>7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9])" office:value-type="string" office:string-value=" &lt;&lt; m_ui-&gt;cb_Vl_4_3">
            <text:p><text:s/>&lt;&lt; m_ui-&gt;cb_Vl_4_3</text:p>
          </table:table-cell>
          <table:table-cell table:number-columns-repeated="6"/>
        </table:table-row>
        <table:table-row table:style-name="ro2">
          <table:table-cell office:value-type="string">
            <text:p>Vl_5_1</text:p>
          </table:table-cell>
          <table:table-cell office:value-type="float" office:value="78">
            <text:p>7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0])" office:value-type="string" office:string-value=" &lt;&lt; m_ui-&gt;cb_Vl_5_1">
            <text:p><text:s/>&lt;&lt; m_ui-&gt;cb_Vl_5_1</text:p>
          </table:table-cell>
          <table:table-cell table:number-columns-repeated="6"/>
        </table:table-row>
        <table:table-row table:style-name="ro2">
          <table:table-cell office:value-type="string">
            <text:p>Vl_5_2</text:p>
          </table:table-cell>
          <table:table-cell office:value-type="float" office:value="79">
            <text:p>7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1])" office:value-type="string" office:string-value=" &lt;&lt; m_ui-&gt;cb_Vl_5_2">
            <text:p><text:s/>&lt;&lt; m_ui-&gt;cb_Vl_5_2</text:p>
          </table:table-cell>
          <table:table-cell table:number-columns-repeated="6"/>
        </table:table-row>
        <table:table-row table:style-name="ro2">
          <table:table-cell office:value-type="string">
            <text:p>Vl_5_3</text:p>
          </table:table-cell>
          <table:table-cell office:value-type="float" office:value="80">
            <text:p>80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2])" office:value-type="string" office:string-value=" &lt;&lt; m_ui-&gt;cb_Vl_5_3">
            <text:p><text:s/>&lt;&lt; m_ui-&gt;cb_Vl_5_3</text:p>
          </table:table-cell>
          <table:table-cell table:number-columns-repeated="6"/>
        </table:table-row>
        <table:table-row table:style-name="ro2">
          <table:table-cell office:value-type="string">
            <text:p>Vl_6_1</text:p>
          </table:table-cell>
          <table:table-cell office:value-type="float" office:value="81">
            <text:p>81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3])" office:value-type="string" office:string-value=" &lt;&lt; m_ui-&gt;cb_Vl_6_1">
            <text:p><text:s/>&lt;&lt; m_ui-&gt;cb_Vl_6_1</text:p>
          </table:table-cell>
          <table:table-cell table:number-columns-repeated="6"/>
        </table:table-row>
        <table:table-row table:style-name="ro2">
          <table:table-cell office:value-type="string">
            <text:p>Vl_6_2</text:p>
          </table:table-cell>
          <table:table-cell office:value-type="float" office:value="82">
            <text:p>8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4])" office:value-type="string" office:string-value=" &lt;&lt; m_ui-&gt;cb_Vl_6_2">
            <text:p><text:s/>&lt;&lt; m_ui-&gt;cb_Vl_6_2</text:p>
          </table:table-cell>
          <table:table-cell table:number-columns-repeated="6"/>
        </table:table-row>
        <table:table-row table:style-name="ro2">
          <table:table-cell office:value-type="string">
            <text:p>Vl_6_3</text:p>
          </table:table-cell>
          <table:table-cell office:value-type="float" office:value="83">
            <text:p>8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5])" office:value-type="string" office:string-value=" &lt;&lt; m_ui-&gt;cb_Vl_6_3">
            <text:p><text:s/>&lt;&lt; m_ui-&gt;cb_Vl_6_3</text:p>
          </table:table-cell>
          <table:table-cell table:number-columns-repeated="6"/>
        </table:table-row>
        <table:table-row table:style-name="ro2">
          <table:table-cell office:value-type="string">
            <text:p>Vl_7_1</text:p>
          </table:table-cell>
          <table:table-cell office:value-type="float" office:value="84">
            <text:p>8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6])" office:value-type="string" office:string-value=" &lt;&lt; m_ui-&gt;cb_Vl_7_1">
            <text:p><text:s/>&lt;&lt; m_ui-&gt;cb_Vl_7_1</text:p>
          </table:table-cell>
          <table:table-cell table:number-columns-repeated="6"/>
        </table:table-row>
        <table:table-row table:style-name="ro2">
          <table:table-cell office:value-type="string">
            <text:p>Vl_7_2</text:p>
          </table:table-cell>
          <table:table-cell office:value-type="float" office:value="85">
            <text:p>8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7])" office:value-type="string" office:string-value=" &lt;&lt; m_ui-&gt;cb_Vl_7_2">
            <text:p><text:s/>&lt;&lt; m_ui-&gt;cb_Vl_7_2</text:p>
          </table:table-cell>
          <table:table-cell table:number-columns-repeated="6"/>
        </table:table-row>
        <table:table-row table:style-name="ro2">
          <table:table-cell office:value-type="string">
            <text:p>Vl_7_3</text:p>
          </table:table-cell>
          <table:table-cell office:value-type="float" office:value="86">
            <text:p>8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8])" office:value-type="string" office:string-value=" &lt;&lt; m_ui-&gt;cb_Vl_7_3">
            <text:p><text:s/>&lt;&lt; m_ui-&gt;cb_Vl_7_3</text:p>
          </table:table-cell>
          <table:table-cell table:number-columns-repeated="6"/>
        </table:table-row>
        <table:table-row table:style-name="ro2">
          <table:table-cell office:value-type="string">
            <text:p>Vl_8_1</text:p>
          </table:table-cell>
          <table:table-cell office:value-type="float" office:value="87">
            <text:p>8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9])" office:value-type="string" office:string-value=" &lt;&lt; m_ui-&gt;cb_Vl_8_1">
            <text:p><text:s/>&lt;&lt; m_ui-&gt;cb_Vl_8_1</text:p>
          </table:table-cell>
          <table:table-cell table:number-columns-repeated="6"/>
        </table:table-row>
        <table:table-row table:style-name="ro2">
          <table:table-cell office:value-type="string">
            <text:p>Vl_8_2</text:p>
          </table:table-cell>
          <table:table-cell office:value-type="float" office:value="88">
            <text:p>8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80])" office:value-type="string" office:string-value=" &lt;&lt; m_ui-&gt;cb_Vl_8_2">
            <text:p><text:s/>&lt;&lt; m_ui-&gt;cb_Vl_8_2</text:p>
          </table:table-cell>
          <table:table-cell table:number-columns-repeated="6"/>
        </table:table-row>
        <table:table-row table:style-name="ro2">
          <table:table-cell office:value-type="string">
            <text:p>Vl_8_3</text:p>
          </table:table-cell>
          <table:table-cell office:value-type="float" office:value="89">
            <text:p>8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81])" office:value-type="string" office:string-value=" &lt;&lt; m_ui-&gt;cb_Vl_8_3">
            <text:p><text:s/>&lt;&lt; m_ui-&gt;cb_Vl_8_3</text:p>
          </table:table-cell>
          <table:table-cell table:number-columns-repeated="6"/>
        </table:table-row>
        <table:table-row table:style-name="ro2">
          <table:table-cell office:value-type="string">
            <text:p>Alm_1_1</text:p>
          </table:table-cell>
          <table:table-cell office:value-type="float" office:value="90">
            <text:p>9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1_2</text:p>
          </table:table-cell>
          <table:table-cell office:value-type="float" office:value="91">
            <text:p>9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1_3</text:p>
          </table:table-cell>
          <table:table-cell office:value-type="float" office:value="92">
            <text:p>9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1_6</text:p>
          </table:table-cell>
          <table:table-cell office:value-type="float" office:value="93">
            <text:p>9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1</text:p>
          </table:table-cell>
          <table:table-cell office:value-type="float" office:value="94">
            <text:p>9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2</text:p>
          </table:table-cell>
          <table:table-cell office:value-type="float" office:value="95">
            <text:p>9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3</text:p>
          </table:table-cell>
          <table:table-cell office:value-type="float" office:value="96">
            <text:p>9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6</text:p>
          </table:table-cell>
          <table:table-cell office:value-type="float" office:value="97">
            <text:p>9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1</text:p>
          </table:table-cell>
          <table:table-cell office:value-type="float" office:value="98">
            <text:p>9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2</text:p>
          </table:table-cell>
          <table:table-cell office:value-type="float" office:value="99">
            <text:p>9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3</text:p>
          </table:table-cell>
          <table:table-cell office:value-type="float" office:value="100">
            <text:p>10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6</text:p>
          </table:table-cell>
          <table:table-cell office:value-type="float" office:value="101">
            <text:p>10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1</text:p>
          </table:table-cell>
          <table:table-cell office:value-type="float" office:value="102">
            <text:p>10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2</text:p>
          </table:table-cell>
          <table:table-cell office:value-type="float" office:value="103">
            <text:p>10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3</text:p>
          </table:table-cell>
          <table:table-cell office:value-type="float" office:value="104">
            <text:p>10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6</text:p>
          </table:table-cell>
          <table:table-cell office:value-type="float" office:value="105">
            <text:p>10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1</text:p>
          </table:table-cell>
          <table:table-cell office:value-type="float" office:value="106">
            <text:p>10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2</text:p>
          </table:table-cell>
          <table:table-cell office:value-type="float" office:value="107">
            <text:p>10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3</text:p>
          </table:table-cell>
          <table:table-cell office:value-type="float" office:value="108">
            <text:p>10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6</text:p>
          </table:table-cell>
          <table:table-cell office:value-type="float" office:value="109">
            <text:p>10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1</text:p>
          </table:table-cell>
          <table:table-cell office:value-type="float" office:value="110">
            <text:p>1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2</text:p>
          </table:table-cell>
          <table:table-cell office:value-type="float" office:value="111">
            <text:p>1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3</text:p>
          </table:table-cell>
          <table:table-cell office:value-type="float" office:value="112">
            <text:p>1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6</text:p>
          </table:table-cell>
          <table:table-cell office:value-type="float" office:value="113">
            <text:p>1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1</text:p>
          </table:table-cell>
          <table:table-cell office:value-type="float" office:value="114">
            <text:p>1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2</text:p>
          </table:table-cell>
          <table:table-cell office:value-type="float" office:value="115">
            <text:p>1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3</text:p>
          </table:table-cell>
          <table:table-cell office:value-type="float" office:value="116">
            <text:p>1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6</text:p>
          </table:table-cell>
          <table:table-cell office:value-type="float" office:value="117">
            <text:p>1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1</text:p>
          </table:table-cell>
          <table:table-cell office:value-type="float" office:value="118">
            <text:p>1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2</text:p>
          </table:table-cell>
          <table:table-cell office:value-type="float" office:value="119">
            <text:p>1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3</text:p>
          </table:table-cell>
          <table:table-cell office:value-type="float" office:value="120">
            <text:p>1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6</text:p>
          </table:table-cell>
          <table:table-cell office:value-type="float" office:value="121">
            <text:p>1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1_</text:p>
          </table:table-cell>
          <table:table-cell office:value-type="float" office:value="122">
            <text:p>1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2_</text:p>
          </table:table-cell>
          <table:table-cell office:value-type="float" office:value="123">
            <text:p>1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3_</text:p>
          </table:table-cell>
          <table:table-cell office:value-type="float" office:value="124">
            <text:p>1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4_</text:p>
          </table:table-cell>
          <table:table-cell office:value-type="float" office:value="125">
            <text:p>1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5_</text:p>
          </table:table-cell>
          <table:table-cell office:value-type="float" office:value="126">
            <text:p>1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6_</text:p>
          </table:table-cell>
          <table:table-cell office:value-type="float" office:value="127">
            <text:p>1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7_</text:p>
          </table:table-cell>
          <table:table-cell office:value-type="float" office:value="128">
            <text:p>1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8_</text:p>
          </table:table-cell>
          <table:table-cell office:value-type="float" office:value="129">
            <text:p>1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1_</text:p>
          </table:table-cell>
          <table:table-cell office:value-type="float" office:value="130">
            <text:p>1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2_</text:p>
          </table:table-cell>
          <table:table-cell office:value-type="float" office:value="131">
            <text:p>1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3_</text:p>
          </table:table-cell>
          <table:table-cell office:value-type="float" office:value="132">
            <text:p>1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4_</text:p>
          </table:table-cell>
          <table:table-cell office:value-type="float" office:value="133">
            <text:p>1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5_</text:p>
          </table:table-cell>
          <table:table-cell office:value-type="float" office:value="134">
            <text:p>1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6_</text:p>
          </table:table-cell>
          <table:table-cell office:value-type="float" office:value="135">
            <text:p>1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7_</text:p>
          </table:table-cell>
          <table:table-cell office:value-type="float" office:value="136">
            <text:p>1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8_</text:p>
          </table:table-cell>
          <table:table-cell office:value-type="float" office:value="137">
            <text:p>1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arm</text:p>
          </table:table-cell>
          <table:table-cell office:value-type="float" office:value="138">
            <text:p>1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2])" office:value-type="string" office:string-value="a_L_nfs">
            <text:p>a_L_nfs</text:p>
          </table:table-cell>
          <table:table-cell office:value-type="float" office:value="139">
            <text:p>13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3])" office:value-type="string" office:string-value="a_L_nz">
            <text:p>a_L_nz</text:p>
          </table:table-cell>
          <table:table-cell office:value-type="float" office:value="140">
            <text:p>14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4])" office:value-type="string" office:string-value="a_L_sus">
            <text:p>a_L_sus</text:p>
          </table:table-cell>
          <table:table-cell office:value-type="float" office:value="141">
            <text:p>14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5])" office:value-type="string" office:string-value="a_L_cs">
            <text:p>a_L_cs</text:p>
          </table:table-cell>
          <table:table-cell office:value-type="float" office:value="142">
            <text:p>14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6])" office:value-type="string" office:string-value="a_T_s">
            <text:p>a_T_s</text:p>
          </table:table-cell>
          <table:table-cell office:value-type="float" office:value="143">
            <text:p>14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r_l</text:p>
          </table:table-cell>
          <table:table-cell office:value-type="float" office:value="144">
            <text:p>144</text:p>
          </table:table-cell>
          <table:table-cell table:number-columns-repeated="3"/>
          <table:table-cell table:formula="of:=HEX4(144)" office:value-type="float" office:value="0">
            <text:p>#VALUE!</text:p>
          </table:table-cell>
          <table:table-cell table:number-columns-repeated="6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2">
          <table:table-cell office:value-type="string">
            <text:p>L_nfs</text:p>
          </table:table-cell>
          <table:table-cell office:value-type="float" office:value="145">
            <text:p>14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L_nz</text:p>
          </table:table-cell>
          <table:table-cell office:value-type="float" office:value="146">
            <text:p>14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L_sus</text:p>
          </table:table-cell>
          <table:table-cell office:value-type="float" office:value="147">
            <text:p>14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L_cs</text:p>
          </table:table-cell>
          <table:table-cell office:value-type="float" office:value="148">
            <text:p>14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table:style-name="ce3" office:value-type="string">
            <text:p>T_s</text:p>
          </table:table-cell>
          <table:table-cell office:value-type="float" office:value="149">
            <text:p>14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G_cs</text:p>
          </table:table-cell>
          <table:table-cell office:value-type="float" office:value="150">
            <text:p>15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1_</text:p>
          </table:table-cell>
          <table:table-cell office:value-type="float" office:value="151">
            <text:p>15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2_</text:p>
          </table:table-cell>
          <table:table-cell office:value-type="float" office:value="152">
            <text:p>15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3_</text:p>
          </table:table-cell>
          <table:table-cell office:value-type="float" office:value="153">
            <text:p>15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4_</text:p>
          </table:table-cell>
          <table:table-cell office:value-type="float" office:value="154">
            <text:p>15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5_</text:p>
          </table:table-cell>
          <table:table-cell office:value-type="float" office:value="155">
            <text:p>15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6_</text:p>
          </table:table-cell>
          <table:table-cell office:value-type="float" office:value="156">
            <text:p>1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7_</text:p>
          </table:table-cell>
          <table:table-cell office:value-type="float" office:value="157">
            <text:p>15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8_</text:p>
          </table:table-cell>
          <table:table-cell office:value-type="float" office:value="158">
            <text:p>1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per</text:p>
          </table:table-cell>
          <table:table-cell office:value-type="float" office:value="159">
            <text:p>15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Q</text:p>
          </table:table-cell>
          <table:table-cell office:value-type="float" office:value="160">
            <text:p>16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2">
          <table:table-cell office:value-type="string">
            <text:p>Nom_Cur</text:p>
          </table:table-cell>
          <table:table-cell office:value-type="float" office:value="162">
            <text:p>1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1_</text:p>
          </table:table-cell>
          <table:table-cell office:value-type="float" office:value="163">
            <text:p>16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2_</text:p>
          </table:table-cell>
          <table:table-cell office:value-type="float" office:value="164">
            <text:p>1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3_</text:p>
          </table:table-cell>
          <table:table-cell office:value-type="float" office:value="165">
            <text:p>16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4_</text:p>
          </table:table-cell>
          <table:table-cell office:value-type="float" office:value="166">
            <text:p>1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5_</text:p>
          </table:table-cell>
          <table:table-cell office:value-type="float" office:value="167">
            <text:p>16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6_</text:p>
          </table:table-cell>
          <table:table-cell office:value-type="float" office:value="168">
            <text:p>1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7_</text:p>
          </table:table-cell>
          <table:table-cell office:value-type="float" office:value="169">
            <text:p>16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8_</text:p>
          </table:table-cell>
          <table:table-cell office:value-type="float" office:value="170">
            <text:p>17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1_</text:p>
          </table:table-cell>
          <table:table-cell office:value-type="float" office:value="171">
            <text:p>17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2_</text:p>
          </table:table-cell>
          <table:table-cell office:value-type="float" office:value="172">
            <text:p>17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3_</text:p>
          </table:table-cell>
          <table:table-cell office:value-type="float" office:value="173">
            <text:p>17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4_</text:p>
          </table:table-cell>
          <table:table-cell office:value-type="float" office:value="174">
            <text:p>1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5_</text:p>
          </table:table-cell>
          <table:table-cell office:value-type="float" office:value="175">
            <text:p>1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6_</text:p>
          </table:table-cell>
          <table:table-cell office:value-type="float" office:value="176">
            <text:p>1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7_</text:p>
          </table:table-cell>
          <table:table-cell office:value-type="float" office:value="177">
            <text:p>1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table:style-name="ce12"/>
          <table:table-cell table:number-columns-repeated="6"/>
        </table:table-row>
        <table:table-row table:style-name="ro2">
          <table:table-cell office:value-type="string">
            <text:p>Tf_h_8_</text:p>
          </table:table-cell>
          <table:table-cell office:value-type="float" office:value="178">
            <text:p>1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2">
          <table:table-cell office:value-type="string">
            <text:p>L_ho</text:p>
          </table:table-cell>
          <table:table-cell office:value-type="float" office:value="195">
            <text:p>19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2">
          <table:table-cell office:value-type="string">
            <text:p>T_v2_1_e</text:p>
          </table:table-cell>
          <table:table-cell office:value-type="float" office:value="179">
            <text:p>1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2_e</text:p>
          </table:table-cell>
          <table:table-cell office:value-type="float" office:value="180">
            <text:p>1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3_e</text:p>
          </table:table-cell>
          <table:table-cell office:value-type="float" office:value="181">
            <text:p>1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4_e</text:p>
          </table:table-cell>
          <table:table-cell office:value-type="float" office:value="182">
            <text:p>1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5_e</text:p>
          </table:table-cell>
          <table:table-cell office:value-type="float" office:value="183">
            <text:p>1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6_e</text:p>
          </table:table-cell>
          <table:table-cell office:value-type="float" office:value="184">
            <text:p>1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7_e</text:p>
          </table:table-cell>
          <table:table-cell office:value-type="float" office:value="185">
            <text:p>1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8_e</text:p>
          </table:table-cell>
          <table:table-cell office:value-type="float" office:value="186">
            <text:p>1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1_e</text:p>
          </table:table-cell>
          <table:table-cell office:value-type="float" office:value="187">
            <text:p>1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2_e</text:p>
          </table:table-cell>
          <table:table-cell office:value-type="float" office:value="188">
            <text:p>1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3_e</text:p>
          </table:table-cell>
          <table:table-cell office:value-type="float" office:value="189">
            <text:p>1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4_e</text:p>
          </table:table-cell>
          <table:table-cell office:value-type="float" office:value="190">
            <text:p>1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5_e</text:p>
          </table:table-cell>
          <table:table-cell office:value-type="float" office:value="191">
            <text:p>1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6_e</text:p>
          </table:table-cell>
          <table:table-cell office:value-type="float" office:value="192">
            <text:p>1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7_e</text:p>
          </table:table-cell>
          <table:table-cell office:value-type="float" office:value="193">
            <text:p>1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8_e</text:p>
          </table:table-cell>
          <table:table-cell office:value-type="float" office:value="194">
            <text:p>1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Nom_cur_of</text:p>
          </table:table-cell>
          <table:table-cell office:value-type="float" office:value="211">
            <text:p>21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 table:number-rows-repeated="104838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arm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10"/>
        <table:table-row table:style-name="ro2">
          <table:table-cell table:number-columns-repeated="7"/>
          <table:table-cell table:style-name="Default"/>
        </table:table-row>
        <table:table-row table:style-name="ro2">
          <table:table-cell office:value-type="string">
            <text:p>T_v2_zd</text:p>
          </table:table-cell>
          <table:table-cell office:value-type="float" office:value="256">
            <text:p>2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T_v3_zd</text:p>
          </table:table-cell>
          <table:table-cell office:value-type="float" office:value="258">
            <text:p>2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Tper_zd</text:p>
          </table:table-cell>
          <table:table-cell office:value-type="float" office:value="260">
            <text:p>26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3" office:value-type="string">
            <text:p>Tst_zd</text:p>
          </table:table-cell>
          <table:table-cell office:value-type="float" office:value="262">
            <text:p>2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Tavl_1</text:p>
          </table:table-cell>
          <table:table-cell office:value-type="float" office:value="264">
            <text:p>2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>
            <text:p>Tavl_2</text:p>
          </table:table-cell>
          <table:table-cell office:value-type="float" office:value="266">
            <text:p>2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>
            <text:p>Tavl_3</text:p>
          </table:table-cell>
          <table:table-cell office:value-type="float" office:value="268">
            <text:p>2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>
            <text:p>Q_zd</text:p>
          </table:table-cell>
          <table:table-cell office:value-type="float" office:value="270">
            <text:p>27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2">
          <table:table-cell office:value-type="string">
            <text:p>s_G_cs</text:p>
          </table:table-cell>
          <table:table-cell office:value-type="float" office:value="272">
            <text:p>272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2">
          <table:table-cell office:value-type="string">
            <text:p>Nc_zd</text:p>
          </table:table-cell>
          <table:table-cell office:value-type="float" office:value="274">
            <text:p>2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2])" office:value-type="string" office:string-value="f_L_nfs">
            <text:p>f_L_nfs</text:p>
          </table:table-cell>
          <table:table-cell office:value-type="float" office:value="275">
            <text:p>2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3])" office:value-type="string" office:string-value="f_L_nz">
            <text:p>f_L_nz</text:p>
          </table:table-cell>
          <table:table-cell office:value-type="float" office:value="276">
            <text:p>2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4])" office:value-type="string" office:string-value="f_L_sus">
            <text:p>f_L_sus</text:p>
          </table:table-cell>
          <table:table-cell office:value-type="float" office:value="277">
            <text:p>2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5])" office:value-type="string" office:string-value="f_L_cs">
            <text:p>f_L_cs</text:p>
          </table:table-cell>
          <table:table-cell office:value-type="float" office:value="278">
            <text:p>2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6])" office:value-type="string" office:string-value="f_T_s">
            <text:p>f_T_s</text:p>
          </table:table-cell>
          <table:table-cell office:value-type="float" office:value="279">
            <text:p>2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7])" office:value-type="string" office:string-value="f_G_cs">
            <text:p>f_G_cs</text:p>
          </table:table-cell>
          <table:table-cell office:value-type="float" office:value="280">
            <text:p>2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2])" office:value-type="string" office:string-value="z_L_nfs">
            <text:p>z_L_nfs</text:p>
          </table:table-cell>
          <table:table-cell office:value-type="float" office:value="281">
            <text:p>2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2])" office:value-type="string" office:string-value="m_L_nfs">
            <text:p>m_L_nfs</text:p>
          </table:table-cell>
          <table:table-cell office:value-type="float" office:value="282">
            <text:p>2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3])" office:value-type="string" office:string-value="z_L_nz">
            <text:p>z_L_nz</text:p>
          </table:table-cell>
          <table:table-cell office:value-type="float" office:value="283">
            <text:p>2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3])" office:value-type="string" office:string-value="m_L_nz">
            <text:p>m_L_nz</text:p>
          </table:table-cell>
          <table:table-cell office:value-type="float" office:value="284">
            <text:p>2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4])" office:value-type="string" office:string-value="z_L_sus">
            <text:p>z_L_sus</text:p>
          </table:table-cell>
          <table:table-cell office:value-type="float" office:value="285">
            <text:p>2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4])" office:value-type="string" office:string-value="m_L_sus">
            <text:p>m_L_sus</text:p>
          </table:table-cell>
          <table:table-cell office:value-type="float" office:value="286">
            <text:p>2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5])" office:value-type="string" office:string-value="z_L_cs">
            <text:p>z_L_cs</text:p>
          </table:table-cell>
          <table:table-cell office:value-type="float" office:value="287">
            <text:p>2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5])" office:value-type="string" office:string-value="m_L_cs">
            <text:p>m_L_cs</text:p>
          </table:table-cell>
          <table:table-cell office:value-type="float" office:value="288">
            <text:p>2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6])" office:value-type="string" office:string-value="z_T_s">
            <text:p>z_T_s</text:p>
          </table:table-cell>
          <table:table-cell office:value-type="float" office:value="289">
            <text:p>2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6])" office:value-type="string" office:string-value="m_T_s">
            <text:p>m_T_s</text:p>
          </table:table-cell>
          <table:table-cell office:value-type="float" office:value="290">
            <text:p>2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7])" office:value-type="string" office:string-value="z_G_cs">
            <text:p>z_G_cs</text:p>
          </table:table-cell>
          <table:table-cell office:value-type="float" office:value="291">
            <text:p>2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7])" office:value-type="string" office:string-value="m_G_cs">
            <text:p>m_G_cs</text:p>
          </table:table-cell>
          <table:table-cell office:value-type="float" office:value="292">
            <text:p>2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d_&quot;;[Value.A144];&quot;_zd&quot;)" office:value-type="string" office:string-value="d_L_sus_zd">
            <text:p>d_L_sus_zd</text:p>
          </table:table-cell>
          <table:table-cell office:value-type="float" office:value="293">
            <text:p>2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 table:number-rows-repeated="9">
          <table:table-cell table:number-columns-repeated="7"/>
          <table:table-cell table:style-name="Default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f_L_ho</text:p>
          </table:table-cell>
          <table:table-cell office:value-type="float" office:value="294">
            <text:p>2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</table:table>
      <table:table table:name="Control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Cvit</text:p>
          </table:table-cell>
          <table:table-cell office:value-type="float" office:value="512">
            <text:p>51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Man_1_</text:p>
          </table:table-cell>
          <table:table-cell office:value-type="float" office:value="513">
            <text:p>513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Man_2_</text:p>
          </table:table-cell>
          <table:table-cell office:value-type="float" office:value="514">
            <text:p>514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Man_3_</text:p>
          </table:table-cell>
          <table:table-cell office:value-type="float" office:value="515">
            <text:p>515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Man_4_</text:p>
          </table:table-cell>
          <table:table-cell office:value-type="float" office:value="516">
            <text:p>516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Man_5_</text:p>
          </table:table-cell>
          <table:table-cell office:value-type="float" office:value="517">
            <text:p>517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Man_6_</text:p>
          </table:table-cell>
          <table:table-cell office:value-type="float" office:value="518">
            <text:p>518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Man_7_</text:p>
          </table:table-cell>
          <table:table-cell office:value-type="float" office:value="519">
            <text:p>5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Man_8_</text:p>
          </table:table-cell>
          <table:table-cell office:value-type="float" office:value="520">
            <text:p>5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un</text:p>
          </table:table-cell>
          <table:table-cell office:value-type="float" office:value="521">
            <text:p>521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522">
            <text:p>52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Am_1_</text:p>
          </table:table-cell>
          <table:table-cell office:value-type="float" office:value="523">
            <text:p>5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2_</text:p>
          </table:table-cell>
          <table:table-cell office:value-type="float" office:value="524">
            <text:p>5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3_</text:p>
          </table:table-cell>
          <table:table-cell office:value-type="float" office:value="525">
            <text:p>5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4_</text:p>
          </table:table-cell>
          <table:table-cell office:value-type="float" office:value="526">
            <text:p>5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5_</text:p>
          </table:table-cell>
          <table:table-cell office:value-type="float" office:value="527">
            <text:p>5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6_</text:p>
          </table:table-cell>
          <table:table-cell office:value-type="float" office:value="528">
            <text:p>5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7_</text:p>
          </table:table-cell>
          <table:table-cell office:value-type="float" office:value="529">
            <text:p>5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8_</text:p>
          </table:table-cell>
          <table:table-cell office:value-type="float" office:value="530">
            <text:p>530</text:p>
          </table:table-cell>
          <table:table-cell office:value-type="string">
            <text:p>Internal</text:p>
          </table:table-cell>
          <table:table-cell table:number-columns-repeated="3"/>
        </table:table-row>
      </table:table>
      <table:table table:name="Internal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End_fl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ueue_ru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1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r_2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r_3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r_4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r_5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r_6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2">
            <text:p>542</text:p>
          </table:table-cell>
        </table:table-row>
        <table:table-row table:style-name="ro1">
          <table:table-cell office:value-type="string">
            <text:p>R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first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>
            <text:p>Tf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r_1_</text:p>
          </table:table-cell>
          <table:table-cell table:number-columns-repeated="5"/>
        </table:table-row>
        <table:table-row table:style-name="ro1">
          <table:table-cell office:value-type="string">
            <text:p>Tfr_2_</text:p>
          </table:table-cell>
          <table:table-cell table:number-columns-repeated="5"/>
        </table:table-row>
        <table:table-row table:style-name="ro1">
          <table:table-cell office:value-type="string">
            <text:p>Tfr_3_</text:p>
          </table:table-cell>
          <table:table-cell table:number-columns-repeated="5"/>
        </table:table-row>
        <table:table-row table:style-name="ro1">
          <table:table-cell office:value-type="string">
            <text:p>Tfr_4_</text:p>
          </table:table-cell>
          <table:table-cell table:number-columns-repeated="5"/>
        </table:table-row>
        <table:table-row table:style-name="ro1">
          <table:table-cell office:value-type="string">
            <text:p>Tfr_5_</text:p>
          </table:table-cell>
          <table:table-cell table:number-columns-repeated="5"/>
        </table:table-row>
        <table:table-row table:style-name="ro1">
          <table:table-cell office:value-type="string">
            <text:p>Tfr_6_</text:p>
          </table:table-cell>
          <table:table-cell table:number-columns-repeated="5"/>
        </table:table-row>
        <table:table-row table:style-name="ro1">
          <table:table-cell office:value-type="string">
            <text:p>Tfr_7_</text:p>
          </table:table-cell>
          <table:table-cell table:number-columns-repeated="5"/>
        </table:table-row>
        <table:table-row table:style-name="ro1">
          <table:table-cell office:value-type="string">
            <text:p>Tfr_8_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ckl</text:p>
          </table:table-cell>
          <table:table-cell table:number-columns-repeated="5"/>
        </table:table-row>
      </table:table>
      <table:table table:name="Tag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office:value-type="string">
            <text:p>Значення в полі шкала</text:p>
          </table:table-cell>
          <table:table-cell table:number-columns-repeated="3"/>
          <table:table-cell office:value-type="string">
            <text:p>create table trend (Dt integer unsigned not null,</text:p>
          </table:table-cell>
        </table:table-row>
        <table:table-row table:style-name="ro2">
          <table:table-cell table:formula="of:=[Value.A2]" office:value-type="string" office:string-value="Di_0">
            <text:p>Di_0</text:p>
          </table:table-cell>
          <table:table-cell table:formula="of:=[Value.B2]"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2])" office:value-type="string" office:string-value="Дискретний вхід #Di_0">
            <text:p>Дискретний вхід #Di_0</text:p>
          </table:table-cell>
          <table:table-cell office:value-type="string">
            <text:p>+</text:p>
          </table:table-cell>
          <table:table-cell office:value-type="string">
            <text:p>Своя шкала</text:p>
          </table:table-cell>
          <table:table-cell table:number-columns-repeated="2"/>
          <table:table-cell table:formula="of:=IF([.E2]&gt;0;CONCATENATE([.A2];&quot; &quot;;&quot;integer default '0',&quot;);&quot;&quot;)" office:value-type="string" office:string-value="Di_0 integer default '0',">
            <text:p>Di_0 integer default '0',</text:p>
          </table:table-cell>
        </table:table-row>
        <table:table-row table:style-name="ro2">
          <table:table-cell table:formula="of:=[Value.A3]" office:value-type="string" office:string-value="Di_1">
            <text:p>Di_1</text:p>
          </table:table-cell>
          <table:table-cell table:formula="of:=[Value.B3]"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3])" office:value-type="string" office:string-value="Дискретний вхід #Di_1">
            <text:p>Дискретний вхід #Di_1</text:p>
          </table:table-cell>
          <table:table-cell office:value-type="string">
            <text:p>-</text:p>
          </table:table-cell>
          <table:table-cell office:value-type="string">
            <text:p>Не шкалюється</text:p>
          </table:table-cell>
          <table:table-cell table:number-columns-repeated="2"/>
          <table:table-cell table:formula="of:=IF([.E3]&gt;0;CONCATENATE([.A3];&quot; &quot;;&quot;integer default '0',&quot;);&quot;&quot;)" office:value-type="string" office:string-value="Di_1 integer default '0',">
            <text:p>Di_1 integer default '0',</text:p>
          </table:table-cell>
        </table:table-row>
        <table:table-row table:style-name="ro2">
          <table:table-cell table:formula="of:=[Value.A4]" office:value-type="string" office:string-value="Di_2">
            <text:p>Di_2</text:p>
          </table:table-cell>
          <table:table-cell table:formula="of:=[Value.B4]"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4])" office:value-type="string" office:string-value="Дискретний вхід #Di_2">
            <text:p>Дискретний вхід #Di_2</text:p>
          </table:table-cell>
          <table:table-cell office:value-type="string">
            <text:p>Назва тега</text:p>
          </table:table-cell>
          <table:table-cell office:value-type="string">
            <text:p>Шкалюється по тегу</text:p>
          </table:table-cell>
          <table:table-cell table:number-columns-repeated="2"/>
          <table:table-cell table:formula="of:=IF([.E4]&gt;0;CONCATENATE([.A4];&quot; &quot;;&quot;integer default '0',&quot;);&quot;&quot;)" office:value-type="string" office:string-value="Di_2 integer default '0',">
            <text:p>Di_2 integer default '0',</text:p>
          </table:table-cell>
        </table:table-row>
        <table:table-row table:style-name="ro2">
          <table:table-cell table:formula="of:=[Value.A5]" office:value-type="string" office:string-value="Di_3">
            <text:p>Di_3</text:p>
          </table:table-cell>
          <table:table-cell table:formula="of:=[Value.B5]"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5])" office:value-type="string" office:string-value="Дискретний вхід #Di_3">
            <text:p>Дискретний вхід #Di_3</text:p>
          </table:table-cell>
          <table:table-cell office:value-type="string">
            <text:p>0_100</text:p>
          </table:table-cell>
          <table:table-cell office:value-type="string">
            <text:p>константна шкала</text:p>
          </table:table-cell>
          <table:table-cell table:number-columns-repeated="2"/>
          <table:table-cell table:formula="of:=IF([.E5]&gt;0;CONCATENATE([.A5];&quot; &quot;;&quot;integer default '0',&quot;);&quot;&quot;)" office:value-type="string" office:string-value="Di_3 integer default '0',">
            <text:p>Di_3 integer default '0',</text:p>
          </table:table-cell>
        </table:table-row>
        <table:table-row table:style-name="ro2">
          <table:table-cell table:formula="of:=[Value.A6]" office:value-type="string" office:string-value="Di_4">
            <text:p>Di_4</text:p>
          </table:table-cell>
          <table:table-cell table:formula="of:=[Value.B6]"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6])" office:value-type="string" office:string-value="Дискретний вхід #Di_4">
            <text:p>Дискретний вхід #Di_4</text:p>
          </table:table-cell>
          <table:table-cell table:number-columns-repeated="4"/>
          <table:table-cell table:formula="of:=IF([.E6]&gt;0;CONCATENATE([.A6];&quot; &quot;;&quot;integer default '0',&quot;);&quot;&quot;)" office:value-type="string" office:string-value="Di_4 integer default '0',">
            <text:p>Di_4 integer default '0',</text:p>
          </table:table-cell>
        </table:table-row>
        <table:table-row table:style-name="ro2">
          <table:table-cell table:formula="of:=[Value.A7]" office:value-type="string" office:string-value="Di_5">
            <text:p>Di_5</text:p>
          </table:table-cell>
          <table:table-cell table:formula="of:=[Value.B7]"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7])" office:value-type="string" office:string-value="Дискретний вхід #Di_5">
            <text:p>Дискретний вхід #Di_5</text:p>
          </table:table-cell>
          <table:table-cell office:value-type="string">
            <text:p>У всіх інших випадках повідомити про проблему </text:p>
          </table:table-cell>
          <table:table-cell table:number-columns-repeated="3"/>
          <table:table-cell table:formula="of:=IF([.E7]&gt;0;CONCATENATE([.A7];&quot; &quot;;&quot;integer default '0',&quot;);&quot;&quot;)" office:value-type="string" office:string-value="Di_5 integer default '0',">
            <text:p>Di_5 integer default '0',</text:p>
          </table:table-cell>
        </table:table-row>
        <table:table-row table:style-name="ro2">
          <table:table-cell table:formula="of:=[Value.A8]" office:value-type="string" office:string-value="Di_6">
            <text:p>Di_6</text:p>
          </table:table-cell>
          <table:table-cell table:formula="of:=[Value.B8]"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8])" office:value-type="string" office:string-value="Дискретний вхід #Di_6">
            <text:p>Дискретний вхід #Di_6</text:p>
          </table:table-cell>
          <table:table-cell office:value-type="string">
            <text:p>та завершити роботу програми</text:p>
          </table:table-cell>
          <table:table-cell table:number-columns-repeated="3"/>
          <table:table-cell table:formula="of:=IF([.E8]&gt;0;CONCATENATE([.A8];&quot; &quot;;&quot;integer default '0',&quot;);&quot;&quot;)" office:value-type="string" office:string-value="Di_6 integer default '0',">
            <text:p>Di_6 integer default '0',</text:p>
          </table:table-cell>
        </table:table-row>
        <table:table-row table:style-name="ro2">
          <table:table-cell table:formula="of:=[Value.A9]" office:value-type="string" office:string-value="Di_7">
            <text:p>Di_7</text:p>
          </table:table-cell>
          <table:table-cell table:formula="of:=[Value.B9]"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9])" office:value-type="string" office:string-value="Дискретний вхід #Di_7">
            <text:p>Дискретний вхід #Di_7</text:p>
          </table:table-cell>
          <table:table-cell table:number-columns-repeated="4"/>
          <table:table-cell table:formula="of:=IF([.E9]&gt;0;CONCATENATE([.A9];&quot; &quot;;&quot;integer default '0',&quot;);&quot;&quot;)" office:value-type="string" office:string-value="Di_7 integer default '0',">
            <text:p>Di_7 integer default '0',</text:p>
          </table:table-cell>
        </table:table-row>
        <table:table-row table:style-name="ro2">
          <table:table-cell table:formula="of:=[Value.A10]" office:value-type="string" office:string-value="Di_8">
            <text:p>Di_8</text:p>
          </table:table-cell>
          <table:table-cell table:formula="of:=[Value.B10]"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0])" office:value-type="string" office:string-value="Дискретний вхід #Di_8">
            <text:p>Дискретний вхід #Di_8</text:p>
          </table:table-cell>
          <table:table-cell table:number-columns-repeated="4"/>
          <table:table-cell table:formula="of:=IF([.E10]&gt;0;CONCATENATE([.A10];&quot; &quot;;&quot;integer default '0',&quot;);&quot;&quot;)" office:value-type="string" office:string-value="Di_8 integer default '0',">
            <text:p>Di_8 integer default '0',</text:p>
          </table:table-cell>
        </table:table-row>
        <table:table-row table:style-name="ro2">
          <table:table-cell table:formula="of:=[Value.A11]" office:value-type="string" office:string-value="Di_9">
            <text:p>Di_9</text:p>
          </table:table-cell>
          <table:table-cell table:formula="of:=[Value.B11]"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1])" office:value-type="string" office:string-value="Дискретний вхід #Di_9">
            <text:p>Дискретний вхід #Di_9</text:p>
          </table:table-cell>
          <table:table-cell table:number-columns-repeated="4"/>
          <table:table-cell table:formula="of:=IF([.E11]&gt;0;CONCATENATE([.A11];&quot; &quot;;&quot;integer default '0',&quot;);&quot;&quot;)" office:value-type="string" office:string-value="Di_9 integer default '0',">
            <text:p>Di_9 integer default '0',</text:p>
          </table:table-cell>
        </table:table-row>
        <table:table-row table:style-name="ro2">
          <table:table-cell table:formula="of:=[Value.A12]" office:value-type="string" office:string-value="Di_10">
            <text:p>Di_10</text:p>
          </table:table-cell>
          <table:table-cell table:formula="of:=[Value.B12]"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2])" office:value-type="string" office:string-value="Дискретний вхід #Di_10">
            <text:p>Дискретний вхід #Di_10</text:p>
          </table:table-cell>
          <table:table-cell table:number-columns-repeated="4"/>
          <table:table-cell table:formula="of:=IF([.E12]&gt;0;CONCATENATE([.A12];&quot; &quot;;&quot;integer default '0',&quot;);&quot;&quot;)" office:value-type="string" office:string-value="Di_10 integer default '0',">
            <text:p>Di_10 integer default '0',</text:p>
          </table:table-cell>
        </table:table-row>
        <table:table-row table:style-name="ro2">
          <table:table-cell table:formula="of:=[Value.A13]" office:value-type="string" office:string-value="Di_11">
            <text:p>Di_11</text:p>
          </table:table-cell>
          <table:table-cell table:formula="of:=[Value.B13]"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3])" office:value-type="string" office:string-value="Дискретний вхід #Di_11">
            <text:p>Дискретний вхід #Di_11</text:p>
          </table:table-cell>
          <table:table-cell table:number-columns-repeated="4"/>
          <table:table-cell table:formula="of:=IF([.E13]&gt;0;CONCATENATE([.A13];&quot; &quot;;&quot;integer default '0',&quot;);&quot;&quot;)" office:value-type="string" office:string-value="Di_11 integer default '0',">
            <text:p>Di_11 integer default '0',</text:p>
          </table:table-cell>
        </table:table-row>
        <table:table-row table:style-name="ro2">
          <table:table-cell table:formula="of:=[Value.A14]" office:value-type="string" office:string-value="Di_12">
            <text:p>Di_12</text:p>
          </table:table-cell>
          <table:table-cell table:formula="of:=[Value.B14]"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4])" office:value-type="string" office:string-value="Дискретний вхід #Di_12">
            <text:p>Дискретний вхід #Di_12</text:p>
          </table:table-cell>
          <table:table-cell table:number-columns-repeated="4"/>
          <table:table-cell table:formula="of:=IF([.E14]&gt;0;CONCATENATE([.A14];&quot; &quot;;&quot;integer default '0',&quot;);&quot;&quot;)" office:value-type="string" office:string-value="Di_12 integer default '0',">
            <text:p>Di_12 integer default '0',</text:p>
          </table:table-cell>
        </table:table-row>
        <table:table-row table:style-name="ro2">
          <table:table-cell table:formula="of:=[Value.A15]" office:value-type="string" office:string-value="Di_13">
            <text:p>Di_13</text:p>
          </table:table-cell>
          <table:table-cell table:formula="of:=[Value.B15]"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5])" office:value-type="string" office:string-value="Дискретний вхід #Di_13">
            <text:p>Дискретний вхід #Di_13</text:p>
          </table:table-cell>
          <table:table-cell table:number-columns-repeated="4"/>
          <table:table-cell table:formula="of:=IF([.E15]&gt;0;CONCATENATE([.A15];&quot; &quot;;&quot;integer default '0',&quot;);&quot;&quot;)" office:value-type="string" office:string-value="Di_13 integer default '0',">
            <text:p>Di_13 integer default '0',</text:p>
          </table:table-cell>
        </table:table-row>
        <table:table-row table:style-name="ro2">
          <table:table-cell table:formula="of:=[Value.A16]" office:value-type="string" office:string-value="Di_14">
            <text:p>Di_14</text:p>
          </table:table-cell>
          <table:table-cell table:formula="of:=[Value.B16]"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6])" office:value-type="string" office:string-value="Дискретний вхід #Di_14">
            <text:p>Дискретний вхід #Di_14</text:p>
          </table:table-cell>
          <table:table-cell table:number-columns-repeated="4"/>
          <table:table-cell table:formula="of:=IF([.E16]&gt;0;CONCATENATE([.A16];&quot; &quot;;&quot;integer default '0',&quot;);&quot;&quot;)" office:value-type="string" office:string-value="Di_14 integer default '0',">
            <text:p>Di_14 integer default '0',</text:p>
          </table:table-cell>
        </table:table-row>
        <table:table-row table:style-name="ro2">
          <table:table-cell table:formula="of:=[Value.A17]" office:value-type="string" office:string-value="Di_15">
            <text:p>Di_15</text:p>
          </table:table-cell>
          <table:table-cell table:formula="of:=[Value.B17]"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7])" office:value-type="string" office:string-value="Дискретний вхід #Di_15">
            <text:p>Дискретний вхід #Di_15</text:p>
          </table:table-cell>
          <table:table-cell table:number-columns-repeated="4"/>
          <table:table-cell table:formula="of:=IF([.E17]&gt;0;CONCATENATE([.A17];&quot; &quot;;&quot;integer default '0',&quot;);&quot;&quot;)" office:value-type="string" office:string-value="Di_15 integer default '0',">
            <text:p>Di_15 integer default '0',</text:p>
          </table:table-cell>
        </table:table-row>
        <table:table-row table:style-name="ro2">
          <table:table-cell table:formula="of:=[Value.A18]" office:value-type="string" office:string-value="Dio_1_">
            <text:p>Dio_1_</text:p>
          </table:table-cell>
          <table:table-cell table:formula="of:=[Value.B18]"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1</text:p>
          </table:table-cell>
          <table:table-cell table:number-columns-repeated="4"/>
          <table:table-cell table:formula="of:=IF([.E18]&gt;0;CONCATENATE([.A18];&quot; &quot;;&quot;integer default '0',&quot;);&quot;&quot;)" office:value-type="string" office:string-value="Dio_1_ integer default '0',">
            <text:p>Dio_1_ integer default '0',</text:p>
          </table:table-cell>
        </table:table-row>
        <table:table-row table:style-name="ro2">
          <table:table-cell table:formula="of:=[Value.A19]" office:value-type="string" office:string-value="Dio_2_">
            <text:p>Dio_2_</text:p>
          </table:table-cell>
          <table:table-cell table:formula="of:=[Value.B19]"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2</text:p>
          </table:table-cell>
          <table:table-cell table:number-columns-repeated="4"/>
          <table:table-cell table:formula="of:=IF([.E19]&gt;0;CONCATENATE([.A19];&quot; &quot;;&quot;integer default '0',&quot;);&quot;&quot;)" office:value-type="string" office:string-value="Dio_2_ integer default '0',">
            <text:p>Dio_2_ integer default '0',</text:p>
          </table:table-cell>
        </table:table-row>
        <table:table-row table:style-name="ro2">
          <table:table-cell table:formula="of:=[Value.A20]" office:value-type="string" office:string-value="Dio_3_">
            <text:p>Dio_3_</text:p>
          </table:table-cell>
          <table:table-cell table:formula="of:=[Value.B20]"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3</text:p>
          </table:table-cell>
          <table:table-cell table:number-columns-repeated="4"/>
          <table:table-cell table:formula="of:=IF([.E20]&gt;0;CONCATENATE([.A20];&quot; &quot;;&quot;integer default '0',&quot;);&quot;&quot;)" office:value-type="string" office:string-value="Dio_3_ integer default '0',">
            <text:p>Dio_3_ integer default '0',</text:p>
          </table:table-cell>
        </table:table-row>
        <table:table-row table:style-name="ro2">
          <table:table-cell table:formula="of:=[Value.A21]" office:value-type="string" office:string-value="Dio_4_">
            <text:p>Dio_4_</text:p>
          </table:table-cell>
          <table:table-cell table:formula="of:=[Value.B21]"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4</text:p>
          </table:table-cell>
          <table:table-cell table:number-columns-repeated="4"/>
          <table:table-cell table:formula="of:=IF([.E21]&gt;0;CONCATENATE([.A21];&quot; &quot;;&quot;integer default '0',&quot;);&quot;&quot;)" office:value-type="string" office:string-value="Dio_4_ integer default '0',">
            <text:p>Dio_4_ integer default '0',</text:p>
          </table:table-cell>
        </table:table-row>
        <table:table-row table:style-name="ro2">
          <table:table-cell table:formula="of:=[Value.A22]" office:value-type="string" office:string-value="Dio_5_">
            <text:p>Dio_5_</text:p>
          </table:table-cell>
          <table:table-cell table:formula="of:=[Value.B22]"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5</text:p>
          </table:table-cell>
          <table:table-cell table:number-columns-repeated="4"/>
          <table:table-cell table:formula="of:=IF([.E22]&gt;0;CONCATENATE([.A22];&quot; &quot;;&quot;integer default '0',&quot;);&quot;&quot;)" office:value-type="string" office:string-value="Dio_5_ integer default '0',">
            <text:p>Dio_5_ integer default '0',</text:p>
          </table:table-cell>
        </table:table-row>
        <table:table-row table:style-name="ro2">
          <table:table-cell table:formula="of:=[Value.A23]" office:value-type="string" office:string-value="Dio_6_">
            <text:p>Dio_6_</text:p>
          </table:table-cell>
          <table:table-cell table:formula="of:=[Value.B23]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6</text:p>
          </table:table-cell>
          <table:table-cell table:number-columns-repeated="4"/>
          <table:table-cell table:formula="of:=IF([.E23]&gt;0;CONCATENATE([.A23];&quot; &quot;;&quot;integer default '0',&quot;);&quot;&quot;)" office:value-type="string" office:string-value="Dio_6_ integer default '0',">
            <text:p>Dio_6_ integer default '0',</text:p>
          </table:table-cell>
        </table:table-row>
        <table:table-row table:style-name="ro2">
          <table:table-cell table:formula="of:=[Value.A24]" office:value-type="string" office:string-value="Dio_7_">
            <text:p>Dio_7_</text:p>
          </table:table-cell>
          <table:table-cell table:formula="of:=[Value.B24]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7</text:p>
          </table:table-cell>
          <table:table-cell table:number-columns-repeated="4"/>
          <table:table-cell table:formula="of:=IF([.E24]&gt;0;CONCATENATE([.A24];&quot; &quot;;&quot;integer default '0',&quot;);&quot;&quot;)" office:value-type="string" office:string-value="Dio_7_ integer default '0',">
            <text:p>Dio_7_ integer default '0',</text:p>
          </table:table-cell>
        </table:table-row>
        <table:table-row table:style-name="ro2">
          <table:table-cell table:formula="of:=[Value.A25]" office:value-type="string" office:string-value="Dio_8_">
            <text:p>Dio_8_</text:p>
          </table:table-cell>
          <table:table-cell table:formula="of:=[Value.B25]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8</text:p>
          </table:table-cell>
          <table:table-cell table:number-columns-repeated="4"/>
          <table:table-cell table:formula="of:=IF([.E25]&gt;0;CONCATENATE([.A25];&quot; &quot;;&quot;integer default '0',&quot;);&quot;&quot;)" office:value-type="string" office:string-value="Dio_8_ integer default '0',">
            <text:p>Dio_8_ integer default '0',</text:p>
          </table:table-cell>
        </table:table-row>
        <table:table-row table:style-name="ro2">
          <table:table-cell table:formula="of:=[Value.A26]" office:value-type="string" office:string-value="Amr_1_">
            <text:p>Amr_1_</text:p>
          </table:table-cell>
          <table:table-cell table:formula="of:=[Value.B26]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1</text:p>
          </table:table-cell>
          <table:table-cell table:number-columns-repeated="4"/>
          <table:table-cell table:formula="of:=IF([.E26]&gt;0;CONCATENATE([.A26];&quot; &quot;;&quot;integer default '0',&quot;);&quot;&quot;)" office:value-type="string" office:string-value="Amr_1_ integer default '0',">
            <text:p>Amr_1_ integer default '0',</text:p>
          </table:table-cell>
        </table:table-row>
        <table:table-row table:style-name="ro2">
          <table:table-cell table:formula="of:=[Value.A27]" office:value-type="string" office:string-value="Amr_2_">
            <text:p>Amr_2_</text:p>
          </table:table-cell>
          <table:table-cell table:formula="of:=[Value.B27]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2</text:p>
          </table:table-cell>
          <table:table-cell table:number-columns-repeated="4"/>
          <table:table-cell table:formula="of:=IF([.E27]&gt;0;CONCATENATE([.A27];&quot; &quot;;&quot;integer default '0',&quot;);&quot;&quot;)" office:value-type="string" office:string-value="Amr_2_ integer default '0',">
            <text:p>Amr_2_ integer default '0',</text:p>
          </table:table-cell>
        </table:table-row>
        <table:table-row table:style-name="ro2">
          <table:table-cell table:formula="of:=[Value.A28]" office:value-type="string" office:string-value="Amr_3_">
            <text:p>Amr_3_</text:p>
          </table:table-cell>
          <table:table-cell table:formula="of:=[Value.B28]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3</text:p>
          </table:table-cell>
          <table:table-cell table:number-columns-repeated="4"/>
          <table:table-cell table:formula="of:=IF([.E28]&gt;0;CONCATENATE([.A28];&quot; &quot;;&quot;integer default '0',&quot;);&quot;&quot;)" office:value-type="string" office:string-value="Amr_3_ integer default '0',">
            <text:p>Amr_3_ integer default '0',</text:p>
          </table:table-cell>
        </table:table-row>
        <table:table-row table:style-name="ro2">
          <table:table-cell table:formula="of:=[Value.A29]" office:value-type="string" office:string-value="Amr_4_">
            <text:p>Amr_4_</text:p>
          </table:table-cell>
          <table:table-cell table:formula="of:=[Value.B29]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4</text:p>
          </table:table-cell>
          <table:table-cell table:number-columns-repeated="4"/>
          <table:table-cell table:formula="of:=IF([.E29]&gt;0;CONCATENATE([.A29];&quot; &quot;;&quot;integer default '0',&quot;);&quot;&quot;)" office:value-type="string" office:string-value="Amr_4_ integer default '0',">
            <text:p>Amr_4_ integer default '0',</text:p>
          </table:table-cell>
        </table:table-row>
        <table:table-row table:style-name="ro2">
          <table:table-cell table:formula="of:=[Value.A30]" office:value-type="string" office:string-value="Amr_5_">
            <text:p>Amr_5_</text:p>
          </table:table-cell>
          <table:table-cell table:formula="of:=[Value.B30]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5</text:p>
          </table:table-cell>
          <table:table-cell table:number-columns-repeated="4"/>
          <table:table-cell table:formula="of:=IF([.E30]&gt;0;CONCATENATE([.A30];&quot; &quot;;&quot;integer default '0',&quot;);&quot;&quot;)" office:value-type="string" office:string-value="Amr_5_ integer default '0',">
            <text:p>Amr_5_ integer default '0',</text:p>
          </table:table-cell>
        </table:table-row>
        <table:table-row table:style-name="ro2">
          <table:table-cell table:formula="of:=[Value.A31]" office:value-type="string" office:string-value="Amr_6_">
            <text:p>Amr_6_</text:p>
          </table:table-cell>
          <table:table-cell table:formula="of:=[Value.B31]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6</text:p>
          </table:table-cell>
          <table:table-cell table:number-columns-repeated="4"/>
          <table:table-cell table:formula="of:=IF([.E31]&gt;0;CONCATENATE([.A31];&quot; &quot;;&quot;integer default '0',&quot;);&quot;&quot;)" office:value-type="string" office:string-value="Amr_6_ integer default '0',">
            <text:p>Amr_6_ integer default '0',</text:p>
          </table:table-cell>
        </table:table-row>
        <table:table-row table:style-name="ro2">
          <table:table-cell table:formula="of:=[Value.A32]" office:value-type="string" office:string-value="Amr_7_">
            <text:p>Amr_7_</text:p>
          </table:table-cell>
          <table:table-cell table:formula="of:=[Value.B32]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7</text:p>
          </table:table-cell>
          <table:table-cell table:number-columns-repeated="4"/>
          <table:table-cell table:formula="of:=IF([.E32]&gt;0;CONCATENATE([.A32];&quot; &quot;;&quot;integer default '0',&quot;);&quot;&quot;)" office:value-type="string" office:string-value="Amr_7_ integer default '0',">
            <text:p>Amr_7_ integer default '0',</text:p>
          </table:table-cell>
        </table:table-row>
        <table:table-row table:style-name="ro2">
          <table:table-cell table:formula="of:=[Value.A33]" office:value-type="string" office:string-value="Amr_8_">
            <text:p>Amr_8_</text:p>
          </table:table-cell>
          <table:table-cell table:formula="of:=[Value.B33]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8</text:p>
          </table:table-cell>
          <table:table-cell table:number-columns-repeated="4"/>
          <table:table-cell table:formula="of:=IF([.E33]&gt;0;CONCATENATE([.A33];&quot; &quot;;&quot;integer default '0',&quot;);&quot;&quot;)" office:value-type="string" office:string-value="Amr_8_ integer default '0',">
            <text:p>Amr_8_ integer default '0',</text:p>
          </table:table-cell>
        </table:table-row>
        <table:table-row table:style-name="ro2">
          <table:table-cell table:formula="of:=[Value.A34]" office:value-type="string" office:string-value="Cl_1_1">
            <text:p>Cl_1_1</text:p>
          </table:table-cell>
          <table:table-cell table:formula="of:=[Value.B34]"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4];4;1);&quot; фільтра &quot;;MID([.A34];6;1))" office:value-type="string" office:string-value="Кінцевик клапана 1 фільтра 1">
            <text:p>Кінцевик клапана 1 фільтра 1</text:p>
          </table:table-cell>
          <table:table-cell table:number-columns-repeated="4"/>
          <table:table-cell table:formula="of:=IF([.E34]&gt;0;CONCATENATE([.A34];&quot; &quot;;&quot;integer default '0',&quot;);&quot;&quot;)" office:value-type="string" office:string-value="Cl_1_1 integer default '0',">
            <text:p>Cl_1_1 integer default '0',</text:p>
          </table:table-cell>
        </table:table-row>
        <table:table-row table:style-name="ro2">
          <table:table-cell table:formula="of:=[Value.A35]" office:value-type="string" office:string-value="Cl_1_2">
            <text:p>Cl_1_2</text:p>
          </table:table-cell>
          <table:table-cell table:formula="of:=[Value.B35]"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5];4;1);&quot; фільтра &quot;;MID([.A35];6;1))" office:value-type="string" office:string-value="Кінцевик клапана 1 фільтра 2">
            <text:p>Кінцевик клапана 1 фільтра 2</text:p>
          </table:table-cell>
          <table:table-cell table:number-columns-repeated="4"/>
          <table:table-cell table:formula="of:=IF([.E35]&gt;0;CONCATENATE([.A35];&quot; &quot;;&quot;integer default '0',&quot;);&quot;&quot;)" office:value-type="string" office:string-value="Cl_1_2 integer default '0',">
            <text:p>Cl_1_2 integer default '0',</text:p>
          </table:table-cell>
        </table:table-row>
        <table:table-row table:style-name="ro2">
          <table:table-cell table:formula="of:=[Value.A36]" office:value-type="string" office:string-value="Cl_1_3">
            <text:p>Cl_1_3</text:p>
          </table:table-cell>
          <table:table-cell table:formula="of:=[Value.B36]"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6];4;1);&quot; фільтра &quot;;MID([.A36];6;1))" office:value-type="string" office:string-value="Кінцевик клапана 1 фільтра 3">
            <text:p>Кінцевик клапана 1 фільтра 3</text:p>
          </table:table-cell>
          <table:table-cell table:number-columns-repeated="4"/>
          <table:table-cell table:formula="of:=IF([.E36]&gt;0;CONCATENATE([.A36];&quot; &quot;;&quot;integer default '0',&quot;);&quot;&quot;)" office:value-type="string" office:string-value="Cl_1_3 integer default '0',">
            <text:p>Cl_1_3 integer default '0',</text:p>
          </table:table-cell>
        </table:table-row>
        <table:table-row table:style-name="ro2">
          <table:table-cell table:formula="of:=[Value.A37]" office:value-type="string" office:string-value="Cl_2_1">
            <text:p>Cl_2_1</text:p>
          </table:table-cell>
          <table:table-cell table:formula="of:=[Value.B37]"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7];4;1);&quot; фільтра &quot;;MID([.A37];6;1))" office:value-type="string" office:string-value="Кінцевик клапана 2 фільтра 1">
            <text:p>Кінцевик клапана 2 фільтра 1</text:p>
          </table:table-cell>
          <table:table-cell table:number-columns-repeated="4"/>
          <table:table-cell table:formula="of:=IF([.E37]&gt;0;CONCATENATE([.A37];&quot; &quot;;&quot;integer default '0',&quot;);&quot;&quot;)" office:value-type="string" office:string-value="Cl_2_1 integer default '0',">
            <text:p>Cl_2_1 integer default '0',</text:p>
          </table:table-cell>
        </table:table-row>
        <table:table-row table:style-name="ro2">
          <table:table-cell table:formula="of:=[Value.A38]" office:value-type="string" office:string-value="Cl_2_2">
            <text:p>Cl_2_2</text:p>
          </table:table-cell>
          <table:table-cell table:formula="of:=[Value.B38]" office:value-type="float" office:value="46">
            <text:p>4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8];4;1);&quot; фільтра &quot;;MID([.A38];6;1))" office:value-type="string" office:string-value="Кінцевик клапана 2 фільтра 2">
            <text:p>Кінцевик клапана 2 фільтра 2</text:p>
          </table:table-cell>
          <table:table-cell table:number-columns-repeated="4"/>
          <table:table-cell table:formula="of:=IF([.E38]&gt;0;CONCATENATE([.A38];&quot; &quot;;&quot;integer default '0',&quot;);&quot;&quot;)" office:value-type="string" office:string-value="Cl_2_2 integer default '0',">
            <text:p>Cl_2_2 integer default '0',</text:p>
          </table:table-cell>
        </table:table-row>
        <table:table-row table:style-name="ro2">
          <table:table-cell table:formula="of:=[Value.A39]" office:value-type="string" office:string-value="Cl_2_3">
            <text:p>Cl_2_3</text:p>
          </table:table-cell>
          <table:table-cell table:formula="of:=[Value.B39]" office:value-type="float" office:value="47">
            <text:p>4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9];4;1);&quot; фільтра &quot;;MID([.A39];6;1))" office:value-type="string" office:string-value="Кінцевик клапана 2 фільтра 3">
            <text:p>Кінцевик клапана 2 фільтра 3</text:p>
          </table:table-cell>
          <table:table-cell table:number-columns-repeated="4"/>
          <table:table-cell table:formula="of:=IF([.E39]&gt;0;CONCATENATE([.A39];&quot; &quot;;&quot;integer default '0',&quot;);&quot;&quot;)" office:value-type="string" office:string-value="Cl_2_3 integer default '0',">
            <text:p>Cl_2_3 integer default '0',</text:p>
          </table:table-cell>
        </table:table-row>
        <table:table-row table:style-name="ro2">
          <table:table-cell table:formula="of:=[Value.A40]" office:value-type="string" office:string-value="Cl_3_1">
            <text:p>Cl_3_1</text:p>
          </table:table-cell>
          <table:table-cell table:formula="of:=[Value.B40]" office:value-type="float" office:value="48">
            <text:p>4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0];4;1);&quot; фільтра &quot;;MID([.A40];6;1))" office:value-type="string" office:string-value="Кінцевик клапана 3 фільтра 1">
            <text:p>Кінцевик клапана 3 фільтра 1</text:p>
          </table:table-cell>
          <table:table-cell table:number-columns-repeated="4"/>
          <table:table-cell table:formula="of:=IF([.E40]&gt;0;CONCATENATE([.A40];&quot; &quot;;&quot;integer default '0',&quot;);&quot;&quot;)" office:value-type="string" office:string-value="Cl_3_1 integer default '0',">
            <text:p>Cl_3_1 integer default '0',</text:p>
          </table:table-cell>
        </table:table-row>
        <table:table-row table:style-name="ro2">
          <table:table-cell table:formula="of:=[Value.A41]" office:value-type="string" office:string-value="Cl_3_2">
            <text:p>Cl_3_2</text:p>
          </table:table-cell>
          <table:table-cell table:formula="of:=[Value.B41]" office:value-type="float" office:value="49">
            <text:p>4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1];4;1);&quot; фільтра &quot;;MID([.A41];6;1))" office:value-type="string" office:string-value="Кінцевик клапана 3 фільтра 2">
            <text:p>Кінцевик клапана 3 фільтра 2</text:p>
          </table:table-cell>
          <table:table-cell table:number-columns-repeated="4"/>
          <table:table-cell table:formula="of:=IF([.E41]&gt;0;CONCATENATE([.A41];&quot; &quot;;&quot;integer default '0',&quot;);&quot;&quot;)" office:value-type="string" office:string-value="Cl_3_2 integer default '0',">
            <text:p>Cl_3_2 integer default '0',</text:p>
          </table:table-cell>
        </table:table-row>
        <table:table-row table:style-name="ro2">
          <table:table-cell table:formula="of:=[Value.A42]" office:value-type="string" office:string-value="Cl_3_3">
            <text:p>Cl_3_3</text:p>
          </table:table-cell>
          <table:table-cell table:formula="of:=[Value.B42]" office:value-type="float" office:value="50">
            <text:p>5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2];4;1);&quot; фільтра &quot;;MID([.A42];6;1))" office:value-type="string" office:string-value="Кінцевик клапана 3 фільтра 3">
            <text:p>Кінцевик клапана 3 фільтра 3</text:p>
          </table:table-cell>
          <table:table-cell table:number-columns-repeated="4"/>
          <table:table-cell table:formula="of:=IF([.E42]&gt;0;CONCATENATE([.A42];&quot; &quot;;&quot;integer default '0',&quot;);&quot;&quot;)" office:value-type="string" office:string-value="Cl_3_3 integer default '0',">
            <text:p>Cl_3_3 integer default '0',</text:p>
          </table:table-cell>
        </table:table-row>
        <table:table-row table:style-name="ro2">
          <table:table-cell table:formula="of:=[Value.A43]" office:value-type="string" office:string-value="Cl_4_1">
            <text:p>Cl_4_1</text:p>
          </table:table-cell>
          <table:table-cell table:formula="of:=[Value.B43]" office:value-type="float" office:value="51">
            <text:p>5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3];4;1);&quot; фільтра &quot;;MID([.A43];6;1))" office:value-type="string" office:string-value="Кінцевик клапана 4 фільтра 1">
            <text:p>Кінцевик клапана 4 фільтра 1</text:p>
          </table:table-cell>
          <table:table-cell table:number-columns-repeated="4"/>
          <table:table-cell table:formula="of:=IF([.E43]&gt;0;CONCATENATE([.A43];&quot; &quot;;&quot;integer default '0',&quot;);&quot;&quot;)" office:value-type="string" office:string-value="Cl_4_1 integer default '0',">
            <text:p>Cl_4_1 integer default '0',</text:p>
          </table:table-cell>
        </table:table-row>
        <table:table-row table:style-name="ro2">
          <table:table-cell table:formula="of:=[Value.A44]" office:value-type="string" office:string-value="Cl_4_2">
            <text:p>Cl_4_2</text:p>
          </table:table-cell>
          <table:table-cell table:formula="of:=[Value.B44]" office:value-type="float" office:value="52">
            <text:p>5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4];4;1);&quot; фільтра &quot;;MID([.A44];6;1))" office:value-type="string" office:string-value="Кінцевик клапана 4 фільтра 2">
            <text:p>Кінцевик клапана 4 фільтра 2</text:p>
          </table:table-cell>
          <table:table-cell table:number-columns-repeated="4"/>
          <table:table-cell table:formula="of:=IF([.E44]&gt;0;CONCATENATE([.A44];&quot; &quot;;&quot;integer default '0',&quot;);&quot;&quot;)" office:value-type="string" office:string-value="Cl_4_2 integer default '0',">
            <text:p>Cl_4_2 integer default '0',</text:p>
          </table:table-cell>
        </table:table-row>
        <table:table-row table:style-name="ro2">
          <table:table-cell table:formula="of:=[Value.A45]" office:value-type="string" office:string-value="Cl_4_3">
            <text:p>Cl_4_3</text:p>
          </table:table-cell>
          <table:table-cell table:formula="of:=[Value.B45]" office:value-type="float" office:value="53">
            <text:p>5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5];4;1);&quot; фільтра &quot;;MID([.A45];6;1))" office:value-type="string" office:string-value="Кінцевик клапана 4 фільтра 3">
            <text:p>Кінцевик клапана 4 фільтра 3</text:p>
          </table:table-cell>
          <table:table-cell table:number-columns-repeated="4"/>
          <table:table-cell table:formula="of:=IF([.E45]&gt;0;CONCATENATE([.A45];&quot; &quot;;&quot;integer default '0',&quot;);&quot;&quot;)" office:value-type="string" office:string-value="Cl_4_3 integer default '0',">
            <text:p>Cl_4_3 integer default '0',</text:p>
          </table:table-cell>
        </table:table-row>
        <table:table-row table:style-name="ro2">
          <table:table-cell table:formula="of:=[Value.A46]" office:value-type="string" office:string-value="Cl_5_1">
            <text:p>Cl_5_1</text:p>
          </table:table-cell>
          <table:table-cell table:formula="of:=[Value.B46]" office:value-type="float" office:value="54">
            <text:p>5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6];4;1);&quot; фільтра &quot;;MID([.A46];6;1))" office:value-type="string" office:string-value="Кінцевик клапана 5 фільтра 1">
            <text:p>Кінцевик клапана 5 фільтра 1</text:p>
          </table:table-cell>
          <table:table-cell table:number-columns-repeated="4"/>
          <table:table-cell table:formula="of:=IF([.E46]&gt;0;CONCATENATE([.A46];&quot; &quot;;&quot;integer default '0',&quot;);&quot;&quot;)" office:value-type="string" office:string-value="Cl_5_1 integer default '0',">
            <text:p>Cl_5_1 integer default '0',</text:p>
          </table:table-cell>
        </table:table-row>
        <table:table-row table:style-name="ro2">
          <table:table-cell table:formula="of:=[Value.A47]" office:value-type="string" office:string-value="Cl_5_2">
            <text:p>Cl_5_2</text:p>
          </table:table-cell>
          <table:table-cell table:formula="of:=[Value.B47]" office:value-type="float" office:value="55">
            <text:p>5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7];4;1);&quot; фільтра &quot;;MID([.A47];6;1))" office:value-type="string" office:string-value="Кінцевик клапана 5 фільтра 2">
            <text:p>Кінцевик клапана 5 фільтра 2</text:p>
          </table:table-cell>
          <table:table-cell table:number-columns-repeated="4"/>
          <table:table-cell table:formula="of:=IF([.E47]&gt;0;CONCATENATE([.A47];&quot; &quot;;&quot;integer default '0',&quot;);&quot;&quot;)" office:value-type="string" office:string-value="Cl_5_2 integer default '0',">
            <text:p>Cl_5_2 integer default '0',</text:p>
          </table:table-cell>
        </table:table-row>
        <table:table-row table:style-name="ro2">
          <table:table-cell table:formula="of:=[Value.A48]" office:value-type="string" office:string-value="Cl_5_3">
            <text:p>Cl_5_3</text:p>
          </table:table-cell>
          <table:table-cell table:formula="of:=[Value.B48]" office:value-type="float" office:value="56">
            <text:p>5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8];4;1);&quot; фільтра &quot;;MID([.A48];6;1))" office:value-type="string" office:string-value="Кінцевик клапана 5 фільтра 3">
            <text:p>Кінцевик клапана 5 фільтра 3</text:p>
          </table:table-cell>
          <table:table-cell table:number-columns-repeated="4"/>
          <table:table-cell table:formula="of:=IF([.E48]&gt;0;CONCATENATE([.A48];&quot; &quot;;&quot;integer default '0',&quot;);&quot;&quot;)" office:value-type="string" office:string-value="Cl_5_3 integer default '0',">
            <text:p>Cl_5_3 integer default '0',</text:p>
          </table:table-cell>
        </table:table-row>
        <table:table-row table:style-name="ro2">
          <table:table-cell table:formula="of:=[Value.A49]" office:value-type="string" office:string-value="Cl_6_1">
            <text:p>Cl_6_1</text:p>
          </table:table-cell>
          <table:table-cell table:formula="of:=[Value.B49]" office:value-type="float" office:value="57">
            <text:p>5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9];4;1);&quot; фільтра &quot;;MID([.A49];6;1))" office:value-type="string" office:string-value="Кінцевик клапана 6 фільтра 1">
            <text:p>Кінцевик клапана 6 фільтра 1</text:p>
          </table:table-cell>
          <table:table-cell table:number-columns-repeated="4"/>
          <table:table-cell table:formula="of:=IF([.E49]&gt;0;CONCATENATE([.A49];&quot; &quot;;&quot;integer default '0',&quot;);&quot;&quot;)" office:value-type="string" office:string-value="Cl_6_1 integer default '0',">
            <text:p>Cl_6_1 integer default '0',</text:p>
          </table:table-cell>
        </table:table-row>
        <table:table-row table:style-name="ro2">
          <table:table-cell table:formula="of:=[Value.A50]" office:value-type="string" office:string-value="Cl_6_2">
            <text:p>Cl_6_2</text:p>
          </table:table-cell>
          <table:table-cell table:formula="of:=[Value.B50]"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0];4;1);&quot; фільтра &quot;;MID([.A50];6;1))" office:value-type="string" office:string-value="Кінцевик клапана 6 фільтра 2">
            <text:p>Кінцевик клапана 6 фільтра 2</text:p>
          </table:table-cell>
          <table:table-cell table:number-columns-repeated="4"/>
          <table:table-cell table:formula="of:=IF([.E50]&gt;0;CONCATENATE([.A50];&quot; &quot;;&quot;integer default '0',&quot;);&quot;&quot;)" office:value-type="string" office:string-value="Cl_6_2 integer default '0',">
            <text:p>Cl_6_2 integer default '0',</text:p>
          </table:table-cell>
        </table:table-row>
        <table:table-row table:style-name="ro2">
          <table:table-cell table:formula="of:=[Value.A51]" office:value-type="string" office:string-value="Cl_6_3">
            <text:p>Cl_6_3</text:p>
          </table:table-cell>
          <table:table-cell table:formula="of:=[Value.B51]"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1];4;1);&quot; фільтра &quot;;MID([.A51];6;1))" office:value-type="string" office:string-value="Кінцевик клапана 6 фільтра 3">
            <text:p>Кінцевик клапана 6 фільтра 3</text:p>
          </table:table-cell>
          <table:table-cell table:number-columns-repeated="4"/>
          <table:table-cell table:formula="of:=IF([.E51]&gt;0;CONCATENATE([.A51];&quot; &quot;;&quot;integer default '0',&quot;);&quot;&quot;)" office:value-type="string" office:string-value="Cl_6_3 integer default '0',">
            <text:p>Cl_6_3 integer default '0',</text:p>
          </table:table-cell>
        </table:table-row>
        <table:table-row table:style-name="ro2">
          <table:table-cell table:formula="of:=[Value.A52]" office:value-type="string" office:string-value="Cl_7_1">
            <text:p>Cl_7_1</text:p>
          </table:table-cell>
          <table:table-cell table:formula="of:=[Value.B52]"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2];4;1);&quot; фільтра &quot;;MID([.A52];6;1))" office:value-type="string" office:string-value="Кінцевик клапана 7 фільтра 1">
            <text:p>Кінцевик клапана 7 фільтра 1</text:p>
          </table:table-cell>
          <table:table-cell table:number-columns-repeated="4"/>
          <table:table-cell table:formula="of:=IF([.E52]&gt;0;CONCATENATE([.A52];&quot; &quot;;&quot;integer default '0',&quot;);&quot;&quot;)" office:value-type="string" office:string-value="Cl_7_1 integer default '0',">
            <text:p>Cl_7_1 integer default '0',</text:p>
          </table:table-cell>
        </table:table-row>
        <table:table-row table:style-name="ro2">
          <table:table-cell table:formula="of:=[Value.A53]" office:value-type="string" office:string-value="Cl_7_2">
            <text:p>Cl_7_2</text:p>
          </table:table-cell>
          <table:table-cell table:formula="of:=[Value.B53]"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3];4;1);&quot; фільтра &quot;;MID([.A53];6;1))" office:value-type="string" office:string-value="Кінцевик клапана 7 фільтра 2">
            <text:p>Кінцевик клапана 7 фільтра 2</text:p>
          </table:table-cell>
          <table:table-cell table:number-columns-repeated="4"/>
          <table:table-cell table:formula="of:=IF([.E53]&gt;0;CONCATENATE([.A53];&quot; &quot;;&quot;integer default '0',&quot;);&quot;&quot;)" office:value-type="string" office:string-value="Cl_7_2 integer default '0',">
            <text:p>Cl_7_2 integer default '0',</text:p>
          </table:table-cell>
        </table:table-row>
        <table:table-row table:style-name="ro2">
          <table:table-cell table:formula="of:=[Value.A54]" office:value-type="string" office:string-value="Cl_7_3">
            <text:p>Cl_7_3</text:p>
          </table:table-cell>
          <table:table-cell table:formula="of:=[Value.B54]"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4];4;1);&quot; фільтра &quot;;MID([.A54];6;1))" office:value-type="string" office:string-value="Кінцевик клапана 7 фільтра 3">
            <text:p>Кінцевик клапана 7 фільтра 3</text:p>
          </table:table-cell>
          <table:table-cell table:number-columns-repeated="4"/>
          <table:table-cell table:formula="of:=IF([.E54]&gt;0;CONCATENATE([.A54];&quot; &quot;;&quot;integer default '0',&quot;);&quot;&quot;)" office:value-type="string" office:string-value="Cl_7_3 integer default '0',">
            <text:p>Cl_7_3 integer default '0',</text:p>
          </table:table-cell>
        </table:table-row>
        <table:table-row table:style-name="ro2">
          <table:table-cell table:formula="of:=[Value.A55]" office:value-type="string" office:string-value="Cl_8_1">
            <text:p>Cl_8_1</text:p>
          </table:table-cell>
          <table:table-cell table:formula="of:=[Value.B55]"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5];4;1);&quot; фільтра &quot;;MID([.A55];6;1))" office:value-type="string" office:string-value="Кінцевик клапана 8 фільтра 1">
            <text:p>Кінцевик клапана 8 фільтра 1</text:p>
          </table:table-cell>
          <table:table-cell table:number-columns-repeated="4"/>
          <table:table-cell table:formula="of:=IF([.E55]&gt;0;CONCATENATE([.A55];&quot; &quot;;&quot;integer default '0',&quot;);&quot;&quot;)" office:value-type="string" office:string-value="Cl_8_1 integer default '0',">
            <text:p>Cl_8_1 integer default '0',</text:p>
          </table:table-cell>
        </table:table-row>
        <table:table-row table:style-name="ro2">
          <table:table-cell table:formula="of:=[Value.A56]" office:value-type="string" office:string-value="Cl_8_2">
            <text:p>Cl_8_2</text:p>
          </table:table-cell>
          <table:table-cell table:formula="of:=[Value.B56]"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6];4;1);&quot; фільтра &quot;;MID([.A56];6;1))" office:value-type="string" office:string-value="Кінцевик клапана 8 фільтра 2">
            <text:p>Кінцевик клапана 8 фільтра 2</text:p>
          </table:table-cell>
          <table:table-cell table:number-columns-repeated="4"/>
          <table:table-cell table:formula="of:=IF([.E56]&gt;0;CONCATENATE([.A56];&quot; &quot;;&quot;integer default '0',&quot;);&quot;&quot;)" office:value-type="string" office:string-value="Cl_8_2 integer default '0',">
            <text:p>Cl_8_2 integer default '0',</text:p>
          </table:table-cell>
        </table:table-row>
        <table:table-row table:style-name="ro2">
          <table:table-cell table:formula="of:=[Value.A57]" office:value-type="string" office:string-value="Cl_8_3">
            <text:p>Cl_8_3</text:p>
          </table:table-cell>
          <table:table-cell table:formula="of:=[Value.B57]"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7];4;1);&quot; фільтра &quot;;MID([.A57];6;1))" office:value-type="string" office:string-value="Кінцевик клапана 8 фільтра 3">
            <text:p>Кінцевик клапана 8 фільтра 3</text:p>
          </table:table-cell>
          <table:table-cell table:number-columns-repeated="4"/>
          <table:table-cell table:formula="of:=IF([.E57]&gt;0;CONCATENATE([.A57];&quot; &quot;;&quot;integer default '0',&quot;);&quot;&quot;)" office:value-type="string" office:string-value="Cl_8_3 integer default '0',">
            <text:p>Cl_8_3 integer default '0',</text:p>
          </table:table-cell>
        </table:table-row>
        <table:table-row table:style-name="ro2">
          <table:table-cell table:formula="of:=[Value.A58]" office:value-type="string" office:string-value="Vl_1_1">
            <text:p>Vl_1_1</text:p>
          </table:table-cell>
          <table:table-cell table:formula="of:=[Value.B58]"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8];4;1);&quot; фільтра &quot;;MID([.A58];6;1))" office:value-type="string" office:string-value="Команда клапана 1 фільтра 1">
            <text:p>Команда клапана 1 фільтра 1</text:p>
          </table:table-cell>
          <table:table-cell table:number-columns-repeated="4"/>
          <table:table-cell table:formula="of:=IF([.E58]&gt;0;CONCATENATE([.A58];&quot; &quot;;&quot;integer default '0',&quot;);&quot;&quot;)" office:value-type="string" office:string-value="Vl_1_1 integer default '0',">
            <text:p>Vl_1_1 integer default '0',</text:p>
          </table:table-cell>
        </table:table-row>
        <table:table-row table:style-name="ro2">
          <table:table-cell table:formula="of:=[Value.A59]" office:value-type="string" office:string-value="Vl_1_2">
            <text:p>Vl_1_2</text:p>
          </table:table-cell>
          <table:table-cell table:formula="of:=[Value.B59]"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9];4;1);&quot; фільтра &quot;;MID([.A59];6;1))" office:value-type="string" office:string-value="Команда клапана 1 фільтра 2">
            <text:p>Команда клапана 1 фільтра 2</text:p>
          </table:table-cell>
          <table:table-cell table:number-columns-repeated="4"/>
          <table:table-cell table:formula="of:=IF([.E59]&gt;0;CONCATENATE([.A59];&quot; &quot;;&quot;integer default '0',&quot;);&quot;&quot;)" office:value-type="string" office:string-value="Vl_1_2 integer default '0',">
            <text:p>Vl_1_2 integer default '0',</text:p>
          </table:table-cell>
        </table:table-row>
        <table:table-row table:style-name="ro2">
          <table:table-cell table:formula="of:=[Value.A60]" office:value-type="string" office:string-value="Vl_1_3">
            <text:p>Vl_1_3</text:p>
          </table:table-cell>
          <table:table-cell table:formula="of:=[Value.B60]"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0];4;1);&quot; фільтра &quot;;MID([.A60];6;1))" office:value-type="string" office:string-value="Команда клапана 1 фільтра 3">
            <text:p>Команда клапана 1 фільтра 3</text:p>
          </table:table-cell>
          <table:table-cell table:number-columns-repeated="4"/>
          <table:table-cell table:formula="of:=IF([.E60]&gt;0;CONCATENATE([.A60];&quot; &quot;;&quot;integer default '0',&quot;);&quot;&quot;)" office:value-type="string" office:string-value="Vl_1_3 integer default '0',">
            <text:p>Vl_1_3 integer default '0',</text:p>
          </table:table-cell>
        </table:table-row>
        <table:table-row table:style-name="ro2">
          <table:table-cell table:formula="of:=[Value.A61]" office:value-type="string" office:string-value="Vl_2_1">
            <text:p>Vl_2_1</text:p>
          </table:table-cell>
          <table:table-cell table:formula="of:=[Value.B61]"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1];4;1);&quot; фільтра &quot;;MID([.A61];6;1))" office:value-type="string" office:string-value="Команда клапана 2 фільтра 1">
            <text:p>Команда клапана 2 фільтра 1</text:p>
          </table:table-cell>
          <table:table-cell table:number-columns-repeated="4"/>
          <table:table-cell table:formula="of:=IF([.E61]&gt;0;CONCATENATE([.A61];&quot; &quot;;&quot;integer default '0',&quot;);&quot;&quot;)" office:value-type="string" office:string-value="Vl_2_1 integer default '0',">
            <text:p>Vl_2_1 integer default '0',</text:p>
          </table:table-cell>
        </table:table-row>
        <table:table-row table:style-name="ro2">
          <table:table-cell table:formula="of:=[Value.A62]" office:value-type="string" office:string-value="Vl_2_2">
            <text:p>Vl_2_2</text:p>
          </table:table-cell>
          <table:table-cell table:formula="of:=[Value.B62]"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2];4;1);&quot; фільтра &quot;;MID([.A62];6;1))" office:value-type="string" office:string-value="Команда клапана 2 фільтра 2">
            <text:p>Команда клапана 2 фільтра 2</text:p>
          </table:table-cell>
          <table:table-cell table:number-columns-repeated="4"/>
          <table:table-cell table:formula="of:=IF([.E62]&gt;0;CONCATENATE([.A62];&quot; &quot;;&quot;integer default '0',&quot;);&quot;&quot;)" office:value-type="string" office:string-value="Vl_2_2 integer default '0',">
            <text:p>Vl_2_2 integer default '0',</text:p>
          </table:table-cell>
        </table:table-row>
        <table:table-row table:style-name="ro2">
          <table:table-cell table:formula="of:=[Value.A63]" office:value-type="string" office:string-value="Vl_2_3">
            <text:p>Vl_2_3</text:p>
          </table:table-cell>
          <table:table-cell table:formula="of:=[Value.B63]"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3];4;1);&quot; фільтра &quot;;MID([.A63];6;1))" office:value-type="string" office:string-value="Команда клапана 2 фільтра 3">
            <text:p>Команда клапана 2 фільтра 3</text:p>
          </table:table-cell>
          <table:table-cell table:number-columns-repeated="4"/>
          <table:table-cell table:formula="of:=IF([.E63]&gt;0;CONCATENATE([.A63];&quot; &quot;;&quot;integer default '0',&quot;);&quot;&quot;)" office:value-type="string" office:string-value="Vl_2_3 integer default '0',">
            <text:p>Vl_2_3 integer default '0',</text:p>
          </table:table-cell>
        </table:table-row>
        <table:table-row table:style-name="ro2">
          <table:table-cell table:formula="of:=[Value.A64]" office:value-type="string" office:string-value="Vl_3_1">
            <text:p>Vl_3_1</text:p>
          </table:table-cell>
          <table:table-cell table:formula="of:=[Value.B64]"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4];4;1);&quot; фільтра &quot;;MID([.A64];6;1))" office:value-type="string" office:string-value="Команда клапана 3 фільтра 1">
            <text:p>Команда клапана 3 фільтра 1</text:p>
          </table:table-cell>
          <table:table-cell table:number-columns-repeated="4"/>
          <table:table-cell table:formula="of:=IF([.E64]&gt;0;CONCATENATE([.A64];&quot; &quot;;&quot;integer default '0',&quot;);&quot;&quot;)" office:value-type="string" office:string-value="Vl_3_1 integer default '0',">
            <text:p>Vl_3_1 integer default '0',</text:p>
          </table:table-cell>
        </table:table-row>
        <table:table-row table:style-name="ro2">
          <table:table-cell table:formula="of:=[Value.A65]" office:value-type="string" office:string-value="Vl_3_2">
            <text:p>Vl_3_2</text:p>
          </table:table-cell>
          <table:table-cell table:formula="of:=[Value.B65]"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5];4;1);&quot; фільтра &quot;;MID([.A65];6;1))" office:value-type="string" office:string-value="Команда клапана 3 фільтра 2">
            <text:p>Команда клапана 3 фільтра 2</text:p>
          </table:table-cell>
          <table:table-cell table:number-columns-repeated="4"/>
          <table:table-cell table:formula="of:=IF([.E65]&gt;0;CONCATENATE([.A65];&quot; &quot;;&quot;integer default '0',&quot;);&quot;&quot;)" office:value-type="string" office:string-value="Vl_3_2 integer default '0',">
            <text:p>Vl_3_2 integer default '0',</text:p>
          </table:table-cell>
        </table:table-row>
        <table:table-row table:style-name="ro2">
          <table:table-cell table:formula="of:=[Value.A66]" office:value-type="string" office:string-value="Vl_3_3">
            <text:p>Vl_3_3</text:p>
          </table:table-cell>
          <table:table-cell table:formula="of:=[Value.B66]"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6];4;1);&quot; фільтра &quot;;MID([.A66];6;1))" office:value-type="string" office:string-value="Команда клапана 3 фільтра 3">
            <text:p>Команда клапана 3 фільтра 3</text:p>
          </table:table-cell>
          <table:table-cell table:number-columns-repeated="4"/>
          <table:table-cell table:formula="of:=IF([.E66]&gt;0;CONCATENATE([.A66];&quot; &quot;;&quot;integer default '0',&quot;);&quot;&quot;)" office:value-type="string" office:string-value="Vl_3_3 integer default '0',">
            <text:p>Vl_3_3 integer default '0',</text:p>
          </table:table-cell>
        </table:table-row>
        <table:table-row table:style-name="ro2">
          <table:table-cell table:formula="of:=[Value.A67]" office:value-type="string" office:string-value="Vl_4_1">
            <text:p>Vl_4_1</text:p>
          </table:table-cell>
          <table:table-cell table:formula="of:=[Value.B67]"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7];4;1);&quot; фільтра &quot;;MID([.A67];6;1))" office:value-type="string" office:string-value="Команда клапана 4 фільтра 1">
            <text:p>Команда клапана 4 фільтра 1</text:p>
          </table:table-cell>
          <table:table-cell table:number-columns-repeated="4"/>
          <table:table-cell table:formula="of:=IF([.E67]&gt;0;CONCATENATE([.A67];&quot; &quot;;&quot;integer default '0',&quot;);&quot;&quot;)" office:value-type="string" office:string-value="Vl_4_1 integer default '0',">
            <text:p>Vl_4_1 integer default '0',</text:p>
          </table:table-cell>
        </table:table-row>
        <table:table-row table:style-name="ro2">
          <table:table-cell table:formula="of:=[Value.A68]" office:value-type="string" office:string-value="Vl_4_2">
            <text:p>Vl_4_2</text:p>
          </table:table-cell>
          <table:table-cell table:formula="of:=[Value.B68]"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8];4;1);&quot; фільтра &quot;;MID([.A68];6;1))" office:value-type="string" office:string-value="Команда клапана 4 фільтра 2">
            <text:p>Команда клапана 4 фільтра 2</text:p>
          </table:table-cell>
          <table:table-cell table:number-columns-repeated="4"/>
          <table:table-cell table:formula="of:=IF([.E68]&gt;0;CONCATENATE([.A68];&quot; &quot;;&quot;integer default '0',&quot;);&quot;&quot;)" office:value-type="string" office:string-value="Vl_4_2 integer default '0',">
            <text:p>Vl_4_2 integer default '0',</text:p>
          </table:table-cell>
        </table:table-row>
        <table:table-row table:style-name="ro2">
          <table:table-cell table:formula="of:=[Value.A69]" office:value-type="string" office:string-value="Vl_4_3">
            <text:p>Vl_4_3</text:p>
          </table:table-cell>
          <table:table-cell table:formula="of:=[Value.B69]"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9];4;1);&quot; фільтра &quot;;MID([.A69];6;1))" office:value-type="string" office:string-value="Команда клапана 4 фільтра 3">
            <text:p>Команда клапана 4 фільтра 3</text:p>
          </table:table-cell>
          <table:table-cell table:number-columns-repeated="4"/>
          <table:table-cell table:formula="of:=IF([.E69]&gt;0;CONCATENATE([.A69];&quot; &quot;;&quot;integer default '0',&quot;);&quot;&quot;)" office:value-type="string" office:string-value="Vl_4_3 integer default '0',">
            <text:p>Vl_4_3 integer default '0',</text:p>
          </table:table-cell>
        </table:table-row>
        <table:table-row table:style-name="ro2">
          <table:table-cell table:formula="of:=[Value.A70]" office:value-type="string" office:string-value="Vl_5_1">
            <text:p>Vl_5_1</text:p>
          </table:table-cell>
          <table:table-cell table:formula="of:=[Value.B70]"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0];4;1);&quot; фільтра &quot;;MID([.A70];6;1))" office:value-type="string" office:string-value="Команда клапана 5 фільтра 1">
            <text:p>Команда клапана 5 фільтра 1</text:p>
          </table:table-cell>
          <table:table-cell table:number-columns-repeated="4"/>
          <table:table-cell table:formula="of:=IF([.E70]&gt;0;CONCATENATE([.A70];&quot; &quot;;&quot;integer default '0',&quot;);&quot;&quot;)" office:value-type="string" office:string-value="Vl_5_1 integer default '0',">
            <text:p>Vl_5_1 integer default '0',</text:p>
          </table:table-cell>
        </table:table-row>
        <table:table-row table:style-name="ro2">
          <table:table-cell table:formula="of:=[Value.A71]" office:value-type="string" office:string-value="Vl_5_2">
            <text:p>Vl_5_2</text:p>
          </table:table-cell>
          <table:table-cell table:formula="of:=[Value.B71]"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1];4;1);&quot; фільтра &quot;;MID([.A71];6;1))" office:value-type="string" office:string-value="Команда клапана 5 фільтра 2">
            <text:p>Команда клапана 5 фільтра 2</text:p>
          </table:table-cell>
          <table:table-cell table:number-columns-repeated="4"/>
          <table:table-cell table:formula="of:=IF([.E71]&gt;0;CONCATENATE([.A71];&quot; &quot;;&quot;integer default '0',&quot;);&quot;&quot;)" office:value-type="string" office:string-value="Vl_5_2 integer default '0',">
            <text:p>Vl_5_2 integer default '0',</text:p>
          </table:table-cell>
        </table:table-row>
        <table:table-row table:style-name="ro2">
          <table:table-cell table:formula="of:=[Value.A72]" office:value-type="string" office:string-value="Vl_5_3">
            <text:p>Vl_5_3</text:p>
          </table:table-cell>
          <table:table-cell table:formula="of:=[Value.B72]"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2];4;1);&quot; фільтра &quot;;MID([.A72];6;1))" office:value-type="string" office:string-value="Команда клапана 5 фільтра 3">
            <text:p>Команда клапана 5 фільтра 3</text:p>
          </table:table-cell>
          <table:table-cell table:number-columns-repeated="4"/>
          <table:table-cell table:formula="of:=IF([.E72]&gt;0;CONCATENATE([.A72];&quot; &quot;;&quot;integer default '0',&quot;);&quot;&quot;)" office:value-type="string" office:string-value="Vl_5_3 integer default '0',">
            <text:p>Vl_5_3 integer default '0',</text:p>
          </table:table-cell>
        </table:table-row>
        <table:table-row table:style-name="ro2">
          <table:table-cell table:formula="of:=[Value.A73]" office:value-type="string" office:string-value="Vl_6_1">
            <text:p>Vl_6_1</text:p>
          </table:table-cell>
          <table:table-cell table:formula="of:=[Value.B73]"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3];4;1);&quot; фільтра &quot;;MID([.A73];6;1))" office:value-type="string" office:string-value="Команда клапана 6 фільтра 1">
            <text:p>Команда клапана 6 фільтра 1</text:p>
          </table:table-cell>
          <table:table-cell table:number-columns-repeated="4"/>
          <table:table-cell table:formula="of:=IF([.E73]&gt;0;CONCATENATE([.A73];&quot; &quot;;&quot;integer default '0',&quot;);&quot;&quot;)" office:value-type="string" office:string-value="Vl_6_1 integer default '0',">
            <text:p>Vl_6_1 integer default '0',</text:p>
          </table:table-cell>
        </table:table-row>
        <table:table-row table:style-name="ro2">
          <table:table-cell table:formula="of:=[Value.A74]" office:value-type="string" office:string-value="Vl_6_2">
            <text:p>Vl_6_2</text:p>
          </table:table-cell>
          <table:table-cell table:formula="of:=[Value.B74]"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4];4;1);&quot; фільтра &quot;;MID([.A74];6;1))" office:value-type="string" office:string-value="Команда клапана 6 фільтра 2">
            <text:p>Команда клапана 6 фільтра 2</text:p>
          </table:table-cell>
          <table:table-cell table:number-columns-repeated="4"/>
          <table:table-cell table:formula="of:=IF([.E74]&gt;0;CONCATENATE([.A74];&quot; &quot;;&quot;integer default '0',&quot;);&quot;&quot;)" office:value-type="string" office:string-value="Vl_6_2 integer default '0',">
            <text:p>Vl_6_2 integer default '0',</text:p>
          </table:table-cell>
        </table:table-row>
        <table:table-row table:style-name="ro2">
          <table:table-cell table:formula="of:=[Value.A75]" office:value-type="string" office:string-value="Vl_6_3">
            <text:p>Vl_6_3</text:p>
          </table:table-cell>
          <table:table-cell table:formula="of:=[Value.B75]"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5];4;1);&quot; фільтра &quot;;MID([.A75];6;1))" office:value-type="string" office:string-value="Команда клапана 6 фільтра 3">
            <text:p>Команда клапана 6 фільтра 3</text:p>
          </table:table-cell>
          <table:table-cell table:number-columns-repeated="4"/>
          <table:table-cell table:formula="of:=IF([.E75]&gt;0;CONCATENATE([.A75];&quot; &quot;;&quot;integer default '0',&quot;);&quot;&quot;)" office:value-type="string" office:string-value="Vl_6_3 integer default '0',">
            <text:p>Vl_6_3 integer default '0',</text:p>
          </table:table-cell>
        </table:table-row>
        <table:table-row table:style-name="ro2">
          <table:table-cell table:formula="of:=[Value.A76]" office:value-type="string" office:string-value="Vl_7_1">
            <text:p>Vl_7_1</text:p>
          </table:table-cell>
          <table:table-cell table:formula="of:=[Value.B76]"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6];4;1);&quot; фільтра &quot;;MID([.A76];6;1))" office:value-type="string" office:string-value="Команда клапана 7 фільтра 1">
            <text:p>Команда клапана 7 фільтра 1</text:p>
          </table:table-cell>
          <table:table-cell table:number-columns-repeated="4"/>
          <table:table-cell table:formula="of:=IF([.E76]&gt;0;CONCATENATE([.A76];&quot; &quot;;&quot;integer default '0',&quot;);&quot;&quot;)" office:value-type="string" office:string-value="Vl_7_1 integer default '0',">
            <text:p>Vl_7_1 integer default '0',</text:p>
          </table:table-cell>
        </table:table-row>
        <table:table-row table:style-name="ro2">
          <table:table-cell table:formula="of:=[Value.A77]" office:value-type="string" office:string-value="Vl_7_2">
            <text:p>Vl_7_2</text:p>
          </table:table-cell>
          <table:table-cell table:formula="of:=[Value.B77]"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7];4;1);&quot; фільтра &quot;;MID([.A77];6;1))" office:value-type="string" office:string-value="Команда клапана 7 фільтра 2">
            <text:p>Команда клапана 7 фільтра 2</text:p>
          </table:table-cell>
          <table:table-cell table:number-columns-repeated="4"/>
          <table:table-cell table:formula="of:=IF([.E77]&gt;0;CONCATENATE([.A77];&quot; &quot;;&quot;integer default '0',&quot;);&quot;&quot;)" office:value-type="string" office:string-value="Vl_7_2 integer default '0',">
            <text:p>Vl_7_2 integer default '0',</text:p>
          </table:table-cell>
        </table:table-row>
        <table:table-row table:style-name="ro2">
          <table:table-cell table:formula="of:=[Value.A78]" office:value-type="string" office:string-value="Vl_7_3">
            <text:p>Vl_7_3</text:p>
          </table:table-cell>
          <table:table-cell table:formula="of:=[Value.B78]"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8];4;1);&quot; фільтра &quot;;MID([.A78];6;1))" office:value-type="string" office:string-value="Команда клапана 7 фільтра 3">
            <text:p>Команда клапана 7 фільтра 3</text:p>
          </table:table-cell>
          <table:table-cell table:number-columns-repeated="4"/>
          <table:table-cell table:formula="of:=IF([.E78]&gt;0;CONCATENATE([.A78];&quot; &quot;;&quot;integer default '0',&quot;);&quot;&quot;)" office:value-type="string" office:string-value="Vl_7_3 integer default '0',">
            <text:p>Vl_7_3 integer default '0',</text:p>
          </table:table-cell>
        </table:table-row>
        <table:table-row table:style-name="ro2">
          <table:table-cell table:formula="of:=[Value.A79]" office:value-type="string" office:string-value="Vl_8_1">
            <text:p>Vl_8_1</text:p>
          </table:table-cell>
          <table:table-cell table:formula="of:=[Value.B79]"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9];4;1);&quot; фільтра &quot;;MID([.A79];6;1))" office:value-type="string" office:string-value="Команда клапана 8 фільтра 1">
            <text:p>Команда клапана 8 фільтра 1</text:p>
          </table:table-cell>
          <table:table-cell table:number-columns-repeated="4"/>
          <table:table-cell table:formula="of:=IF([.E79]&gt;0;CONCATENATE([.A79];&quot; &quot;;&quot;integer default '0',&quot;);&quot;&quot;)" office:value-type="string" office:string-value="Vl_8_1 integer default '0',">
            <text:p>Vl_8_1 integer default '0',</text:p>
          </table:table-cell>
        </table:table-row>
        <table:table-row table:style-name="ro2">
          <table:table-cell table:formula="of:=[Value.A80]" office:value-type="string" office:string-value="Vl_8_2">
            <text:p>Vl_8_2</text:p>
          </table:table-cell>
          <table:table-cell table:formula="of:=[Value.B80]" office:value-type="float" office:value="88">
            <text:p>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0];4;1);&quot; фільтра &quot;;MID([.A80];6;1))" office:value-type="string" office:string-value="Команда клапана 8 фільтра 2">
            <text:p>Команда клапана 8 фільтра 2</text:p>
          </table:table-cell>
          <table:table-cell table:number-columns-repeated="4"/>
          <table:table-cell table:formula="of:=IF([.E80]&gt;0;CONCATENATE([.A80];&quot; &quot;;&quot;integer default '0',&quot;);&quot;&quot;)" office:value-type="string" office:string-value="Vl_8_2 integer default '0',">
            <text:p>Vl_8_2 integer default '0',</text:p>
          </table:table-cell>
        </table:table-row>
        <table:table-row table:style-name="ro2">
          <table:table-cell table:formula="of:=[Value.A81]" office:value-type="string" office:string-value="Vl_8_3">
            <text:p>Vl_8_3</text:p>
          </table:table-cell>
          <table:table-cell table:formula="of:=[Value.B81]" office:value-type="float" office:value="89">
            <text:p>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1];4;1);&quot; фільтра &quot;;MID([.A81];6;1))" office:value-type="string" office:string-value="Команда клапана 8 фільтра 3">
            <text:p>Команда клапана 8 фільтра 3</text:p>
          </table:table-cell>
          <table:table-cell table:number-columns-repeated="4"/>
          <table:table-cell table:formula="of:=IF([.E81]&gt;0;CONCATENATE([.A81];&quot; &quot;;&quot;integer default '0',&quot;);&quot;&quot;)" office:value-type="string" office:string-value="Vl_8_3 integer default '0',">
            <text:p>Vl_8_3 integer default '0',</text:p>
          </table:table-cell>
        </table:table-row>
        <table:table-row table:style-name="ro2">
          <table:table-cell table:formula="of:=[Value.A82]" office:value-type="string" office:string-value="Alm_1_1">
            <text:p>Alm_1_1</text:p>
          </table:table-cell>
          <table:table-cell table:formula="of:=[Value.B82]" office:value-type="float" office:value="90">
            <text:p>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2];5;1);&quot; фільтра &quot;;MID([.A82];7;1))" office:value-type="string" office:string-value="Поломка клапана 1 фільтра 1">
            <text:p>Поломка клапана 1 фільтра 1</text:p>
          </table:table-cell>
          <table:table-cell table:number-columns-repeated="4"/>
          <table:table-cell table:formula="of:=IF([.E82]&gt;0;CONCATENATE([.A82];&quot; &quot;;&quot;integer default '0',&quot;);&quot;&quot;)" office:value-type="string" office:string-value="Alm_1_1 integer default '0',">
            <text:p>Alm_1_1 integer default '0',</text:p>
          </table:table-cell>
        </table:table-row>
        <table:table-row table:style-name="ro2">
          <table:table-cell table:formula="of:=[Value.A83]" office:value-type="string" office:string-value="Alm_1_2">
            <text:p>Alm_1_2</text:p>
          </table:table-cell>
          <table:table-cell table:formula="of:=[Value.B83]" office:value-type="float" office:value="91">
            <text:p>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3];5;1);&quot; фільтра &quot;;MID([.A83];7;1))" office:value-type="string" office:string-value="Поломка клапана 1 фільтра 2">
            <text:p>Поломка клапана 1 фільтра 2</text:p>
          </table:table-cell>
          <table:table-cell table:number-columns-repeated="4"/>
          <table:table-cell table:formula="of:=IF([.E83]&gt;0;CONCATENATE([.A83];&quot; &quot;;&quot;integer default '0',&quot;);&quot;&quot;)" office:value-type="string" office:string-value="Alm_1_2 integer default '0',">
            <text:p>Alm_1_2 integer default '0',</text:p>
          </table:table-cell>
        </table:table-row>
        <table:table-row table:style-name="ro2">
          <table:table-cell table:formula="of:=[Value.A84]" office:value-type="string" office:string-value="Alm_1_3">
            <text:p>Alm_1_3</text:p>
          </table:table-cell>
          <table:table-cell table:formula="of:=[Value.B84]" office:value-type="float" office:value="92">
            <text:p>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4];5;1);&quot; фільтра &quot;;MID([.A84];7;1))" office:value-type="string" office:string-value="Поломка клапана 1 фільтра 3">
            <text:p>Поломка клапана 1 фільтра 3</text:p>
          </table:table-cell>
          <table:table-cell table:number-columns-repeated="4"/>
          <table:table-cell table:formula="of:=IF([.E84]&gt;0;CONCATENATE([.A84];&quot; &quot;;&quot;integer default '0',&quot;);&quot;&quot;)" office:value-type="string" office:string-value="Alm_1_3 integer default '0',">
            <text:p>Alm_1_3 integer default '0',</text:p>
          </table:table-cell>
        </table:table-row>
        <table:table-row table:style-name="ro2">
          <table:table-cell table:formula="of:=[Value.A85]" office:value-type="string" office:string-value="Alm_1_6">
            <text:p>Alm_1_6</text:p>
          </table:table-cell>
          <table:table-cell table:formula="of:=[Value.B85]" office:value-type="float" office:value="93">
            <text:p>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5];5;1);&quot; фільтра &quot;;MID([.A85];7;1))" office:value-type="string" office:string-value="Поломка клапана 1 фільтра 6">
            <text:p>Поломка клапана 1 фільтра 6</text:p>
          </table:table-cell>
          <table:table-cell table:number-columns-repeated="4"/>
          <table:table-cell table:formula="of:=IF([.E85]&gt;0;CONCATENATE([.A85];&quot; &quot;;&quot;integer default '0',&quot;);&quot;&quot;)" office:value-type="string" office:string-value="Alm_1_6 integer default '0',">
            <text:p>Alm_1_6 integer default '0',</text:p>
          </table:table-cell>
        </table:table-row>
        <table:table-row table:style-name="ro2">
          <table:table-cell table:formula="of:=[Value.A86]" office:value-type="string" office:string-value="Alm_2_1">
            <text:p>Alm_2_1</text:p>
          </table:table-cell>
          <table:table-cell table:formula="of:=[Value.B86]" office:value-type="float" office:value="94">
            <text:p>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6];5;1);&quot; фільтра &quot;;MID([.A86];7;1))" office:value-type="string" office:string-value="Поломка клапана 2 фільтра 1">
            <text:p>Поломка клапана 2 фільтра 1</text:p>
          </table:table-cell>
          <table:table-cell table:number-columns-repeated="4"/>
          <table:table-cell table:formula="of:=IF([.E86]&gt;0;CONCATENATE([.A86];&quot; &quot;;&quot;integer default '0',&quot;);&quot;&quot;)" office:value-type="string" office:string-value="Alm_2_1 integer default '0',">
            <text:p>Alm_2_1 integer default '0',</text:p>
          </table:table-cell>
        </table:table-row>
        <table:table-row table:style-name="ro2">
          <table:table-cell table:formula="of:=[Value.A87]" office:value-type="string" office:string-value="Alm_2_2">
            <text:p>Alm_2_2</text:p>
          </table:table-cell>
          <table:table-cell table:formula="of:=[Value.B87]" office:value-type="float" office:value="95">
            <text:p>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7];5;1);&quot; фільтра &quot;;MID([.A87];7;1))" office:value-type="string" office:string-value="Поломка клапана 2 фільтра 2">
            <text:p>Поломка клапана 2 фільтра 2</text:p>
          </table:table-cell>
          <table:table-cell table:number-columns-repeated="4"/>
          <table:table-cell table:formula="of:=IF([.E87]&gt;0;CONCATENATE([.A87];&quot; &quot;;&quot;integer default '0',&quot;);&quot;&quot;)" office:value-type="string" office:string-value="Alm_2_2 integer default '0',">
            <text:p>Alm_2_2 integer default '0',</text:p>
          </table:table-cell>
        </table:table-row>
        <table:table-row table:style-name="ro2">
          <table:table-cell table:formula="of:=[Value.A88]" office:value-type="string" office:string-value="Alm_2_3">
            <text:p>Alm_2_3</text:p>
          </table:table-cell>
          <table:table-cell table:formula="of:=[Value.B88]" office:value-type="float" office:value="96">
            <text:p>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8];5;1);&quot; фільтра &quot;;MID([.A88];7;1))" office:value-type="string" office:string-value="Поломка клапана 2 фільтра 3">
            <text:p>Поломка клапана 2 фільтра 3</text:p>
          </table:table-cell>
          <table:table-cell table:number-columns-repeated="4"/>
          <table:table-cell table:formula="of:=IF([.E88]&gt;0;CONCATENATE([.A88];&quot; &quot;;&quot;integer default '0',&quot;);&quot;&quot;)" office:value-type="string" office:string-value="Alm_2_3 integer default '0',">
            <text:p>Alm_2_3 integer default '0',</text:p>
          </table:table-cell>
        </table:table-row>
        <table:table-row table:style-name="ro2">
          <table:table-cell table:formula="of:=[Value.A89]" office:value-type="string" office:string-value="Alm_2_6">
            <text:p>Alm_2_6</text:p>
          </table:table-cell>
          <table:table-cell table:formula="of:=[Value.B89]" office:value-type="float" office:value="97">
            <text:p>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9];5;1);&quot; фільтра &quot;;MID([.A89];7;1))" office:value-type="string" office:string-value="Поломка клапана 2 фільтра 6">
            <text:p>Поломка клапана 2 фільтра 6</text:p>
          </table:table-cell>
          <table:table-cell table:number-columns-repeated="4"/>
          <table:table-cell table:formula="of:=IF([.E89]&gt;0;CONCATENATE([.A89];&quot; &quot;;&quot;integer default '0',&quot;);&quot;&quot;)" office:value-type="string" office:string-value="Alm_2_6 integer default '0',">
            <text:p>Alm_2_6 integer default '0',</text:p>
          </table:table-cell>
        </table:table-row>
        <table:table-row table:style-name="ro2">
          <table:table-cell table:formula="of:=[Value.A90]" office:value-type="string" office:string-value="Alm_3_1">
            <text:p>Alm_3_1</text:p>
          </table:table-cell>
          <table:table-cell table:formula="of:=[Value.B90]" office:value-type="float" office:value="98">
            <text:p>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0];5;1);&quot; фільтра &quot;;MID([.A90];7;1))" office:value-type="string" office:string-value="Поломка клапана 3 фільтра 1">
            <text:p>Поломка клапана 3 фільтра 1</text:p>
          </table:table-cell>
          <table:table-cell table:number-columns-repeated="4"/>
          <table:table-cell table:formula="of:=IF([.E90]&gt;0;CONCATENATE([.A90];&quot; &quot;;&quot;integer default '0',&quot;);&quot;&quot;)" office:value-type="string" office:string-value="Alm_3_1 integer default '0',">
            <text:p>Alm_3_1 integer default '0',</text:p>
          </table:table-cell>
        </table:table-row>
        <table:table-row table:style-name="ro2">
          <table:table-cell table:formula="of:=[Value.A91]" office:value-type="string" office:string-value="Alm_3_2">
            <text:p>Alm_3_2</text:p>
          </table:table-cell>
          <table:table-cell table:formula="of:=[Value.B91]" office:value-type="float" office:value="99">
            <text:p>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1];5;1);&quot; фільтра &quot;;MID([.A91];7;1))" office:value-type="string" office:string-value="Поломка клапана 3 фільтра 2">
            <text:p>Поломка клапана 3 фільтра 2</text:p>
          </table:table-cell>
          <table:table-cell table:number-columns-repeated="4"/>
          <table:table-cell table:formula="of:=IF([.E91]&gt;0;CONCATENATE([.A91];&quot; &quot;;&quot;integer default '0',&quot;);&quot;&quot;)" office:value-type="string" office:string-value="Alm_3_2 integer default '0',">
            <text:p>Alm_3_2 integer default '0',</text:p>
          </table:table-cell>
        </table:table-row>
        <table:table-row table:style-name="ro2">
          <table:table-cell table:formula="of:=[Value.A92]" office:value-type="string" office:string-value="Alm_3_3">
            <text:p>Alm_3_3</text:p>
          </table:table-cell>
          <table:table-cell table:formula="of:=[Value.B92]" office:value-type="float" office:value="100">
            <text:p>1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2];5;1);&quot; фільтра &quot;;MID([.A92];7;1))" office:value-type="string" office:string-value="Поломка клапана 3 фільтра 3">
            <text:p>Поломка клапана 3 фільтра 3</text:p>
          </table:table-cell>
          <table:table-cell table:number-columns-repeated="4"/>
          <table:table-cell table:formula="of:=IF([.E92]&gt;0;CONCATENATE([.A92];&quot; &quot;;&quot;integer default '0',&quot;);&quot;&quot;)" office:value-type="string" office:string-value="Alm_3_3 integer default '0',">
            <text:p>Alm_3_3 integer default '0',</text:p>
          </table:table-cell>
        </table:table-row>
        <table:table-row table:style-name="ro2">
          <table:table-cell table:formula="of:=[Value.A93]" office:value-type="string" office:string-value="Alm_3_6">
            <text:p>Alm_3_6</text:p>
          </table:table-cell>
          <table:table-cell table:formula="of:=[Value.B93]" office:value-type="float" office:value="101">
            <text:p>1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3];5;1);&quot; фільтра &quot;;MID([.A93];7;1))" office:value-type="string" office:string-value="Поломка клапана 3 фільтра 6">
            <text:p>Поломка клапана 3 фільтра 6</text:p>
          </table:table-cell>
          <table:table-cell table:number-columns-repeated="4"/>
          <table:table-cell table:formula="of:=IF([.E93]&gt;0;CONCATENATE([.A93];&quot; &quot;;&quot;integer default '0',&quot;);&quot;&quot;)" office:value-type="string" office:string-value="Alm_3_6 integer default '0',">
            <text:p>Alm_3_6 integer default '0',</text:p>
          </table:table-cell>
        </table:table-row>
        <table:table-row table:style-name="ro2">
          <table:table-cell table:formula="of:=[Value.A94]" office:value-type="string" office:string-value="Alm_4_1">
            <text:p>Alm_4_1</text:p>
          </table:table-cell>
          <table:table-cell table:formula="of:=[Value.B94]" office:value-type="float" office:value="102">
            <text:p>1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4];5;1);&quot; фільтра &quot;;MID([.A94];7;1))" office:value-type="string" office:string-value="Поломка клапана 4 фільтра 1">
            <text:p>Поломка клапана 4 фільтра 1</text:p>
          </table:table-cell>
          <table:table-cell table:number-columns-repeated="4"/>
          <table:table-cell table:formula="of:=IF([.E94]&gt;0;CONCATENATE([.A94];&quot; &quot;;&quot;integer default '0',&quot;);&quot;&quot;)" office:value-type="string" office:string-value="Alm_4_1 integer default '0',">
            <text:p>Alm_4_1 integer default '0',</text:p>
          </table:table-cell>
        </table:table-row>
        <table:table-row table:style-name="ro2">
          <table:table-cell table:formula="of:=[Value.A95]" office:value-type="string" office:string-value="Alm_4_2">
            <text:p>Alm_4_2</text:p>
          </table:table-cell>
          <table:table-cell table:formula="of:=[Value.B95]" office:value-type="float" office:value="103">
            <text:p>1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5];5;1);&quot; фільтра &quot;;MID([.A95];7;1))" office:value-type="string" office:string-value="Поломка клапана 4 фільтра 2">
            <text:p>Поломка клапана 4 фільтра 2</text:p>
          </table:table-cell>
          <table:table-cell table:number-columns-repeated="4"/>
          <table:table-cell table:formula="of:=IF([.E95]&gt;0;CONCATENATE([.A95];&quot; &quot;;&quot;integer default '0',&quot;);&quot;&quot;)" office:value-type="string" office:string-value="Alm_4_2 integer default '0',">
            <text:p>Alm_4_2 integer default '0',</text:p>
          </table:table-cell>
        </table:table-row>
        <table:table-row table:style-name="ro2">
          <table:table-cell table:formula="of:=[Value.A96]" office:value-type="string" office:string-value="Alm_4_3">
            <text:p>Alm_4_3</text:p>
          </table:table-cell>
          <table:table-cell table:formula="of:=[Value.B96]" office:value-type="float" office:value="104">
            <text:p>1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6];5;1);&quot; фільтра &quot;;MID([.A96];7;1))" office:value-type="string" office:string-value="Поломка клапана 4 фільтра 3">
            <text:p>Поломка клапана 4 фільтра 3</text:p>
          </table:table-cell>
          <table:table-cell table:number-columns-repeated="4"/>
          <table:table-cell table:formula="of:=IF([.E96]&gt;0;CONCATENATE([.A96];&quot; &quot;;&quot;integer default '0',&quot;);&quot;&quot;)" office:value-type="string" office:string-value="Alm_4_3 integer default '0',">
            <text:p>Alm_4_3 integer default '0',</text:p>
          </table:table-cell>
        </table:table-row>
        <table:table-row table:style-name="ro2">
          <table:table-cell table:formula="of:=[Value.A97]" office:value-type="string" office:string-value="Alm_4_6">
            <text:p>Alm_4_6</text:p>
          </table:table-cell>
          <table:table-cell table:formula="of:=[Value.B97]" office:value-type="float" office:value="105">
            <text:p>1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7];5;1);&quot; фільтра &quot;;MID([.A97];7;1))" office:value-type="string" office:string-value="Поломка клапана 4 фільтра 6">
            <text:p>Поломка клапана 4 фільтра 6</text:p>
          </table:table-cell>
          <table:table-cell table:number-columns-repeated="4"/>
          <table:table-cell table:formula="of:=IF([.E97]&gt;0;CONCATENATE([.A97];&quot; &quot;;&quot;integer default '0',&quot;);&quot;&quot;)" office:value-type="string" office:string-value="Alm_4_6 integer default '0',">
            <text:p>Alm_4_6 integer default '0',</text:p>
          </table:table-cell>
        </table:table-row>
        <table:table-row table:style-name="ro2">
          <table:table-cell table:formula="of:=[Value.A98]" office:value-type="string" office:string-value="Alm_5_1">
            <text:p>Alm_5_1</text:p>
          </table:table-cell>
          <table:table-cell table:formula="of:=[Value.B98]" office:value-type="float" office:value="106">
            <text:p>1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8];5;1);&quot; фільтра &quot;;MID([.A98];7;1))" office:value-type="string" office:string-value="Поломка клапана 5 фільтра 1">
            <text:p>Поломка клапана 5 фільтра 1</text:p>
          </table:table-cell>
          <table:table-cell table:number-columns-repeated="4"/>
          <table:table-cell table:formula="of:=IF([.E98]&gt;0;CONCATENATE([.A98];&quot; &quot;;&quot;integer default '0',&quot;);&quot;&quot;)" office:value-type="string" office:string-value="Alm_5_1 integer default '0',">
            <text:p>Alm_5_1 integer default '0',</text:p>
          </table:table-cell>
        </table:table-row>
        <table:table-row table:style-name="ro2">
          <table:table-cell table:formula="of:=[Value.A99]" office:value-type="string" office:string-value="Alm_5_2">
            <text:p>Alm_5_2</text:p>
          </table:table-cell>
          <table:table-cell table:formula="of:=[Value.B99]" office:value-type="float" office:value="107">
            <text:p>1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9];5;1);&quot; фільтра &quot;;MID([.A99];7;1))" office:value-type="string" office:string-value="Поломка клапана 5 фільтра 2">
            <text:p>Поломка клапана 5 фільтра 2</text:p>
          </table:table-cell>
          <table:table-cell table:number-columns-repeated="4"/>
          <table:table-cell table:formula="of:=IF([.E99]&gt;0;CONCATENATE([.A99];&quot; &quot;;&quot;integer default '0',&quot;);&quot;&quot;)" office:value-type="string" office:string-value="Alm_5_2 integer default '0',">
            <text:p>Alm_5_2 integer default '0',</text:p>
          </table:table-cell>
        </table:table-row>
        <table:table-row table:style-name="ro2">
          <table:table-cell table:formula="of:=[Value.A100]" office:value-type="string" office:string-value="Alm_5_3">
            <text:p>Alm_5_3</text:p>
          </table:table-cell>
          <table:table-cell table:formula="of:=[Value.B100]"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0];5;1);&quot; фільтра &quot;;MID([.A100];7;1))" office:value-type="string" office:string-value="Поломка клапана 5 фільтра 3">
            <text:p>Поломка клапана 5 фільтра 3</text:p>
          </table:table-cell>
          <table:table-cell table:number-columns-repeated="4"/>
          <table:table-cell table:formula="of:=IF([.E100]&gt;0;CONCATENATE([.A100];&quot; &quot;;&quot;integer default '0',&quot;);&quot;&quot;)" office:value-type="string" office:string-value="Alm_5_3 integer default '0',">
            <text:p>Alm_5_3 integer default '0',</text:p>
          </table:table-cell>
        </table:table-row>
        <table:table-row table:style-name="ro2">
          <table:table-cell table:formula="of:=[Value.A101]" office:value-type="string" office:string-value="Alm_5_6">
            <text:p>Alm_5_6</text:p>
          </table:table-cell>
          <table:table-cell table:formula="of:=[Value.B101]" office:value-type="float" office:value="109">
            <text:p>1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1];5;1);&quot; фільтра &quot;;MID([.A101];7;1))" office:value-type="string" office:string-value="Поломка клапана 5 фільтра 6">
            <text:p>Поломка клапана 5 фільтра 6</text:p>
          </table:table-cell>
          <table:table-cell table:number-columns-repeated="4"/>
          <table:table-cell table:formula="of:=IF([.E101]&gt;0;CONCATENATE([.A101];&quot; &quot;;&quot;integer default '0',&quot;);&quot;&quot;)" office:value-type="string" office:string-value="Alm_5_6 integer default '0',">
            <text:p>Alm_5_6 integer default '0',</text:p>
          </table:table-cell>
        </table:table-row>
        <table:table-row table:style-name="ro2">
          <table:table-cell table:formula="of:=[Value.A102]" office:value-type="string" office:string-value="Alm_6_1">
            <text:p>Alm_6_1</text:p>
          </table:table-cell>
          <table:table-cell table:formula="of:=[Value.B102]" office:value-type="float" office:value="110">
            <text:p>1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2];5;1);&quot; фільтра &quot;;MID([.A102];7;1))" office:value-type="string" office:string-value="Поломка клапана 6 фільтра 1">
            <text:p>Поломка клапана 6 фільтра 1</text:p>
          </table:table-cell>
          <table:table-cell table:number-columns-repeated="4"/>
          <table:table-cell table:formula="of:=IF([.E102]&gt;0;CONCATENATE([.A102];&quot; &quot;;&quot;integer default '0',&quot;);&quot;&quot;)" office:value-type="string" office:string-value="Alm_6_1 integer default '0',">
            <text:p>Alm_6_1 integer default '0',</text:p>
          </table:table-cell>
        </table:table-row>
        <table:table-row table:style-name="ro2">
          <table:table-cell table:formula="of:=[Value.A103]" office:value-type="string" office:string-value="Alm_6_2">
            <text:p>Alm_6_2</text:p>
          </table:table-cell>
          <table:table-cell table:formula="of:=[Value.B103]" office:value-type="float" office:value="111">
            <text:p>1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3];5;1);&quot; фільтра &quot;;MID([.A103];7;1))" office:value-type="string" office:string-value="Поломка клапана 6 фільтра 2">
            <text:p>Поломка клапана 6 фільтра 2</text:p>
          </table:table-cell>
          <table:table-cell table:number-columns-repeated="4"/>
          <table:table-cell table:formula="of:=IF([.E103]&gt;0;CONCATENATE([.A103];&quot; &quot;;&quot;integer default '0',&quot;);&quot;&quot;)" office:value-type="string" office:string-value="Alm_6_2 integer default '0',">
            <text:p>Alm_6_2 integer default '0',</text:p>
          </table:table-cell>
        </table:table-row>
        <table:table-row table:style-name="ro2">
          <table:table-cell table:formula="of:=[Value.A104]" office:value-type="string" office:string-value="Alm_6_3">
            <text:p>Alm_6_3</text:p>
          </table:table-cell>
          <table:table-cell table:formula="of:=[Value.B104]" office:value-type="float" office:value="112">
            <text:p>1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4];5;1);&quot; фільтра &quot;;MID([.A104];7;1))" office:value-type="string" office:string-value="Поломка клапана 6 фільтра 3">
            <text:p>Поломка клапана 6 фільтра 3</text:p>
          </table:table-cell>
          <table:table-cell table:number-columns-repeated="4"/>
          <table:table-cell table:formula="of:=IF([.E104]&gt;0;CONCATENATE([.A104];&quot; &quot;;&quot;integer default '0',&quot;);&quot;&quot;)" office:value-type="string" office:string-value="Alm_6_3 integer default '0',">
            <text:p>Alm_6_3 integer default '0',</text:p>
          </table:table-cell>
        </table:table-row>
        <table:table-row table:style-name="ro2">
          <table:table-cell table:formula="of:=[Value.A105]" office:value-type="string" office:string-value="Alm_6_6">
            <text:p>Alm_6_6</text:p>
          </table:table-cell>
          <table:table-cell table:formula="of:=[Value.B105]" office:value-type="float" office:value="113">
            <text:p>1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5];5;1);&quot; фільтра &quot;;MID([.A105];7;1))" office:value-type="string" office:string-value="Поломка клапана 6 фільтра 6">
            <text:p>Поломка клапана 6 фільтра 6</text:p>
          </table:table-cell>
          <table:table-cell table:number-columns-repeated="4"/>
          <table:table-cell table:formula="of:=IF([.E105]&gt;0;CONCATENATE([.A105];&quot; &quot;;&quot;integer default '0',&quot;);&quot;&quot;)" office:value-type="string" office:string-value="Alm_6_6 integer default '0',">
            <text:p>Alm_6_6 integer default '0',</text:p>
          </table:table-cell>
        </table:table-row>
        <table:table-row table:style-name="ro2">
          <table:table-cell table:formula="of:=[Value.A106]" office:value-type="string" office:string-value="Alm_7_1">
            <text:p>Alm_7_1</text:p>
          </table:table-cell>
          <table:table-cell table:formula="of:=[Value.B106]" office:value-type="float" office:value="114">
            <text:p>1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6];5;1);&quot; фільтра &quot;;MID([.A106];7;1))" office:value-type="string" office:string-value="Поломка клапана 7 фільтра 1">
            <text:p>Поломка клапана 7 фільтра 1</text:p>
          </table:table-cell>
          <table:table-cell table:number-columns-repeated="4"/>
          <table:table-cell table:formula="of:=IF([.E106]&gt;0;CONCATENATE([.A106];&quot; &quot;;&quot;integer default '0',&quot;);&quot;&quot;)" office:value-type="string" office:string-value="Alm_7_1 integer default '0',">
            <text:p>Alm_7_1 integer default '0',</text:p>
          </table:table-cell>
        </table:table-row>
        <table:table-row table:style-name="ro2">
          <table:table-cell table:formula="of:=[Value.A107]" office:value-type="string" office:string-value="Alm_7_2">
            <text:p>Alm_7_2</text:p>
          </table:table-cell>
          <table:table-cell table:formula="of:=[Value.B107]" office:value-type="float" office:value="115">
            <text:p>1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7];5;1);&quot; фільтра &quot;;MID([.A107];7;1))" office:value-type="string" office:string-value="Поломка клапана 7 фільтра 2">
            <text:p>Поломка клапана 7 фільтра 2</text:p>
          </table:table-cell>
          <table:table-cell table:number-columns-repeated="4"/>
          <table:table-cell table:formula="of:=IF([.E107]&gt;0;CONCATENATE([.A107];&quot; &quot;;&quot;integer default '0',&quot;);&quot;&quot;)" office:value-type="string" office:string-value="Alm_7_2 integer default '0',">
            <text:p>Alm_7_2 integer default '0',</text:p>
          </table:table-cell>
        </table:table-row>
        <table:table-row table:style-name="ro2">
          <table:table-cell table:formula="of:=[Value.A108]" office:value-type="string" office:string-value="Alm_7_3">
            <text:p>Alm_7_3</text:p>
          </table:table-cell>
          <table:table-cell table:formula="of:=[Value.B108]" office:value-type="float" office:value="116">
            <text:p>1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8];5;1);&quot; фільтра &quot;;MID([.A108];7;1))" office:value-type="string" office:string-value="Поломка клапана 7 фільтра 3">
            <text:p>Поломка клапана 7 фільтра 3</text:p>
          </table:table-cell>
          <table:table-cell table:number-columns-repeated="4"/>
          <table:table-cell table:formula="of:=IF([.E108]&gt;0;CONCATENATE([.A108];&quot; &quot;;&quot;integer default '0',&quot;);&quot;&quot;)" office:value-type="string" office:string-value="Alm_7_3 integer default '0',">
            <text:p>Alm_7_3 integer default '0',</text:p>
          </table:table-cell>
        </table:table-row>
        <table:table-row table:style-name="ro2">
          <table:table-cell table:formula="of:=[Value.A109]" office:value-type="string" office:string-value="Alm_7_6">
            <text:p>Alm_7_6</text:p>
          </table:table-cell>
          <table:table-cell table:formula="of:=[Value.B109]" office:value-type="float" office:value="117">
            <text:p>1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9];5;1);&quot; фільтра &quot;;MID([.A109];7;1))" office:value-type="string" office:string-value="Поломка клапана 7 фільтра 6">
            <text:p>Поломка клапана 7 фільтра 6</text:p>
          </table:table-cell>
          <table:table-cell table:number-columns-repeated="4"/>
          <table:table-cell table:formula="of:=IF([.E109]&gt;0;CONCATENATE([.A109];&quot; &quot;;&quot;integer default '0',&quot;);&quot;&quot;)" office:value-type="string" office:string-value="Alm_7_6 integer default '0',">
            <text:p>Alm_7_6 integer default '0',</text:p>
          </table:table-cell>
        </table:table-row>
        <table:table-row table:style-name="ro2">
          <table:table-cell table:formula="of:=[Value.A110]" office:value-type="string" office:string-value="Alm_8_1">
            <text:p>Alm_8_1</text:p>
          </table:table-cell>
          <table:table-cell table:formula="of:=[Value.B110]"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0];5;1);&quot; фільтра &quot;;MID([.A110];7;1))" office:value-type="string" office:string-value="Поломка клапана 8 фільтра 1">
            <text:p>Поломка клапана 8 фільтра 1</text:p>
          </table:table-cell>
          <table:table-cell table:number-columns-repeated="4"/>
          <table:table-cell table:formula="of:=IF([.E110]&gt;0;CONCATENATE([.A110];&quot; &quot;;&quot;integer default '0',&quot;);&quot;&quot;)" office:value-type="string" office:string-value="Alm_8_1 integer default '0',">
            <text:p>Alm_8_1 integer default '0',</text:p>
          </table:table-cell>
        </table:table-row>
        <table:table-row table:style-name="ro2">
          <table:table-cell table:formula="of:=[Value.A111]" office:value-type="string" office:string-value="Alm_8_2">
            <text:p>Alm_8_2</text:p>
          </table:table-cell>
          <table:table-cell table:formula="of:=[Value.B111]"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1];5;1);&quot; фільтра &quot;;MID([.A111];7;1))" office:value-type="string" office:string-value="Поломка клапана 8 фільтра 2">
            <text:p>Поломка клапана 8 фільтра 2</text:p>
          </table:table-cell>
          <table:table-cell table:number-columns-repeated="4"/>
          <table:table-cell table:formula="of:=IF([.E111]&gt;0;CONCATENATE([.A111];&quot; &quot;;&quot;integer default '0',&quot;);&quot;&quot;)" office:value-type="string" office:string-value="Alm_8_2 integer default '0',">
            <text:p>Alm_8_2 integer default '0',</text:p>
          </table:table-cell>
        </table:table-row>
        <table:table-row table:style-name="ro2">
          <table:table-cell table:formula="of:=[Value.A112]" office:value-type="string" office:string-value="Alm_8_3">
            <text:p>Alm_8_3</text:p>
          </table:table-cell>
          <table:table-cell table:formula="of:=[Value.B112]"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2];5;1);&quot; фільтра &quot;;MID([.A112];7;1))" office:value-type="string" office:string-value="Поломка клапана 8 фільтра 3">
            <text:p>Поломка клапана 8 фільтра 3</text:p>
          </table:table-cell>
          <table:table-cell table:number-columns-repeated="4"/>
          <table:table-cell table:formula="of:=IF([.E112]&gt;0;CONCATENATE([.A112];&quot; &quot;;&quot;integer default '0',&quot;);&quot;&quot;)" office:value-type="string" office:string-value="Alm_8_3 integer default '0',">
            <text:p>Alm_8_3 integer default '0',</text:p>
          </table:table-cell>
        </table:table-row>
        <table:table-row table:style-name="ro2">
          <table:table-cell table:formula="of:=[Value.A113]" office:value-type="string" office:string-value="Alm_8_6">
            <text:p>Alm_8_6</text:p>
          </table:table-cell>
          <table:table-cell table:formula="of:=[Value.B113]"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3];5;1);&quot; фільтра &quot;;MID([.A113];7;1))" office:value-type="string" office:string-value="Поломка клапана 8 фільтра 6">
            <text:p>Поломка клапана 8 фільтра 6</text:p>
          </table:table-cell>
          <table:table-cell table:number-columns-repeated="4"/>
          <table:table-cell table:formula="of:=IF([.E113]&gt;0;CONCATENATE([.A113];&quot; &quot;;&quot;integer default '0',&quot;);&quot;&quot;)" office:value-type="string" office:string-value="Alm_8_6 integer default '0',">
            <text:p>Alm_8_6 integer default '0',</text:p>
          </table:table-cell>
        </table:table-row>
        <table:table-row table:style-name="ro2">
          <table:table-cell table:formula="of:=[Value.A114]" office:value-type="string" office:string-value="Half_1_">
            <text:p>Half_1_</text:p>
          </table:table-cell>
          <table:table-cell table:formula="of:=[Value.B114]"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4];6;1))" office:value-type="string" office:string-value="Часткове вивантаження фільтра 1">
            <text:p>Часткове вивантаження фільтра 1</text:p>
          </table:table-cell>
          <table:table-cell table:number-columns-repeated="4"/>
          <table:table-cell table:formula="of:=IF([.E114]&gt;0;CONCATENATE([.A114];&quot; &quot;;&quot;integer default '0',&quot;);&quot;&quot;)" office:value-type="string" office:string-value="Half_1_ integer default '0',">
            <text:p>Half_1_ integer default '0',</text:p>
          </table:table-cell>
        </table:table-row>
        <table:table-row table:style-name="ro2">
          <table:table-cell table:formula="of:=[Value.A115]" office:value-type="string" office:string-value="Half_2_">
            <text:p>Half_2_</text:p>
          </table:table-cell>
          <table:table-cell table:formula="of:=[Value.B115]"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5];6;1))" office:value-type="string" office:string-value="Часткове вивантаження фільтра 2">
            <text:p>Часткове вивантаження фільтра 2</text:p>
          </table:table-cell>
          <table:table-cell table:number-columns-repeated="4"/>
          <table:table-cell table:formula="of:=IF([.E115]&gt;0;CONCATENATE([.A115];&quot; &quot;;&quot;integer default '0',&quot;);&quot;&quot;)" office:value-type="string" office:string-value="Half_2_ integer default '0',">
            <text:p>Half_2_ integer default '0',</text:p>
          </table:table-cell>
        </table:table-row>
        <table:table-row table:style-name="ro2">
          <table:table-cell table:formula="of:=[Value.A116]" office:value-type="string" office:string-value="Half_3_">
            <text:p>Half_3_</text:p>
          </table:table-cell>
          <table:table-cell table:formula="of:=[Value.B116]"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6];6;1))" office:value-type="string" office:string-value="Часткове вивантаження фільтра 3">
            <text:p>Часткове вивантаження фільтра 3</text:p>
          </table:table-cell>
          <table:table-cell table:number-columns-repeated="4"/>
          <table:table-cell table:formula="of:=IF([.E116]&gt;0;CONCATENATE([.A116];&quot; &quot;;&quot;integer default '0',&quot;);&quot;&quot;)" office:value-type="string" office:string-value="Half_3_ integer default '0',">
            <text:p>Half_3_ integer default '0',</text:p>
          </table:table-cell>
        </table:table-row>
        <table:table-row table:style-name="ro2">
          <table:table-cell table:formula="of:=[Value.A117]" office:value-type="string" office:string-value="Half_4_">
            <text:p>Half_4_</text:p>
          </table:table-cell>
          <table:table-cell table:formula="of:=[Value.B117]"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7];6;1))" office:value-type="string" office:string-value="Часткове вивантаження фільтра 4">
            <text:p>Часткове вивантаження фільтра 4</text:p>
          </table:table-cell>
          <table:table-cell table:number-columns-repeated="4"/>
          <table:table-cell table:formula="of:=IF([.E117]&gt;0;CONCATENATE([.A117];&quot; &quot;;&quot;integer default '0',&quot;);&quot;&quot;)" office:value-type="string" office:string-value="Half_4_ integer default '0',">
            <text:p>Half_4_ integer default '0',</text:p>
          </table:table-cell>
        </table:table-row>
        <table:table-row table:style-name="ro2">
          <table:table-cell table:formula="of:=[Value.A118]" office:value-type="string" office:string-value="Half_5_">
            <text:p>Half_5_</text:p>
          </table:table-cell>
          <table:table-cell table:formula="of:=[Value.B118]"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8];6;1))" office:value-type="string" office:string-value="Часткове вивантаження фільтра 5">
            <text:p>Часткове вивантаження фільтра 5</text:p>
          </table:table-cell>
          <table:table-cell table:number-columns-repeated="4"/>
          <table:table-cell table:formula="of:=IF([.E118]&gt;0;CONCATENATE([.A118];&quot; &quot;;&quot;integer default '0',&quot;);&quot;&quot;)" office:value-type="string" office:string-value="Half_5_ integer default '0',">
            <text:p>Half_5_ integer default '0',</text:p>
          </table:table-cell>
        </table:table-row>
        <table:table-row table:style-name="ro2">
          <table:table-cell table:formula="of:=[Value.A119]" office:value-type="string" office:string-value="Half_6_">
            <text:p>Half_6_</text:p>
          </table:table-cell>
          <table:table-cell table:formula="of:=[Value.B119]"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9];6;1))" office:value-type="string" office:string-value="Часткове вивантаження фільтра 6">
            <text:p>Часткове вивантаження фільтра 6</text:p>
          </table:table-cell>
          <table:table-cell table:number-columns-repeated="4"/>
          <table:table-cell table:formula="of:=IF([.E119]&gt;0;CONCATENATE([.A119];&quot; &quot;;&quot;integer default '0',&quot;);&quot;&quot;)" office:value-type="string" office:string-value="Half_6_ integer default '0',">
            <text:p>Half_6_ integer default '0',</text:p>
          </table:table-cell>
        </table:table-row>
        <table:table-row table:style-name="ro2">
          <table:table-cell table:formula="of:=[Value.A120]" office:value-type="string" office:string-value="Half_7_">
            <text:p>Half_7_</text:p>
          </table:table-cell>
          <table:table-cell table:formula="of:=[Value.B120]"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0];6;1))" office:value-type="string" office:string-value="Часткове вивантаження фільтра 7">
            <text:p>Часткове вивантаження фільтра 7</text:p>
          </table:table-cell>
          <table:table-cell table:number-columns-repeated="4"/>
          <table:table-cell table:formula="of:=IF([.E120]&gt;0;CONCATENATE([.A120];&quot; &quot;;&quot;integer default '0',&quot;);&quot;&quot;)" office:value-type="string" office:string-value="Half_7_ integer default '0',">
            <text:p>Half_7_ integer default '0',</text:p>
          </table:table-cell>
        </table:table-row>
        <table:table-row table:style-name="ro2">
          <table:table-cell table:formula="of:=[Value.A121]" office:value-type="string" office:string-value="Half_8_">
            <text:p>Half_8_</text:p>
          </table:table-cell>
          <table:table-cell table:formula="of:=[Value.B121]"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1];6;1))" office:value-type="string" office:string-value="Часткове вивантаження фільтра 8">
            <text:p>Часткове вивантаження фільтра 8</text:p>
          </table:table-cell>
          <table:table-cell table:number-columns-repeated="4"/>
          <table:table-cell table:formula="of:=IF([.E121]&gt;0;CONCATENATE([.A121];&quot; &quot;;&quot;integer default '0',&quot;);&quot;&quot;)" office:value-type="string" office:string-value="Half_8_ integer default '0',">
            <text:p>Half_8_ integer default '0',</text:p>
          </table:table-cell>
        </table:table-row>
        <table:table-row table:style-name="ro2">
          <table:table-cell table:formula="of:=[Value.A122]" office:value-type="string" office:string-value="Full_1_">
            <text:p>Full_1_</text:p>
          </table:table-cell>
          <table:table-cell table:formula="of:=[Value.B122]"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2];6;1))" office:value-type="string" office:string-value="Повне вивантаження фільтра 1">
            <text:p>Повне вивантаження фільтра 1</text:p>
          </table:table-cell>
          <table:table-cell table:number-columns-repeated="4"/>
          <table:table-cell table:formula="of:=IF([.E122]&gt;0;CONCATENATE([.A122];&quot; &quot;;&quot;integer default '0',&quot;);&quot;&quot;)" office:value-type="string" office:string-value="Full_1_ integer default '0',">
            <text:p>Full_1_ integer default '0',</text:p>
          </table:table-cell>
        </table:table-row>
        <table:table-row table:style-name="ro2">
          <table:table-cell table:formula="of:=[Value.A123]" office:value-type="string" office:string-value="Full_2_">
            <text:p>Full_2_</text:p>
          </table:table-cell>
          <table:table-cell table:formula="of:=[Value.B123]"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3];6;1))" office:value-type="string" office:string-value="Повне вивантаження фільтра 2">
            <text:p>Повне вивантаження фільтра 2</text:p>
          </table:table-cell>
          <table:table-cell table:number-columns-repeated="4"/>
          <table:table-cell table:formula="of:=IF([.E123]&gt;0;CONCATENATE([.A123];&quot; &quot;;&quot;integer default '0',&quot;);&quot;&quot;)" office:value-type="string" office:string-value="Full_2_ integer default '0',">
            <text:p>Full_2_ integer default '0',</text:p>
          </table:table-cell>
        </table:table-row>
        <table:table-row table:style-name="ro2">
          <table:table-cell table:formula="of:=[Value.A124]" office:value-type="string" office:string-value="Full_3_">
            <text:p>Full_3_</text:p>
          </table:table-cell>
          <table:table-cell table:formula="of:=[Value.B124]"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4];6;1))" office:value-type="string" office:string-value="Повне вивантаження фільтра 3">
            <text:p>Повне вивантаження фільтра 3</text:p>
          </table:table-cell>
          <table:table-cell table:number-columns-repeated="4"/>
          <table:table-cell table:formula="of:=IF([.E124]&gt;0;CONCATENATE([.A124];&quot; &quot;;&quot;integer default '0',&quot;);&quot;&quot;)" office:value-type="string" office:string-value="Full_3_ integer default '0',">
            <text:p>Full_3_ integer default '0',</text:p>
          </table:table-cell>
        </table:table-row>
        <table:table-row table:style-name="ro2">
          <table:table-cell table:formula="of:=[Value.A125]" office:value-type="string" office:string-value="Full_4_">
            <text:p>Full_4_</text:p>
          </table:table-cell>
          <table:table-cell table:formula="of:=[Value.B125]" office:value-type="float" office:value="133">
            <text:p>1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5];6;1))" office:value-type="string" office:string-value="Повне вивантаження фільтра 4">
            <text:p>Повне вивантаження фільтра 4</text:p>
          </table:table-cell>
          <table:table-cell table:number-columns-repeated="4"/>
          <table:table-cell table:formula="of:=IF([.E125]&gt;0;CONCATENATE([.A125];&quot; &quot;;&quot;integer default '0',&quot;);&quot;&quot;)" office:value-type="string" office:string-value="Full_4_ integer default '0',">
            <text:p>Full_4_ integer default '0',</text:p>
          </table:table-cell>
        </table:table-row>
        <table:table-row table:style-name="ro2">
          <table:table-cell table:formula="of:=[Value.A126]" office:value-type="string" office:string-value="Full_5_">
            <text:p>Full_5_</text:p>
          </table:table-cell>
          <table:table-cell table:formula="of:=[Value.B126]" office:value-type="float" office:value="134">
            <text:p>1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6];6;1))" office:value-type="string" office:string-value="Повне вивантаження фільтра 5">
            <text:p>Повне вивантаження фільтра 5</text:p>
          </table:table-cell>
          <table:table-cell table:number-columns-repeated="4"/>
          <table:table-cell table:formula="of:=IF([.E126]&gt;0;CONCATENATE([.A126];&quot; &quot;;&quot;integer default '0',&quot;);&quot;&quot;)" office:value-type="string" office:string-value="Full_5_ integer default '0',">
            <text:p>Full_5_ integer default '0',</text:p>
          </table:table-cell>
        </table:table-row>
        <table:table-row table:style-name="ro2">
          <table:table-cell table:formula="of:=[Value.A127]" office:value-type="string" office:string-value="Full_6_">
            <text:p>Full_6_</text:p>
          </table:table-cell>
          <table:table-cell table:formula="of:=[Value.B127]" office:value-type="float" office:value="135">
            <text:p>1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7];6;1))" office:value-type="string" office:string-value="Повне вивантаження фільтра 6">
            <text:p>Повне вивантаження фільтра 6</text:p>
          </table:table-cell>
          <table:table-cell table:number-columns-repeated="4"/>
          <table:table-cell table:formula="of:=IF([.E127]&gt;0;CONCATENATE([.A127];&quot; &quot;;&quot;integer default '0',&quot;);&quot;&quot;)" office:value-type="string" office:string-value="Full_6_ integer default '0',">
            <text:p>Full_6_ integer default '0',</text:p>
          </table:table-cell>
        </table:table-row>
        <table:table-row table:style-name="ro2">
          <table:table-cell table:formula="of:=[Value.A128]" office:value-type="string" office:string-value="Full_7_">
            <text:p>Full_7_</text:p>
          </table:table-cell>
          <table:table-cell table:formula="of:=[Value.B128]" office:value-type="float" office:value="136">
            <text:p>1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8];6;1))" office:value-type="string" office:string-value="Повне вивантаження фільтра 7">
            <text:p>Повне вивантаження фільтра 7</text:p>
          </table:table-cell>
          <table:table-cell table:number-columns-repeated="4"/>
          <table:table-cell table:formula="of:=IF([.E128]&gt;0;CONCATENATE([.A128];&quot; &quot;;&quot;integer default '0',&quot;);&quot;&quot;)" office:value-type="string" office:string-value="Full_7_ integer default '0',">
            <text:p>Full_7_ integer default '0',</text:p>
          </table:table-cell>
        </table:table-row>
        <table:table-row table:style-name="ro2">
          <table:table-cell table:formula="of:=[Value.A129]" office:value-type="string" office:string-value="Full_8_">
            <text:p>Full_8_</text:p>
          </table:table-cell>
          <table:table-cell table:formula="of:=[Value.B129]" office:value-type="float" office:value="137">
            <text:p>1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9];6;1))" office:value-type="string" office:string-value="Повне вивантаження фільтра 8">
            <text:p>Повне вивантаження фільтра 8</text:p>
          </table:table-cell>
          <table:table-cell table:number-columns-repeated="4"/>
          <table:table-cell table:formula="of:=IF([.E129]&gt;0;CONCATENATE([.A129];&quot; &quot;;&quot;integer default '0',&quot;);&quot;&quot;)" office:value-type="string" office:string-value="Full_8_ integer default '0',">
            <text:p>Full_8_ integer default '0',</text:p>
          </table:table-cell>
        </table:table-row>
        <table:table-row table:style-name="ro2">
          <table:table-cell table:formula="of:=[Value.A130]" office:value-type="string" office:string-value="Alarm">
            <text:p>Alarm</text:p>
          </table:table-cell>
          <table:table-cell table:formula="of:=[Value.B130]" office:value-type="float" office:value="138">
            <text:p>1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гальна аварія</text:p>
          </table:table-cell>
          <table:table-cell table:number-columns-repeated="4"/>
          <table:table-cell table:formula="of:=IF([.E130]&gt;0;CONCATENATE([.A130];&quot; &quot;;&quot;integer default '0',&quot;);&quot;&quot;)" office:value-type="string" office:string-value="Alarm integer default '0',">
            <text:p>Alarm integer default '0',</text:p>
          </table:table-cell>
        </table:table-row>
        <table:table-row table:style-name="ro2">
          <table:table-cell table:formula="of:=[Value.A131]" office:value-type="string" office:string-value="a_L_nfs">
            <text:p>a_L_nfs</text:p>
          </table:table-cell>
          <table:table-cell table:formula="of:=[Value.B131]" office:value-type="float" office:value="139">
            <text:p>1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нефільтрованого соку</text:p>
          </table:table-cell>
          <table:table-cell table:number-columns-repeated="4"/>
          <table:table-cell table:formula="of:=IF([.E131]&gt;0;CONCATENATE([.A131];&quot; &quot;;&quot;integer default '0',&quot;);&quot;&quot;)" office:value-type="string" office:string-value="a_L_nfs integer default '0',">
            <text:p>a_L_nfs integer default '0',</text:p>
          </table:table-cell>
        </table:table-row>
        <table:table-row table:style-name="ro2">
          <table:table-cell table:formula="of:=[Value.A132]" office:value-type="string" office:string-value="a_L_nz">
            <text:p>a_L_nz</text:p>
          </table:table-cell>
          <table:table-cell table:formula="of:=[Value.B132]" office:value-type="float" office:value="140">
            <text:p>1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напірному збірнику</text:p>
          </table:table-cell>
          <table:table-cell table:number-columns-repeated="4"/>
          <table:table-cell table:formula="of:=IF([.E132]&gt;0;CONCATENATE([.A132];&quot; &quot;;&quot;integer default '0',&quot;);&quot;&quot;)" office:value-type="string" office:string-value="a_L_nz integer default '0',">
            <text:p>a_L_nz integer default '0',</text:p>
          </table:table-cell>
        </table:table-row>
        <table:table-row table:style-name="ro2">
          <table:table-cell table:formula="of:=[Value.A133]" office:value-type="string" office:string-value="a_L_sus">
            <text:p>a_L_sus</text:p>
          </table:table-cell>
          <table:table-cell table:formula="of:=[Value.B133]" office:value-type="float" office:value="141">
            <text:p>1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суспензії</text:p>
          </table:table-cell>
          <table:table-cell table:number-columns-repeated="4"/>
          <table:table-cell table:formula="of:=IF([.E133]&gt;0;CONCATENATE([.A133];&quot; &quot;;&quot;integer default '0',&quot;);&quot;&quot;)" office:value-type="string" office:string-value="a_L_sus integer default '0',">
            <text:p>a_L_sus integer default '0',</text:p>
          </table:table-cell>
        </table:table-row>
        <table:table-row table:style-name="ro2">
          <table:table-cell table:formula="of:=[Value.A134]" office:value-type="string" office:string-value="a_L_cs">
            <text:p>a_L_cs</text:p>
          </table:table-cell>
          <table:table-cell table:formula="of:=[Value.B134]" office:value-type="float" office:value="142">
            <text:p>1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фільтрованого соку</text:p>
          </table:table-cell>
          <table:table-cell table:number-columns-repeated="4"/>
          <table:table-cell table:formula="of:=IF([.E134]&gt;0;CONCATENATE([.A134];&quot; &quot;;&quot;integer default '0',&quot;);&quot;&quot;)" office:value-type="string" office:string-value="a_L_cs integer default '0',">
            <text:p>a_L_cs integer default '0',</text:p>
          </table:table-cell>
        </table:table-row>
        <table:table-row table:style-name="ro2">
          <table:table-cell table:formula="of:=[Value.A135]" office:value-type="string" office:string-value="a_T_s">
            <text:p>a_T_s</text:p>
          </table:table-cell>
          <table:table-cell table:formula="of:=[Value.B135]" office:value-type="float" office:value="143">
            <text:p>1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о висока тепература</text:p>
          </table:table-cell>
          <table:table-cell table:number-columns-repeated="4"/>
          <table:table-cell table:formula="of:=IF([.E135]&gt;0;CONCATENATE([.A135];&quot; &quot;;&quot;integer default '0',&quot;);&quot;&quot;)" office:value-type="string" office:string-value="a_T_s integer default '0',">
            <text:p>a_T_s integer default '0',</text:p>
          </table:table-cell>
        </table:table-row>
        <table:table-row table:style-name="ro2">
          <table:table-cell table:formula="of:=[Value.A136]" office:value-type="string" office:string-value="r_l">
            <text:p>r_l</text:p>
          </table:table-cell>
          <table:table-cell table:formula="of:=[Value.B136]" office:value-type="float" office:value="144">
            <text:p>1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 вивантаження поточного фільтра</text:p>
          </table:table-cell>
          <table:table-cell table:number-columns-repeated="4"/>
          <table:table-cell table:formula="of:=IF([.E136]&gt;0;CONCATENATE([.A136];&quot; &quot;;&quot;integer default '0',&quot;);&quot;&quot;)" office:value-type="string" office:string-value="r_l integer default '0',">
            <text:p>r_l integer default '0',</text:p>
          </table:table-cell>
        </table:table-row>
        <table:table-row table:style-name="ro2">
          <table:table-cell table:formula="of:=[Value.A142]" office:value-type="string" office:string-value="L_nfs">
            <text:p>L_nfs</text:p>
          </table:table-cell>
          <table:table-cell table:formula="of:=[Value.B142]" office:value-type="float" office:value="145">
            <text:p>145</text:p>
          </table:table-cell>
          <table:table-cell table:formula="of:=[Value.D14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нефільтрованого соку</text:p>
          </table:table-cell>
          <table:table-cell table:number-columns-repeated="4"/>
          <table:table-cell table:formula="of:=IF([.E137]&gt;0;CONCATENATE([.A137];&quot; &quot;;&quot;integer default '0',&quot;);&quot;&quot;)" office:value-type="string" office:string-value="L_nfs integer default '0',">
            <text:p>L_nfs integer default '0',</text:p>
          </table:table-cell>
        </table:table-row>
        <table:table-row table:style-name="ro2">
          <table:table-cell table:formula="of:=[Value.A143]" office:value-type="string" office:string-value="L_nz">
            <text:p>L_nz</text:p>
          </table:table-cell>
          <table:table-cell table:formula="of:=[Value.B143]" office:value-type="float" office:value="146">
            <text:p>146</text:p>
          </table:table-cell>
          <table:table-cell table:formula="of:=[Value.D14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напірному збірнику</text:p>
          </table:table-cell>
          <table:table-cell table:number-columns-repeated="4"/>
          <table:table-cell table:formula="of:=IF([.E138]&gt;0;CONCATENATE([.A138];&quot; &quot;;&quot;integer default '0',&quot;);&quot;&quot;)" office:value-type="string" office:string-value="L_nz integer default '0',">
            <text:p>L_nz integer default '0',</text:p>
          </table:table-cell>
        </table:table-row>
        <table:table-row table:style-name="ro2">
          <table:table-cell table:formula="of:=[Value.A144]" office:value-type="string" office:string-value="L_sus">
            <text:p>L_sus</text:p>
          </table:table-cell>
          <table:table-cell table:formula="of:=[Value.B144]" office:value-type="float" office:value="147">
            <text:p>147</text:p>
          </table:table-cell>
          <table:table-cell table:formula="of:=[Value.D14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суспензії</text:p>
          </table:table-cell>
          <table:table-cell table:number-columns-repeated="4"/>
          <table:table-cell table:formula="of:=IF([.E139]&gt;0;CONCATENATE([.A139];&quot; &quot;;&quot;integer default '0',&quot;);&quot;&quot;)" office:value-type="string" office:string-value="L_sus integer default '0',">
            <text:p>L_sus integer default '0',</text:p>
          </table:table-cell>
        </table:table-row>
        <table:table-row table:style-name="ro2">
          <table:table-cell table:formula="of:=[Value.A145]" office:value-type="string" office:string-value="L_cs">
            <text:p>L_cs</text:p>
          </table:table-cell>
          <table:table-cell table:formula="of:=[Value.B145]" office:value-type="float" office:value="148">
            <text:p>148</text:p>
          </table:table-cell>
          <table:table-cell table:formula="of:=[Value.D14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фільтрованого соку</text:p>
          </table:table-cell>
          <table:table-cell table:number-columns-repeated="4"/>
          <table:table-cell table:formula="of:=IF([.E140]&gt;0;CONCATENATE([.A140];&quot; &quot;;&quot;integer default '0',&quot;);&quot;&quot;)" office:value-type="string" office:string-value="L_cs integer default '0',">
            <text:p>L_cs integer default '0',</text:p>
          </table:table-cell>
        </table:table-row>
        <table:table-row table:style-name="ro2">
          <table:table-cell table:formula="of:=[Value.A146]" office:value-type="string" office:string-value="T_s">
            <text:p>T_s</text:p>
          </table:table-cell>
          <table:table-cell table:formula="of:=[Value.B146]" office:value-type="float" office:value="149">
            <text:p>149</text:p>
          </table:table-cell>
          <table:table-cell table:formula="of:=[Value.D14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соку</text:p>
          </table:table-cell>
          <table:table-cell table:number-columns-repeated="4"/>
          <table:table-cell table:formula="of:=IF([.E141]&gt;0;CONCATENATE([.A141];&quot; &quot;;&quot;integer default '0',&quot;);&quot;&quot;)" office:value-type="string" office:string-value="T_s integer default '0',">
            <text:p>T_s integer default '0',</text:p>
          </table:table-cell>
        </table:table-row>
        <table:table-row table:style-name="ro2">
          <table:table-cell table:formula="of:=[Value.A147]" office:value-type="string" office:string-value="G_cs">
            <text:p>G_cs</text:p>
          </table:table-cell>
          <table:table-cell table:formula="of:=[Value.B147]" office:value-type="float" office:value="150">
            <text:p>150</text:p>
          </table:table-cell>
          <table:table-cell table:formula="of:=[Value.D147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фільтрованого соку</text:p>
          </table:table-cell>
          <table:table-cell table:number-columns-repeated="4"/>
          <table:table-cell table:formula="of:=IF([.E142]&gt;0;CONCATENATE([.A142];&quot; &quot;;&quot;integer default '0',&quot;);&quot;&quot;)" office:value-type="string" office:string-value="G_cs integer default '0',">
            <text:p>G_cs integer default '0',</text:p>
          </table:table-cell>
        </table:table-row>
        <table:table-row table:style-name="ro2">
          <table:table-cell table:formula="of:=[Value.A148]" office:value-type="string" office:string-value="State_1_">
            <text:p>State_1_</text:p>
          </table:table-cell>
          <table:table-cell table:formula="of:=[Value.B148]" office:value-type="float" office:value="151">
            <text:p>151</text:p>
          </table:table-cell>
          <table:table-cell table:formula="of:=[Value.D14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3];7;1))" office:value-type="string" office:string-value="Стан програми фільтра 1">
            <text:p>Стан програми фільтра 1</text:p>
          </table:table-cell>
          <table:table-cell table:number-columns-repeated="4"/>
          <table:table-cell table:formula="of:=IF([.E143]&gt;0;CONCATENATE([.A143];&quot; &quot;;&quot;integer default '0',&quot;);&quot;&quot;)" office:value-type="string" office:string-value="State_1_ integer default '0',">
            <text:p>State_1_ integer default '0',</text:p>
          </table:table-cell>
        </table:table-row>
        <table:table-row table:style-name="ro2">
          <table:table-cell table:formula="of:=[Value.A149]" office:value-type="string" office:string-value="State_2_">
            <text:p>State_2_</text:p>
          </table:table-cell>
          <table:table-cell table:formula="of:=[Value.B149]" office:value-type="float" office:value="152">
            <text:p>152</text:p>
          </table:table-cell>
          <table:table-cell table:formula="of:=[Value.D149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4];7;1))" office:value-type="string" office:string-value="Стан програми фільтра 2">
            <text:p>Стан програми фільтра 2</text:p>
          </table:table-cell>
          <table:table-cell table:number-columns-repeated="4"/>
          <table:table-cell table:formula="of:=IF([.E144]&gt;0;CONCATENATE([.A144];&quot; &quot;;&quot;integer default '0',&quot;);&quot;&quot;)" office:value-type="string" office:string-value="State_2_ integer default '0',">
            <text:p>State_2_ integer default '0',</text:p>
          </table:table-cell>
        </table:table-row>
        <table:table-row table:style-name="ro2">
          <table:table-cell table:formula="of:=[Value.A150]" office:value-type="string" office:string-value="State_3_">
            <text:p>State_3_</text:p>
          </table:table-cell>
          <table:table-cell table:formula="of:=[Value.B150]" office:value-type="float" office:value="153">
            <text:p>153</text:p>
          </table:table-cell>
          <table:table-cell table:formula="of:=[Value.D150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5];7;1))" office:value-type="string" office:string-value="Стан програми фільтра 3">
            <text:p>Стан програми фільтра 3</text:p>
          </table:table-cell>
          <table:table-cell table:number-columns-repeated="4"/>
          <table:table-cell table:formula="of:=IF([.E145]&gt;0;CONCATENATE([.A145];&quot; &quot;;&quot;integer default '0',&quot;);&quot;&quot;)" office:value-type="string" office:string-value="State_3_ integer default '0',">
            <text:p>State_3_ integer default '0',</text:p>
          </table:table-cell>
        </table:table-row>
        <table:table-row table:style-name="ro2">
          <table:table-cell table:formula="of:=[Value.A151]" office:value-type="string" office:string-value="State_4_">
            <text:p>State_4_</text:p>
          </table:table-cell>
          <table:table-cell table:formula="of:=[Value.B151]" office:value-type="float" office:value="154">
            <text:p>154</text:p>
          </table:table-cell>
          <table:table-cell table:formula="of:=[Value.D151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6];7;1))" office:value-type="string" office:string-value="Стан програми фільтра 4">
            <text:p>Стан програми фільтра 4</text:p>
          </table:table-cell>
          <table:table-cell table:number-columns-repeated="4"/>
          <table:table-cell table:formula="of:=IF([.E146]&gt;0;CONCATENATE([.A146];&quot; &quot;;&quot;integer default '0',&quot;);&quot;&quot;)" office:value-type="string" office:string-value="State_4_ integer default '0',">
            <text:p>State_4_ integer default '0',</text:p>
          </table:table-cell>
        </table:table-row>
        <table:table-row table:style-name="ro2">
          <table:table-cell table:formula="of:=[Value.A152]" office:value-type="string" office:string-value="State_5_">
            <text:p>State_5_</text:p>
          </table:table-cell>
          <table:table-cell table:formula="of:=[Value.B152]" office:value-type="float" office:value="155">
            <text:p>155</text:p>
          </table:table-cell>
          <table:table-cell table:formula="of:=[Value.D15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7];7;1))" office:value-type="string" office:string-value="Стан програми фільтра 5">
            <text:p>Стан програми фільтра 5</text:p>
          </table:table-cell>
          <table:table-cell table:number-columns-repeated="4"/>
          <table:table-cell table:formula="of:=IF([.E147]&gt;0;CONCATENATE([.A147];&quot; &quot;;&quot;integer default '0',&quot;);&quot;&quot;)" office:value-type="string" office:string-value="State_5_ integer default '0',">
            <text:p>State_5_ integer default '0',</text:p>
          </table:table-cell>
        </table:table-row>
        <table:table-row table:style-name="ro2">
          <table:table-cell table:formula="of:=[Value.A153]" office:value-type="string" office:string-value="State_6_">
            <text:p>State_6_</text:p>
          </table:table-cell>
          <table:table-cell table:formula="of:=[Value.B153]" office:value-type="float" office:value="156">
            <text:p>156</text:p>
          </table:table-cell>
          <table:table-cell table:formula="of:=[Value.D15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8];7;1))" office:value-type="string" office:string-value="Стан програми фільтра 6">
            <text:p>Стан програми фільтра 6</text:p>
          </table:table-cell>
          <table:table-cell table:number-columns-repeated="4"/>
          <table:table-cell table:formula="of:=IF([.E148]&gt;0;CONCATENATE([.A148];&quot; &quot;;&quot;integer default '0',&quot;);&quot;&quot;)" office:value-type="string" office:string-value="State_6_ integer default '0',">
            <text:p>State_6_ integer default '0',</text:p>
          </table:table-cell>
        </table:table-row>
        <table:table-row table:style-name="ro2">
          <table:table-cell table:formula="of:=[Value.A154]" office:value-type="string" office:string-value="State_7_">
            <text:p>State_7_</text:p>
          </table:table-cell>
          <table:table-cell table:formula="of:=[Value.B154]" office:value-type="float" office:value="157">
            <text:p>157</text:p>
          </table:table-cell>
          <table:table-cell table:formula="of:=[Value.D15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9];7;1))" office:value-type="string" office:string-value="Стан програми фільтра 7">
            <text:p>Стан програми фільтра 7</text:p>
          </table:table-cell>
          <table:table-cell table:number-columns-repeated="4"/>
          <table:table-cell table:formula="of:=IF([.E149]&gt;0;CONCATENATE([.A149];&quot; &quot;;&quot;integer default '0',&quot;);&quot;&quot;)" office:value-type="string" office:string-value="State_7_ integer default '0',">
            <text:p>State_7_ integer default '0',</text:p>
          </table:table-cell>
        </table:table-row>
        <table:table-row table:style-name="ro2">
          <table:table-cell table:formula="of:=[Value.A155]" office:value-type="string" office:string-value="State_8_">
            <text:p>State_8_</text:p>
          </table:table-cell>
          <table:table-cell table:formula="of:=[Value.B155]" office:value-type="float" office:value="158">
            <text:p>158</text:p>
          </table:table-cell>
          <table:table-cell table:formula="of:=[Value.D15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50];7;1))" office:value-type="string" office:string-value="Стан програми фільтра 8">
            <text:p>Стан програми фільтра 8</text:p>
          </table:table-cell>
          <table:table-cell table:number-columns-repeated="4"/>
          <table:table-cell table:formula="of:=IF([.E150]&gt;0;CONCATENATE([.A150];&quot; &quot;;&quot;integer default '0',&quot;);&quot;&quot;)" office:value-type="string" office:string-value="State_8_ integer default '0',">
            <text:p>State_8_ integer default '0',</text:p>
          </table:table-cell>
        </table:table-row>
        <table:table-row table:style-name="ro2">
          <table:table-cell table:formula="of:=[Value.A156]" office:value-type="string" office:string-value="Tper">
            <text:p>Tper</text:p>
          </table:table-cell>
          <table:table-cell table:formula="of:=[Value.B156]" office:value-type="float" office:value="159">
            <text:p>159</text:p>
          </table:table-cell>
          <table:table-cell table:formula="of:=[Value.D15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51]&gt;0;CONCATENATE([.A151];&quot; &quot;;&quot;integer default '0',&quot;);&quot;&quot;)">
            <text:p/>
          </table:table-cell>
        </table:table-row>
        <table:table-row table:style-name="ro2">
          <table:table-cell table:formula="of:=[Value.A157]" office:value-type="string" office:string-value="Q">
            <text:p>Q</text:p>
          </table:table-cell>
          <table:table-cell table:formula="of:=[Value.B157]" office:value-type="float" office:value="160">
            <text:p>160</text:p>
          </table:table-cell>
          <table:table-cell table:formula="of:=[Value.D157]" office:value-type="string" office:string-value="Real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Об’єм фільтрованого соку</text:p>
          </table:table-cell>
          <table:table-cell table:number-columns-repeated="4"/>
          <table:table-cell table:formula="of:=IF([.E152]&gt;0;CONCATENATE([.A152];&quot; &quot;;&quot;integer default '0',&quot;);&quot;&quot;)" office:value-type="string" office:string-value="Q integer default '0',">
            <text:p>Q integer default '0',</text:p>
          </table:table-cell>
        </table:table-row>
        <table:table-row table:style-name="ro2">
          <table:table-cell table:formula="of:=[Value.A158]" office:value-type="string" office:string-value="Nom_Cur">
            <text:p>Nom_Cur</text:p>
          </table:table-cell>
          <table:table-cell table:formula="of:=[Value.B158]" office:value-type="float" office:value="162">
            <text:p>162</text:p>
          </table:table-cell>
          <table:table-cell table:formula="of:=[Value.D15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office:value-type="string">
            <text:p>Поточний фільтр</text:p>
          </table:table-cell>
          <table:table-cell table:number-columns-repeated="4"/>
          <table:table-cell table:formula="of:=IF([.E153]&gt;0;CONCATENATE([.A153];&quot; &quot;;&quot;integer default '0',&quot;);&quot;&quot;)" office:value-type="string" office:string-value="Nom_Cur integer default '0',">
            <text:p>Nom_Cur integer default '0',</text:p>
          </table:table-cell>
        </table:table-row>
        <table:table-row table:style-name="ro2">
          <table:table-cell table:formula="of:=[Value.A159]" office:value-type="string" office:string-value="Tf_m_1_">
            <text:p>Tf_m_1_</text:p>
          </table:table-cell>
          <table:table-cell table:formula="of:=[Value.B159]" office:value-type="float" office:value="163">
            <text:p>163</text:p>
          </table:table-cell>
          <table:table-cell table:formula="of:=[Value.D15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54]&gt;0;CONCATENATE([.A154];&quot; &quot;;&quot;integer default '0',&quot;);&quot;&quot;)">
            <text:p/>
          </table:table-cell>
        </table:table-row>
        <table:table-row table:style-name="ro2">
          <table:table-cell table:formula="of:=[Value.A160]" office:value-type="string" office:string-value="Tf_m_2_">
            <text:p>Tf_m_2_</text:p>
          </table:table-cell>
          <table:table-cell table:formula="of:=[Value.B160]" office:value-type="float" office:value="164">
            <text:p>164</text:p>
          </table:table-cell>
          <table:table-cell table:formula="of:=[Value.D16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55]&gt;0;CONCATENATE([.A155];&quot; &quot;;&quot;integer default '0',&quot;);&quot;&quot;)">
            <text:p/>
          </table:table-cell>
        </table:table-row>
        <table:table-row table:style-name="ro2">
          <table:table-cell table:formula="of:=[Value.A161]" office:value-type="string" office:string-value="Tf_m_3_">
            <text:p>Tf_m_3_</text:p>
          </table:table-cell>
          <table:table-cell table:formula="of:=[Value.B161]" office:value-type="float" office:value="165">
            <text:p>165</text:p>
          </table:table-cell>
          <table:table-cell table:formula="of:=[Value.D16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56]&gt;0;CONCATENATE([.A156];&quot; &quot;;&quot;integer default '0',&quot;);&quot;&quot;)">
            <text:p/>
          </table:table-cell>
        </table:table-row>
        <table:table-row table:style-name="ro2">
          <table:table-cell table:formula="of:=[Value.A162]" office:value-type="string" office:string-value="Tf_m_4_">
            <text:p>Tf_m_4_</text:p>
          </table:table-cell>
          <table:table-cell table:formula="of:=[Value.B162]" office:value-type="float" office:value="166">
            <text:p>166</text:p>
          </table:table-cell>
          <table:table-cell table:formula="of:=[Value.D16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57]&gt;0;CONCATENATE([.A157];&quot; &quot;;&quot;integer default '0',&quot;);&quot;&quot;)">
            <text:p/>
          </table:table-cell>
        </table:table-row>
        <table:table-row table:style-name="ro2">
          <table:table-cell table:formula="of:=[Value.A163]" office:value-type="string" office:string-value="Tf_m_5_">
            <text:p>Tf_m_5_</text:p>
          </table:table-cell>
          <table:table-cell table:formula="of:=[Value.B163]" office:value-type="float" office:value="167">
            <text:p>167</text:p>
          </table:table-cell>
          <table:table-cell table:formula="of:=[Value.D16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58]&gt;0;CONCATENATE([.A158];&quot; &quot;;&quot;integer default '0',&quot;);&quot;&quot;)">
            <text:p/>
          </table:table-cell>
        </table:table-row>
        <table:table-row table:style-name="ro2">
          <table:table-cell table:formula="of:=[Value.A164]" office:value-type="string" office:string-value="Tf_m_6_">
            <text:p>Tf_m_6_</text:p>
          </table:table-cell>
          <table:table-cell table:formula="of:=[Value.B164]" office:value-type="float" office:value="168">
            <text:p>168</text:p>
          </table:table-cell>
          <table:table-cell table:formula="of:=[Value.D16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59]&gt;0;CONCATENATE([.A159];&quot; &quot;;&quot;integer default '0',&quot;);&quot;&quot;)">
            <text:p/>
          </table:table-cell>
        </table:table-row>
        <table:table-row table:style-name="ro2">
          <table:table-cell table:formula="of:=[Value.A165]" office:value-type="string" office:string-value="Tf_m_7_">
            <text:p>Tf_m_7_</text:p>
          </table:table-cell>
          <table:table-cell table:formula="of:=[Value.B165]" office:value-type="float" office:value="169">
            <text:p>169</text:p>
          </table:table-cell>
          <table:table-cell table:formula="of:=[Value.D16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60]&gt;0;CONCATENATE([.A160];&quot; &quot;;&quot;integer default '0',&quot;);&quot;&quot;)">
            <text:p/>
          </table:table-cell>
        </table:table-row>
        <table:table-row table:style-name="ro2">
          <table:table-cell table:formula="of:=[Value.A166]" office:value-type="string" office:string-value="Tf_m_8_">
            <text:p>Tf_m_8_</text:p>
          </table:table-cell>
          <table:table-cell table:formula="of:=[Value.B166]" office:value-type="float" office:value="170">
            <text:p>170</text:p>
          </table:table-cell>
          <table:table-cell table:formula="of:=[Value.D16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61]&gt;0;CONCATENATE([.A161];&quot; &quot;;&quot;integer default '0',&quot;);&quot;&quot;)">
            <text:p/>
          </table:table-cell>
        </table:table-row>
        <table:table-row table:style-name="ro2">
          <table:table-cell table:formula="of:=[Value.A167]" office:value-type="string" office:string-value="Tf_h_1_">
            <text:p>Tf_h_1_</text:p>
          </table:table-cell>
          <table:table-cell table:formula="of:=[Value.B167]" office:value-type="float" office:value="171">
            <text:p>171</text:p>
          </table:table-cell>
          <table:table-cell table:formula="of:=[Value.D16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62]&gt;0;CONCATENATE([.A162];&quot; &quot;;&quot;integer default '0',&quot;);&quot;&quot;)">
            <text:p/>
          </table:table-cell>
        </table:table-row>
        <table:table-row table:style-name="ro2">
          <table:table-cell table:formula="of:=[Value.A168]" office:value-type="string" office:string-value="Tf_h_2_">
            <text:p>Tf_h_2_</text:p>
          </table:table-cell>
          <table:table-cell table:formula="of:=[Value.B168]" office:value-type="float" office:value="172">
            <text:p>172</text:p>
          </table:table-cell>
          <table:table-cell table:formula="of:=[Value.D16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63]&gt;0;CONCATENATE([.A163];&quot; &quot;;&quot;integer default '0',&quot;);&quot;&quot;)">
            <text:p/>
          </table:table-cell>
        </table:table-row>
        <table:table-row table:style-name="ro2">
          <table:table-cell table:formula="of:=[Value.A169]" office:value-type="string" office:string-value="Tf_h_3_">
            <text:p>Tf_h_3_</text:p>
          </table:table-cell>
          <table:table-cell table:formula="of:=[Value.B169]" office:value-type="float" office:value="173">
            <text:p>173</text:p>
          </table:table-cell>
          <table:table-cell table:formula="of:=[Value.D16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64]&gt;0;CONCATENATE([.A164];&quot; &quot;;&quot;integer default '0',&quot;);&quot;&quot;)">
            <text:p/>
          </table:table-cell>
        </table:table-row>
        <table:table-row table:style-name="ro2">
          <table:table-cell table:formula="of:=[Value.A170]" office:value-type="string" office:string-value="Tf_h_4_">
            <text:p>Tf_h_4_</text:p>
          </table:table-cell>
          <table:table-cell table:formula="of:=[Value.B170]" office:value-type="float" office:value="174">
            <text:p>174</text:p>
          </table:table-cell>
          <table:table-cell table:formula="of:=[Value.D17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65]&gt;0;CONCATENATE([.A165];&quot; &quot;;&quot;integer default '0',&quot;);&quot;&quot;)">
            <text:p/>
          </table:table-cell>
        </table:table-row>
        <table:table-row table:style-name="ro2">
          <table:table-cell table:formula="of:=[Value.A171]" office:value-type="string" office:string-value="Tf_h_5_">
            <text:p>Tf_h_5_</text:p>
          </table:table-cell>
          <table:table-cell table:formula="of:=[Value.B171]" office:value-type="float" office:value="175">
            <text:p>175</text:p>
          </table:table-cell>
          <table:table-cell table:formula="of:=[Value.D17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66]&gt;0;CONCATENATE([.A166];&quot; &quot;;&quot;integer default '0',&quot;);&quot;&quot;)">
            <text:p/>
          </table:table-cell>
        </table:table-row>
        <table:table-row table:style-name="ro2">
          <table:table-cell table:formula="of:=[Value.A172]" office:value-type="string" office:string-value="Tf_h_6_">
            <text:p>Tf_h_6_</text:p>
          </table:table-cell>
          <table:table-cell table:formula="of:=[Value.B172]" office:value-type="float" office:value="176">
            <text:p>176</text:p>
          </table:table-cell>
          <table:table-cell table:formula="of:=[Value.D17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67]&gt;0;CONCATENATE([.A167];&quot; &quot;;&quot;integer default '0',&quot;);&quot;&quot;)">
            <text:p/>
          </table:table-cell>
        </table:table-row>
        <table:table-row table:style-name="ro2">
          <table:table-cell table:formula="of:=[Value.A173]" office:value-type="string" office:string-value="Tf_h_7_">
            <text:p>Tf_h_7_</text:p>
          </table:table-cell>
          <table:table-cell table:formula="of:=[Value.B173]" office:value-type="float" office:value="177">
            <text:p>177</text:p>
          </table:table-cell>
          <table:table-cell table:formula="of:=[Value.D17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68]&gt;0;CONCATENATE([.A168];&quot; &quot;;&quot;integer default '0',&quot;);&quot;&quot;)">
            <text:p/>
          </table:table-cell>
        </table:table-row>
        <table:table-row table:style-name="ro2">
          <table:table-cell table:formula="of:=[Value.A174]" office:value-type="string" office:string-value="Tf_h_8_">
            <text:p>Tf_h_8_</text:p>
          </table:table-cell>
          <table:table-cell table:formula="of:=[Value.B174]" office:value-type="float" office:value="178">
            <text:p>178</text:p>
          </table:table-cell>
          <table:table-cell table:formula="of:=[Value.D17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69]&gt;0;CONCATENATE([.A169];&quot; &quot;;&quot;integer default '0',&quot;);&quot;&quot;)">
            <text:p/>
          </table:table-cell>
        </table:table-row>
        <table:table-row table:style-name="ro2">
          <table:table-cell table:formula="of:=[Value.A178]" office:value-type="string" office:string-value="T_v2_1_e">
            <text:p>T_v2_1_e</text:p>
          </table:table-cell>
          <table:table-cell table:formula="of:=[Value.B178]" office:value-type="float" office:value="179">
            <text:p>179</text:p>
          </table:table-cell>
          <table:table-cell table:formula="of:=[Value.D17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70]&gt;0;CONCATENATE([.A170];&quot; &quot;;&quot;integer default '0',&quot;);&quot;&quot;)">
            <text:p/>
          </table:table-cell>
        </table:table-row>
        <table:table-row table:style-name="ro2">
          <table:table-cell table:formula="of:=[Value.A179]" office:value-type="string" office:string-value="T_v2_2_e">
            <text:p>T_v2_2_e</text:p>
          </table:table-cell>
          <table:table-cell table:formula="of:=[Value.B179]" office:value-type="float" office:value="180">
            <text:p>180</text:p>
          </table:table-cell>
          <table:table-cell table:formula="of:=[Value.D17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71]&gt;0;CONCATENATE([.A171];&quot; &quot;;&quot;integer default '0',&quot;);&quot;&quot;)">
            <text:p/>
          </table:table-cell>
        </table:table-row>
        <table:table-row table:style-name="ro2">
          <table:table-cell table:formula="of:=[Value.A180]" office:value-type="string" office:string-value="T_v2_3_e">
            <text:p>T_v2_3_e</text:p>
          </table:table-cell>
          <table:table-cell table:formula="of:=[Value.B180]" office:value-type="float" office:value="181">
            <text:p>181</text:p>
          </table:table-cell>
          <table:table-cell table:formula="of:=[Value.D18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72]&gt;0;CONCATENATE([.A172];&quot; &quot;;&quot;integer default '0',&quot;);&quot;&quot;)">
            <text:p/>
          </table:table-cell>
        </table:table-row>
        <table:table-row table:style-name="ro2">
          <table:table-cell table:formula="of:=[Value.A181]" office:value-type="string" office:string-value="T_v2_4_e">
            <text:p>T_v2_4_e</text:p>
          </table:table-cell>
          <table:table-cell table:formula="of:=[Value.B181]" office:value-type="float" office:value="182">
            <text:p>182</text:p>
          </table:table-cell>
          <table:table-cell table:formula="of:=[Value.D18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73]&gt;0;CONCATENATE([.A173];&quot; &quot;;&quot;integer default '0',&quot;);&quot;&quot;)">
            <text:p/>
          </table:table-cell>
        </table:table-row>
        <table:table-row table:style-name="ro2">
          <table:table-cell table:formula="of:=[Value.A182]" office:value-type="string" office:string-value="T_v2_5_e">
            <text:p>T_v2_5_e</text:p>
          </table:table-cell>
          <table:table-cell table:formula="of:=[Value.B182]" office:value-type="float" office:value="183">
            <text:p>183</text:p>
          </table:table-cell>
          <table:table-cell table:formula="of:=[Value.D18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74]&gt;0;CONCATENATE([.A174];&quot; &quot;;&quot;integer default '0',&quot;);&quot;&quot;)">
            <text:p/>
          </table:table-cell>
        </table:table-row>
        <table:table-row table:style-name="ro2">
          <table:table-cell table:formula="of:=[Value.A183]" office:value-type="string" office:string-value="T_v2_6_e">
            <text:p>T_v2_6_e</text:p>
          </table:table-cell>
          <table:table-cell table:formula="of:=[Value.B183]" office:value-type="float" office:value="184">
            <text:p>184</text:p>
          </table:table-cell>
          <table:table-cell table:formula="of:=[Value.D18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75]&gt;0;CONCATENATE([.A175];&quot; &quot;;&quot;integer default '0',&quot;);&quot;&quot;)">
            <text:p/>
          </table:table-cell>
        </table:table-row>
        <table:table-row table:style-name="ro2">
          <table:table-cell table:formula="of:=[Value.A184]" office:value-type="string" office:string-value="T_v2_7_e">
            <text:p>T_v2_7_e</text:p>
          </table:table-cell>
          <table:table-cell table:formula="of:=[Value.B184]" office:value-type="float" office:value="185">
            <text:p>185</text:p>
          </table:table-cell>
          <table:table-cell table:formula="of:=[Value.D18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76]&gt;0;CONCATENATE([.A176];&quot; &quot;;&quot;integer default '0',&quot;);&quot;&quot;)">
            <text:p/>
          </table:table-cell>
        </table:table-row>
        <table:table-row table:style-name="ro2">
          <table:table-cell table:formula="of:=[Value.A185]" office:value-type="string" office:string-value="T_v2_8_e">
            <text:p>T_v2_8_e</text:p>
          </table:table-cell>
          <table:table-cell table:formula="of:=[Value.B185]" office:value-type="float" office:value="186">
            <text:p>186</text:p>
          </table:table-cell>
          <table:table-cell table:formula="of:=[Value.D18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77]&gt;0;CONCATENATE([.A177];&quot; &quot;;&quot;integer default '0',&quot;);&quot;&quot;)">
            <text:p/>
          </table:table-cell>
        </table:table-row>
        <table:table-row table:style-name="ro2">
          <table:table-cell table:formula="of:=[Value.A186]" office:value-type="string" office:string-value="T_v3_1_e">
            <text:p>T_v3_1_e</text:p>
          </table:table-cell>
          <table:table-cell table:formula="of:=[Value.B186]" office:value-type="float" office:value="187">
            <text:p>187</text:p>
          </table:table-cell>
          <table:table-cell table:formula="of:=[Value.D18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78]&gt;0;CONCATENATE([.A178];&quot; &quot;;&quot;integer default '0',&quot;);&quot;&quot;)">
            <text:p/>
          </table:table-cell>
        </table:table-row>
        <table:table-row table:style-name="ro2">
          <table:table-cell table:formula="of:=[Value.A187]" office:value-type="string" office:string-value="T_v3_2_e">
            <text:p>T_v3_2_e</text:p>
          </table:table-cell>
          <table:table-cell table:formula="of:=[Value.B187]" office:value-type="float" office:value="188">
            <text:p>188</text:p>
          </table:table-cell>
          <table:table-cell table:formula="of:=[Value.D18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79]&gt;0;CONCATENATE([.A179];&quot; &quot;;&quot;integer default '0',&quot;);&quot;&quot;)">
            <text:p/>
          </table:table-cell>
        </table:table-row>
        <table:table-row table:style-name="ro2">
          <table:table-cell table:formula="of:=[Value.A188]" office:value-type="string" office:string-value="T_v3_3_e">
            <text:p>T_v3_3_e</text:p>
          </table:table-cell>
          <table:table-cell table:formula="of:=[Value.B188]" office:value-type="float" office:value="189">
            <text:p>189</text:p>
          </table:table-cell>
          <table:table-cell table:formula="of:=[Value.D18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80]&gt;0;CONCATENATE([.A180];&quot; &quot;;&quot;integer default '0',&quot;);&quot;&quot;)">
            <text:p/>
          </table:table-cell>
        </table:table-row>
        <table:table-row table:style-name="ro2">
          <table:table-cell table:formula="of:=[Value.A189]" office:value-type="string" office:string-value="T_v3_4_e">
            <text:p>T_v3_4_e</text:p>
          </table:table-cell>
          <table:table-cell table:formula="of:=[Value.B189]" office:value-type="float" office:value="190">
            <text:p>190</text:p>
          </table:table-cell>
          <table:table-cell table:formula="of:=[Value.D18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81]&gt;0;CONCATENATE([.A181];&quot; &quot;;&quot;integer default '0',&quot;);&quot;&quot;)">
            <text:p/>
          </table:table-cell>
        </table:table-row>
        <table:table-row table:style-name="ro2">
          <table:table-cell table:formula="of:=[Value.A190]" office:value-type="string" office:string-value="T_v3_5_e">
            <text:p>T_v3_5_e</text:p>
          </table:table-cell>
          <table:table-cell table:formula="of:=[Value.B190]" office:value-type="float" office:value="191">
            <text:p>191</text:p>
          </table:table-cell>
          <table:table-cell table:formula="of:=[Value.D19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82]&gt;0;CONCATENATE([.A182];&quot; &quot;;&quot;integer default '0',&quot;);&quot;&quot;)">
            <text:p/>
          </table:table-cell>
        </table:table-row>
        <table:table-row table:style-name="ro2">
          <table:table-cell table:formula="of:=[Value.A191]" office:value-type="string" office:string-value="T_v3_6_e">
            <text:p>T_v3_6_e</text:p>
          </table:table-cell>
          <table:table-cell table:formula="of:=[Value.B191]" office:value-type="float" office:value="192">
            <text:p>192</text:p>
          </table:table-cell>
          <table:table-cell table:formula="of:=[Value.D19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83]&gt;0;CONCATENATE([.A183];&quot; &quot;;&quot;integer default '0',&quot;);&quot;&quot;)">
            <text:p/>
          </table:table-cell>
        </table:table-row>
        <table:table-row table:style-name="ro2">
          <table:table-cell table:formula="of:=[Value.A192]" office:value-type="string" office:string-value="T_v3_7_e">
            <text:p>T_v3_7_e</text:p>
          </table:table-cell>
          <table:table-cell table:formula="of:=[Value.B192]" office:value-type="float" office:value="193">
            <text:p>193</text:p>
          </table:table-cell>
          <table:table-cell table:formula="of:=[Value.D19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84]&gt;0;CONCATENATE([.A184];&quot; &quot;;&quot;integer default '0',&quot;);&quot;&quot;)">
            <text:p/>
          </table:table-cell>
        </table:table-row>
        <table:table-row table:style-name="ro2">
          <table:table-cell table:formula="of:=[Value.A193]" office:value-type="string" office:string-value="T_v3_8_e">
            <text:p>T_v3_8_e</text:p>
          </table:table-cell>
          <table:table-cell table:formula="of:=[Value.B193]" office:value-type="float" office:value="194">
            <text:p>194</text:p>
          </table:table-cell>
          <table:table-cell table:formula="of:=[Value.D19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85]&gt;0;CONCATENATE([.A185];&quot; &quot;;&quot;integer default '0',&quot;);&quot;&quot;)">
            <text:p/>
          </table:table-cell>
        </table:table-row>
        <table:table-row table:style-name="ro2">
          <table:table-cell table:formula="of:=[Value.A176]" office:value-type="string" office:string-value="L_ho">
            <text:p>L_ho</text:p>
          </table:table-cell>
          <table:table-cell table:formula="of:=[Value.B176]" office:value-type="float" office:value="195">
            <text:p>195</text:p>
          </table:table-cell>
          <table:table-cell table:formula="of:=[Value.D17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часткового опорожнення</text:p>
          </table:table-cell>
          <table:table-cell table:number-columns-repeated="4"/>
          <table:table-cell table:formula="of:=IF([.E186]&gt;0;CONCATENATE([.A186];&quot; &quot;;&quot;integer default '0',&quot;);&quot;&quot;)" office:value-type="string" office:string-value="L_ho integer default '0',">
            <text:p>L_ho integer default '0',</text:p>
          </table:table-cell>
        </table:table-row>
        <table:table-row table:style-name="ro2">
          <table:table-cell office:value-type="string">
            <text:p>Spr_01</text:p>
          </table:table-cell>
          <table:table-cell office:value-type="float" office:value="196">
            <text:p>1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Розрахункове завдання</text:p>
          </table:table-cell>
          <table:table-cell table:number-columns-repeated="4"/>
          <table:table-cell table:formula="of:=IF([.E187]&gt;0;CONCATENATE([.A187];&quot; &quot;;&quot;integer default '0',&quot;);&quot;&quot;)" office:value-type="string" office:string-value="Spr_01 integer default '0',">
            <text:p>Spr_01 integer default '0',</text:p>
          </table:table-cell>
        </table:table-row>
        <table:table-row table:style-name="ro2">
          <table:table-cell office:value-type="string">
            <text:p>G_cs_r</text:p>
          </table:table-cell>
          <table:table-cell office:value-type="float" office:value="198">
            <text:p>19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Витрата фільтрованого соку</text:p>
          </table:table-cell>
          <table:table-cell table:number-columns-repeated="4"/>
          <table:table-cell table:formula="of:=IF([.E188]&gt;0;CONCATENATE([.A188];&quot; &quot;;&quot;integer default '0',&quot;);&quot;&quot;)" office:value-type="string" office:string-value="G_cs_r integer default '0',">
            <text:p>G_cs_r integer default '0',</text:p>
          </table:table-cell>
        </table:table-row>
        <table:table-row table:style-name="ro2">
          <table:table-cell office:value-type="string">
            <text:p>L_cs_r</text:p>
          </table:table-cell>
          <table:table-cell office:value-type="float" office:value="200">
            <text:p>20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_cs</text:p>
          </table:table-cell>
          <table:table-cell office:value-type="string">
            <text:p>Рівень в збірнику фільтрованого соку</text:p>
          </table:table-cell>
          <table:table-cell table:number-columns-repeated="4"/>
          <table:table-cell table:formula="of:=IF([.E189]&gt;0;CONCATENATE([.A189];&quot; &quot;;&quot;integer default '0',&quot;);&quot;&quot;)" office:value-type="string" office:string-value="L_cs_r integer default '0',">
            <text:p>L_cs_r integer default '0',</text:p>
          </table:table-cell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/>
          <table:table-cell/>
          <table:table-cell table:number-columns-repeated="6"/>
          <table:table-cell table:formula="of:=IF([.E190]&gt;0;CONCATENATE([.A190];&quot; &quot;;&quot;integer default '0',&quot;);&quot;&quot;)">
            <text:p/>
          </table:table-cell>
        </table:table-row>
        <table:table-row table:style-name="ro2">
          <table:table-cell office:value-type="string">
            <text:p>X_01</text:p>
          </table:table-cell>
          <table:table-cell office:value-type="float" office:value="202">
            <text:p>20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0</text:p>
          </table:table-cell>
          <table:table-cell office:value-type="string">
            <text:p>Положення клапана</text:p>
          </table:table-cell>
          <table:table-cell table:number-columns-repeated="4"/>
          <table:table-cell table:formula="of:=IF([.E191]&gt;0;CONCATENATE([.A191];&quot; &quot;;&quot;integer default '0',&quot;);&quot;&quot;)" office:value-type="string" office:string-value="X_01 integer default '0',">
            <text:p>X_01 integer default '0',</text:p>
          </table:table-cell>
        </table:table-row>
        <table:table-row table:style-name="ro2">
          <table:table-cell office:value-type="string">
            <text:p>L_ho_l</text:p>
          </table:table-cell>
          <table:table-cell office:value-type="float" office:value="204">
            <text:p>20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0</text:p>
          </table:table-cell>
          <table:table-cell office:value-type="string">
            <text:p>Рівень в зб.</text:p>
          </table:table-cell>
          <table:table-cell table:number-columns-repeated="4"/>
          <table:table-cell table:formula="of:=IF([.E192]&gt;0;CONCATENATE([.A192];&quot; &quot;;&quot;integer default '0',&quot;);&quot;&quot;)" office:value-type="string" office:string-value="L_ho_l integer default '0',">
            <text:p>L_ho_l integer default '0',</text:p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193]&gt;0;CONCATENATE([.A193];&quot; &quot;;&quot;integer default '0',&quot;);&quot;&quot;)">
            <text:p/>
          </table:table-cell>
        </table:table-row>
        <table:table-row table:style-name="ro2">
          <table:table-cell table:formula="of:=[Parm.A2]" office:value-type="string" office:string-value="T_v2_zd">
            <text:p>T_v2_zd</text:p>
          </table:table-cell>
          <table:table-cell table:formula="of:=[Parm.B2]" office:value-type="float" office:value="256">
            <text:p>25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94]&gt;0;CONCATENATE([.A194];&quot; &quot;;&quot;integer default '0',&quot;);&quot;&quot;)">
            <text:p/>
          </table:table-cell>
        </table:table-row>
        <table:table-row table:style-name="ro2">
          <table:table-cell table:formula="of:=[Parm.A3]" office:value-type="string" office:string-value="T_v3_zd">
            <text:p>T_v3_zd</text:p>
          </table:table-cell>
          <table:table-cell table:formula="of:=[Parm.B3]" office:value-type="float" office:value="258">
            <text:p>25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95]&gt;0;CONCATENATE([.A195];&quot; &quot;;&quot;integer default '0',&quot;);&quot;&quot;)">
            <text:p/>
          </table:table-cell>
        </table:table-row>
        <table:table-row table:style-name="ro2">
          <table:table-cell table:formula="of:=[Parm.A4]" office:value-type="string" office:string-value="Tper_zd">
            <text:p>Tper_zd</text:p>
          </table:table-cell>
          <table:table-cell table:formula="of:=[Parm.B4]" office:value-type="float" office:value="260">
            <text:p>260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96]&gt;0;CONCATENATE([.A196];&quot; &quot;;&quot;integer default '0',&quot;);&quot;&quot;)">
            <text:p/>
          </table:table-cell>
        </table:table-row>
        <table:table-row table:style-name="ro2">
          <table:table-cell table:formula="of:=[Parm.A5]" office:value-type="string" office:string-value="Tst_zd">
            <text:p>Tst_zd</text:p>
          </table:table-cell>
          <table:table-cell table:formula="of:=[Parm.B5]"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97]&gt;0;CONCATENATE([.A197];&quot; &quot;;&quot;integer default '0',&quot;);&quot;&quot;)">
            <text:p/>
          </table:table-cell>
        </table:table-row>
        <table:table-row table:style-name="ro2">
          <table:table-cell table:formula="of:=[Parm.A6]" office:value-type="string" office:string-value="Tavl_1">
            <text:p>Tavl_1</text:p>
          </table:table-cell>
          <table:table-cell table:formula="of:=[Parm.B6]"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98]&gt;0;CONCATENATE([.A198];&quot; &quot;;&quot;integer default '0',&quot;);&quot;&quot;)">
            <text:p/>
          </table:table-cell>
        </table:table-row>
        <table:table-row table:style-name="ro2">
          <table:table-cell table:formula="of:=[Parm.A7]" office:value-type="string" office:string-value="Tavl_2">
            <text:p>Tavl_2</text:p>
          </table:table-cell>
          <table:table-cell table:formula="of:=[Parm.B7]"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199]&gt;0;CONCATENATE([.A199];&quot; &quot;;&quot;integer default '0',&quot;);&quot;&quot;)">
            <text:p/>
          </table:table-cell>
        </table:table-row>
        <table:table-row table:style-name="ro2">
          <table:table-cell table:formula="of:=[Parm.A8]" office:value-type="string" office:string-value="Tavl_3">
            <text:p>Tavl_3</text:p>
          </table:table-cell>
          <table:table-cell table:formula="of:=[Parm.B8]"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00]&gt;0;CONCATENATE([.A200];&quot; &quot;;&quot;integer default '0',&quot;);&quot;&quot;)">
            <text:p/>
          </table:table-cell>
        </table:table-row>
        <table:table-row table:style-name="ro2">
          <table:table-cell table:formula="of:=[Parm.A9]" office:value-type="string" office:string-value="Q_zd">
            <text:p>Q_zd</text:p>
          </table:table-cell>
          <table:table-cell table:formula="of:=[Parm.B9]" office:value-type="float" office:value="270">
            <text:p>270</text:p>
          </table:table-cell>
          <table:table-cell table:formula="of:=[Parm.D9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01]&gt;0;CONCATENATE([.A201];&quot; &quot;;&quot;integer default '0',&quot;);&quot;&quot;)">
            <text:p/>
          </table:table-cell>
        </table:table-row>
        <table:table-row table:style-name="ro2">
          <table:table-cell table:formula="of:=[Parm.A10]" office:value-type="string" office:string-value="s_G_cs">
            <text:p>s_G_cs</text:p>
          </table:table-cell>
          <table:table-cell table:formula="of:=[Parm.B10]" office:value-type="float" office:value="272">
            <text:p>272</text:p>
          </table:table-cell>
          <table:table-cell table:formula="of:=[Parm.D10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02]&gt;0;CONCATENATE([.A202];&quot; &quot;;&quot;integer default '0',&quot;);&quot;&quot;)">
            <text:p/>
          </table:table-cell>
        </table:table-row>
        <table:table-row table:style-name="ro2">
          <table:table-cell table:formula="of:=[Parm.A11]" office:value-type="string" office:string-value="Nc_zd">
            <text:p>Nc_zd</text:p>
          </table:table-cell>
          <table:table-cell table:formula="of:=[Parm.B11]" office:value-type="float" office:value="274">
            <text:p>274</text:p>
          </table:table-cell>
          <table:table-cell table:formula="of:=[Parm.D1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03]&gt;0;CONCATENATE([.A203];&quot; &quot;;&quot;integer default '0',&quot;);&quot;&quot;)">
            <text:p/>
          </table:table-cell>
        </table:table-row>
        <table:table-row table:style-name="ro2">
          <table:table-cell table:formula="of:=[Parm.A12]" office:value-type="string" office:string-value="f_L_nfs">
            <text:p>f_L_nfs</text:p>
          </table:table-cell>
          <table:table-cell table:formula="of:=[Parm.B12]" office:value-type="float" office:value="275">
            <text:p>275</text:p>
          </table:table-cell>
          <table:table-cell table:formula="of:=[Parm.D1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04]&gt;0;CONCATENATE([.A204];&quot; &quot;;&quot;integer default '0',&quot;);&quot;&quot;)">
            <text:p/>
          </table:table-cell>
        </table:table-row>
        <table:table-row table:style-name="ro2">
          <table:table-cell table:formula="of:=[Parm.A13]" office:value-type="string" office:string-value="f_L_nz">
            <text:p>f_L_nz</text:p>
          </table:table-cell>
          <table:table-cell table:formula="of:=[Parm.B13]" office:value-type="float" office:value="276">
            <text:p>276</text:p>
          </table:table-cell>
          <table:table-cell table:formula="of:=[Parm.D1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05]&gt;0;CONCATENATE([.A205];&quot; &quot;;&quot;integer default '0',&quot;);&quot;&quot;)">
            <text:p/>
          </table:table-cell>
        </table:table-row>
        <table:table-row table:style-name="ro2">
          <table:table-cell table:formula="of:=[Parm.A14]" office:value-type="string" office:string-value="f_L_sus">
            <text:p>f_L_sus</text:p>
          </table:table-cell>
          <table:table-cell table:formula="of:=[Parm.B14]" office:value-type="float" office:value="277">
            <text:p>277</text:p>
          </table:table-cell>
          <table:table-cell table:formula="of:=[Parm.D1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06]&gt;0;CONCATENATE([.A206];&quot; &quot;;&quot;integer default '0',&quot;);&quot;&quot;)">
            <text:p/>
          </table:table-cell>
        </table:table-row>
        <table:table-row table:style-name="ro2">
          <table:table-cell table:formula="of:=[Parm.A15]" office:value-type="string" office:string-value="f_L_cs">
            <text:p>f_L_cs</text:p>
          </table:table-cell>
          <table:table-cell table:formula="of:=[Parm.B15]" office:value-type="float" office:value="278">
            <text:p>278</text:p>
          </table:table-cell>
          <table:table-cell table:formula="of:=[Parm.D1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07]&gt;0;CONCATENATE([.A207];&quot; &quot;;&quot;integer default '0',&quot;);&quot;&quot;)">
            <text:p/>
          </table:table-cell>
        </table:table-row>
        <table:table-row table:style-name="ro2">
          <table:table-cell table:formula="of:=[Parm.A16]" office:value-type="string" office:string-value="f_T_s">
            <text:p>f_T_s</text:p>
          </table:table-cell>
          <table:table-cell table:formula="of:=[Parm.B16]" office:value-type="float" office:value="279">
            <text:p>279</text:p>
          </table:table-cell>
          <table:table-cell table:formula="of:=[Parm.D1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08]&gt;0;CONCATENATE([.A208];&quot; &quot;;&quot;integer default '0',&quot;);&quot;&quot;)">
            <text:p/>
          </table:table-cell>
        </table:table-row>
        <table:table-row table:style-name="ro2">
          <table:table-cell table:formula="of:=[Parm.A17]" office:value-type="string" office:string-value="f_G_cs">
            <text:p>f_G_cs</text:p>
          </table:table-cell>
          <table:table-cell table:formula="of:=[Parm.B17]" office:value-type="float" office:value="280">
            <text:p>280</text:p>
          </table:table-cell>
          <table:table-cell table:formula="of:=[Parm.D1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09]&gt;0;CONCATENATE([.A209];&quot; &quot;;&quot;integer default '0',&quot;);&quot;&quot;)">
            <text:p/>
          </table:table-cell>
        </table:table-row>
        <table:table-row table:style-name="ro2">
          <table:table-cell table:formula="of:=[Parm.A18]" office:value-type="string" office:string-value="z_L_nfs">
            <text:p>z_L_nfs</text:p>
          </table:table-cell>
          <table:table-cell table:formula="of:=[Parm.B18]" office:value-type="float" office:value="281">
            <text:p>281</text:p>
          </table:table-cell>
          <table:table-cell table:formula="of:=[Parm.D1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10]&gt;0;CONCATENATE([.A210];&quot; &quot;;&quot;integer default '0',&quot;);&quot;&quot;)">
            <text:p/>
          </table:table-cell>
        </table:table-row>
        <table:table-row table:style-name="ro2">
          <table:table-cell table:formula="of:=[Parm.A19]" office:value-type="string" office:string-value="m_L_nfs">
            <text:p>m_L_nfs</text:p>
          </table:table-cell>
          <table:table-cell table:formula="of:=[Parm.B19]" office:value-type="float" office:value="282">
            <text:p>282</text:p>
          </table:table-cell>
          <table:table-cell table:formula="of:=[Parm.D1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11]&gt;0;CONCATENATE([.A211];&quot; &quot;;&quot;integer default '0',&quot;);&quot;&quot;)">
            <text:p/>
          </table:table-cell>
        </table:table-row>
        <table:table-row table:style-name="ro2">
          <table:table-cell table:formula="of:=[Parm.A20]" office:value-type="string" office:string-value="z_L_nz">
            <text:p>z_L_nz</text:p>
          </table:table-cell>
          <table:table-cell table:formula="of:=[Parm.B20]" office:value-type="float" office:value="283">
            <text:p>283</text:p>
          </table:table-cell>
          <table:table-cell table:formula="of:=[Parm.D2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12]&gt;0;CONCATENATE([.A212];&quot; &quot;;&quot;integer default '0',&quot;);&quot;&quot;)">
            <text:p/>
          </table:table-cell>
        </table:table-row>
        <table:table-row table:style-name="ro2">
          <table:table-cell table:formula="of:=[Parm.A21]" office:value-type="string" office:string-value="m_L_nz">
            <text:p>m_L_nz</text:p>
          </table:table-cell>
          <table:table-cell table:formula="of:=[Parm.B21]" office:value-type="float" office:value="284">
            <text:p>284</text:p>
          </table:table-cell>
          <table:table-cell table:formula="of:=[Parm.D2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13]&gt;0;CONCATENATE([.A213];&quot; &quot;;&quot;integer default '0',&quot;);&quot;&quot;)">
            <text:p/>
          </table:table-cell>
        </table:table-row>
        <table:table-row table:style-name="ro2">
          <table:table-cell table:formula="of:=[Parm.A22]" office:value-type="string" office:string-value="z_L_sus">
            <text:p>z_L_sus</text:p>
          </table:table-cell>
          <table:table-cell table:formula="of:=[Parm.B22]" office:value-type="float" office:value="285">
            <text:p>285</text:p>
          </table:table-cell>
          <table:table-cell table:formula="of:=[Parm.D2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14]&gt;0;CONCATENATE([.A214];&quot; &quot;;&quot;integer default '0',&quot;);&quot;&quot;)">
            <text:p/>
          </table:table-cell>
        </table:table-row>
        <table:table-row table:style-name="ro2">
          <table:table-cell table:formula="of:=[Parm.A23]" office:value-type="string" office:string-value="m_L_sus">
            <text:p>m_L_sus</text:p>
          </table:table-cell>
          <table:table-cell table:formula="of:=[Parm.B23]" office:value-type="float" office:value="286">
            <text:p>286</text:p>
          </table:table-cell>
          <table:table-cell table:formula="of:=[Parm.D2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15]&gt;0;CONCATENATE([.A215];&quot; &quot;;&quot;integer default '0',&quot;);&quot;&quot;)">
            <text:p/>
          </table:table-cell>
        </table:table-row>
        <table:table-row table:style-name="ro2">
          <table:table-cell table:formula="of:=[Parm.A24]" office:value-type="string" office:string-value="z_L_cs">
            <text:p>z_L_cs</text:p>
          </table:table-cell>
          <table:table-cell table:formula="of:=[Parm.B24]" office:value-type="float" office:value="287">
            <text:p>287</text:p>
          </table:table-cell>
          <table:table-cell table:formula="of:=[Parm.D2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16]&gt;0;CONCATENATE([.A216];&quot; &quot;;&quot;integer default '0',&quot;);&quot;&quot;)">
            <text:p/>
          </table:table-cell>
        </table:table-row>
        <table:table-row table:style-name="ro2">
          <table:table-cell table:formula="of:=[Parm.A25]" office:value-type="string" office:string-value="m_L_cs">
            <text:p>m_L_cs</text:p>
          </table:table-cell>
          <table:table-cell table:formula="of:=[Parm.B25]" office:value-type="float" office:value="288">
            <text:p>288</text:p>
          </table:table-cell>
          <table:table-cell table:formula="of:=[Parm.D2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17]&gt;0;CONCATENATE([.A217];&quot; &quot;;&quot;integer default '0',&quot;);&quot;&quot;)">
            <text:p/>
          </table:table-cell>
        </table:table-row>
        <table:table-row table:style-name="ro2">
          <table:table-cell table:formula="of:=[Parm.A26]" office:value-type="string" office:string-value="z_T_s">
            <text:p>z_T_s</text:p>
          </table:table-cell>
          <table:table-cell table:formula="of:=[Parm.B26]" office:value-type="float" office:value="289">
            <text:p>289</text:p>
          </table:table-cell>
          <table:table-cell table:formula="of:=[Parm.D2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18]&gt;0;CONCATENATE([.A218];&quot; &quot;;&quot;integer default '0',&quot;);&quot;&quot;)">
            <text:p/>
          </table:table-cell>
        </table:table-row>
        <table:table-row table:style-name="ro2">
          <table:table-cell table:formula="of:=[Parm.A27]" office:value-type="string" office:string-value="m_T_s">
            <text:p>m_T_s</text:p>
          </table:table-cell>
          <table:table-cell table:formula="of:=[Parm.B27]" office:value-type="float" office:value="290">
            <text:p>290</text:p>
          </table:table-cell>
          <table:table-cell table:formula="of:=[Parm.D2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19]&gt;0;CONCATENATE([.A219];&quot; &quot;;&quot;integer default '0',&quot;);&quot;&quot;)">
            <text:p/>
          </table:table-cell>
        </table:table-row>
        <table:table-row table:style-name="ro2">
          <table:table-cell table:formula="of:=[Parm.A28]" office:value-type="string" office:string-value="z_G_cs">
            <text:p>z_G_cs</text:p>
          </table:table-cell>
          <table:table-cell table:formula="of:=[Parm.B28]" office:value-type="float" office:value="291">
            <text:p>291</text:p>
          </table:table-cell>
          <table:table-cell table:formula="of:=[Parm.D2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20]&gt;0;CONCATENATE([.A220];&quot; &quot;;&quot;integer default '0',&quot;);&quot;&quot;)">
            <text:p/>
          </table:table-cell>
        </table:table-row>
        <table:table-row table:style-name="ro2">
          <table:table-cell table:formula="of:=[Parm.A29]" office:value-type="string" office:string-value="m_G_cs">
            <text:p>m_G_cs</text:p>
          </table:table-cell>
          <table:table-cell table:formula="of:=[Parm.B29]" office:value-type="float" office:value="292">
            <text:p>292</text:p>
          </table:table-cell>
          <table:table-cell table:formula="of:=[Parm.D2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21]&gt;0;CONCATENATE([.A221];&quot; &quot;;&quot;integer default '0',&quot;);&quot;&quot;)">
            <text:p/>
          </table:table-cell>
        </table:table-row>
        <table:table-row table:style-name="ro2">
          <table:table-cell table:formula="of:=[Parm.A30]" office:value-type="string" office:string-value="d_L_sus_zd">
            <text:p>d_L_sus_zd</text:p>
          </table:table-cell>
          <table:table-cell table:formula="of:=[Parm.B30]" office:value-type="float" office:value="293">
            <text:p>293</text:p>
          </table:table-cell>
          <table:table-cell table:formula="of:=[Parm.D3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39]" office:value-type="string" office:string-value="L_sus">
            <text:p>L_sus</text:p>
          </table:table-cell>
          <table:table-cell table:number-columns-repeated="5"/>
          <table:table-cell table:formula="of:=IF([.E222]&gt;0;CONCATENATE([.A222];&quot; &quot;;&quot;integer default '0',&quot;);&quot;&quot;)">
            <text:p/>
          </table:table-cell>
        </table:table-row>
        <table:table-row table:style-name="ro2">
          <table:table-cell table:formula="of:=[Parm.A43]" office:value-type="string" office:string-value="f_L_ho">
            <text:p>f_L_ho</text:p>
          </table:table-cell>
          <table:table-cell table:formula="of:=[Parm.B43]" office:value-type="float" office:value="294">
            <text:p>294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23]&gt;0;CONCATENATE([.A223];&quot; &quot;;&quot;integer default '0',&quot;);&quot;&quot;)">
            <text:p/>
          </table:table-cell>
        </table:table-row>
        <table:table-row table:style-name="ro2">
          <table:table-cell office:value-type="string">
            <text:p>SP_01</text:p>
          </table:table-cell>
          <table:table-cell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Завдання</text:p>
          </table:table-cell>
          <table:table-cell office:value-type="float" office:value="30">
            <text:p>30</text:p>
          </table:table-cell>
          <table:table-cell table:formula="of:=CONCATENATE([.A224];&quot;:=INT_REAL(eep_n_r(&quot;;[.H224];&quot;));&quot;)" office:value-type="string" office:string-value="SP_01:=INT_REAL(eep_n_r(30));">
            <text:p>SP_01:=INT_REAL(eep_n_r(30));</text:p>
          </table:table-cell>
          <table:table-cell table:formula="of:=CONCATENATE(&quot;Res:=een_n_w(&quot;; [.H224]; &quot;,REAL_INT(&quot;;[.A224];&quot;);&quot;)" office:value-type="string" office:string-value="Res:=een_n_w(30,REAL_INT(SP_01);">
            <text:p>Res:=een_n_w(30,REAL_INT(SP_01);</text:p>
          </table:table-cell>
          <table:table-cell/>
          <table:table-cell table:formula="of:=IF([.E224]&gt;0;CONCATENATE([.A224];&quot; &quot;;&quot;integer default '0',&quot;);&quot;&quot;)" office:value-type="string" office:string-value="SP_01 integer default '0',">
            <text:p>SP_01 integer default '0',</text:p>
          </table:table-cell>
        </table:table-row>
        <table:table-row table:style-name="ro2">
          <table:table-cell office:value-type="string">
            <text:p>SP_02</text:p>
          </table:table-cell>
          <table:table-cell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L_cs</text:p>
          </table:table-cell>
          <table:table-cell office:value-type="string">
            <text:p>Завдання</text:p>
          </table:table-cell>
          <table:table-cell office:value-type="float" office:value="31">
            <text:p>31</text:p>
          </table:table-cell>
          <table:table-cell table:formula="of:=CONCATENATE([.A225];&quot;:=INT_REAL(eep_n_r(&quot;;[.H225];&quot;));&quot;)" office:value-type="string" office:string-value="SP_02:=INT_REAL(eep_n_r(31));">
            <text:p>SP_02:=INT_REAL(eep_n_r(31));</text:p>
          </table:table-cell>
          <table:table-cell table:formula="of:=CONCATENATE(&quot;Res:=een_n_w(&quot;; [.H225]; &quot;,REAL_INT(&quot;;[.A225];&quot;);&quot;)" office:value-type="string" office:string-value="Res:=een_n_w(31,REAL_INT(SP_02);">
            <text:p>Res:=een_n_w(31,REAL_INT(SP_02);</text:p>
          </table:table-cell>
          <table:table-cell/>
          <table:table-cell table:formula="of:=IF([.E225]&gt;0;CONCATENATE([.A225];&quot; &quot;;&quot;integer default '0',&quot;);&quot;&quot;)" office:value-type="string" office:string-value="SP_02 integer default '0',">
            <text:p>SP_02 integer default '0',</text:p>
          </table:table-cell>
        </table:table-row>
        <table:table-row table:style-name="ro2">
          <table:table-cell office:value-type="string">
            <text:p>K_01</text:p>
          </table:table-cell>
          <table:table-cell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2">
            <text:p>32</text:p>
          </table:table-cell>
          <table:table-cell table:formula="of:=CONCATENATE([.A226];&quot;:=INT_REAL(eep_n_r(&quot;;[.H226];&quot;));&quot;)" office:value-type="string" office:string-value="K_01:=INT_REAL(eep_n_r(32));">
            <text:p>K_01:=INT_REAL(eep_n_r(32));</text:p>
          </table:table-cell>
          <table:table-cell table:formula="of:=CONCATENATE(&quot;Res:=een_n_w(&quot;; [.H226]; &quot;,REAL_INT(&quot;;[.A226];&quot;);&quot;)" office:value-type="string" office:string-value="Res:=een_n_w(32,REAL_INT(K_01);">
            <text:p>Res:=een_n_w(32,REAL_INT(K_01);</text:p>
          </table:table-cell>
          <table:table-cell/>
          <table:table-cell table:formula="of:=IF([.E226]&gt;0;CONCATENATE([.A226];&quot; &quot;;&quot;integer default '0',&quot;);&quot;&quot;)">
            <text:p/>
          </table:table-cell>
        </table:table-row>
        <table:table-row table:style-name="ro2">
          <table:table-cell office:value-type="string">
            <text:p>Kp_01</text:p>
          </table:table-cell>
          <table:table-cell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3">
            <text:p>33</text:p>
          </table:table-cell>
          <table:table-cell table:formula="of:=CONCATENATE([.A227];&quot;:=INT_REAL(eep_n_r(&quot;;[.H227];&quot;));&quot;)" office:value-type="string" office:string-value="Kp_01:=INT_REAL(eep_n_r(33));">
            <text:p>Kp_01:=INT_REAL(eep_n_r(33));</text:p>
          </table:table-cell>
          <table:table-cell table:formula="of:=CONCATENATE(&quot;Res:=een_n_w(&quot;; [.H227]; &quot;,REAL_INT(&quot;;[.A227];&quot;);&quot;)" office:value-type="string" office:string-value="Res:=een_n_w(33,REAL_INT(Kp_01);">
            <text:p>Res:=een_n_w(33,REAL_INT(Kp_01);</text:p>
          </table:table-cell>
          <table:table-cell/>
          <table:table-cell table:formula="of:=IF([.E227]&gt;0;CONCATENATE([.A227];&quot; &quot;;&quot;integer default '0',&quot;);&quot;&quot;)">
            <text:p/>
          </table:table-cell>
        </table:table-row>
        <table:table-row table:style-name="ro2">
          <table:table-cell office:value-type="string">
            <text:p>Ti_01</text:p>
          </table:table-cell>
          <table:table-cell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4">
            <text:p>34</text:p>
          </table:table-cell>
          <table:table-cell table:formula="of:=CONCATENATE([.A228];&quot;:=INT_REAL(eep_n_r(&quot;;[.H228];&quot;));&quot;)" office:value-type="string" office:string-value="Ti_01:=INT_REAL(eep_n_r(34));">
            <text:p>Ti_01:=INT_REAL(eep_n_r(34));</text:p>
          </table:table-cell>
          <table:table-cell table:formula="of:=CONCATENATE(&quot;Res:=een_n_w(&quot;; [.H228]; &quot;,REAL_INT(&quot;;[.A228];&quot;);&quot;)" office:value-type="string" office:string-value="Res:=een_n_w(34,REAL_INT(Ti_01);">
            <text:p>Res:=een_n_w(34,REAL_INT(Ti_01);</text:p>
          </table:table-cell>
          <table:table-cell/>
          <table:table-cell table:formula="of:=IF([.E228]&gt;0;CONCATENATE([.A228];&quot; &quot;;&quot;integer default '0',&quot;);&quot;&quot;)">
            <text:p/>
          </table:table-cell>
        </table:table-row>
        <table:table-row table:style-name="ro2">
          <table:table-cell office:value-type="string">
            <text:p>Td_01</text:p>
          </table:table-cell>
          <table:table-cell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5">
            <text:p>35</text:p>
          </table:table-cell>
          <table:table-cell table:formula="of:=CONCATENATE([.A229];&quot;:=INT_REAL(eep_n_r(&quot;;[.H229];&quot;));&quot;)" office:value-type="string" office:string-value="Td_01:=INT_REAL(eep_n_r(35));">
            <text:p>Td_01:=INT_REAL(eep_n_r(35));</text:p>
          </table:table-cell>
          <table:table-cell table:formula="of:=CONCATENATE(&quot;Res:=een_n_w(&quot;; [.H229]; &quot;,REAL_INT(&quot;;[.A229];&quot;);&quot;)" office:value-type="string" office:string-value="Res:=een_n_w(35,REAL_INT(Td_01);">
            <text:p>Res:=een_n_w(35,REAL_INT(Td_01);</text:p>
          </table:table-cell>
          <table:table-cell/>
          <table:table-cell table:formula="of:=IF([.E229]&gt;0;CONCATENATE([.A229];&quot; &quot;;&quot;integer default '0',&quot;);&quot;&quot;)">
            <text:p/>
          </table:table-cell>
        </table:table-row>
        <table:table-row table:style-name="ro2">
          <table:table-cell office:value-type="string">
            <text:p>Xmin_01</text:p>
          </table:table-cell>
          <table:table-cell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6">
            <text:p>36</text:p>
          </table:table-cell>
          <table:table-cell table:formula="of:=CONCATENATE([.A230];&quot;:=INT_REAL(eep_n_r(&quot;;[.H230];&quot;));&quot;)" office:value-type="string" office:string-value="Xmin_01:=INT_REAL(eep_n_r(36));">
            <text:p>Xmin_01:=INT_REAL(eep_n_r(36));</text:p>
          </table:table-cell>
          <table:table-cell table:formula="of:=CONCATENATE(&quot;Res:=een_n_w(&quot;; [.H230]; &quot;,REAL_INT(&quot;;[.A230];&quot;);&quot;)" office:value-type="string" office:string-value="Res:=een_n_w(36,REAL_INT(Xmin_01);">
            <text:p>Res:=een_n_w(36,REAL_INT(Xmin_01);</text:p>
          </table:table-cell>
          <table:table-cell/>
          <table:table-cell table:formula="of:=IF([.E230]&gt;0;CONCATENATE([.A230];&quot; &quot;;&quot;integer default '0',&quot;);&quot;&quot;)">
            <text:p/>
          </table:table-cell>
        </table:table-row>
        <table:table-row table:style-name="ro2">
          <table:table-cell office:value-type="string">
            <text:p>Xmax_01</text:p>
          </table:table-cell>
          <table:table-cell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7">
            <text:p>37</text:p>
          </table:table-cell>
          <table:table-cell table:formula="of:=CONCATENATE([.A231];&quot;:=INT_REAL(eep_n_r(&quot;;[.H231];&quot;));&quot;)" office:value-type="string" office:string-value="Xmax_01:=INT_REAL(eep_n_r(37));">
            <text:p>Xmax_01:=INT_REAL(eep_n_r(37));</text:p>
          </table:table-cell>
          <table:table-cell table:formula="of:=CONCATENATE(&quot;Res:=een_n_w(&quot;; [.H231]; &quot;,REAL_INT(&quot;;[.A231];&quot;);&quot;)" office:value-type="string" office:string-value="Res:=een_n_w(37,REAL_INT(Xmax_01);">
            <text:p>Res:=een_n_w(37,REAL_INT(Xmax_01);</text:p>
          </table:table-cell>
          <table:table-cell/>
          <table:table-cell table:formula="of:=IF([.E231]&gt;0;CONCATENATE([.A231];&quot; &quot;;&quot;integer default '0',&quot;);&quot;&quot;)">
            <text:p/>
          </table:table-cell>
        </table:table-row>
        <table:table-row table:style-name="ro2">
          <table:table-cell office:value-type="string">
            <text:p>Rej_01</text:p>
          </table:table-cell>
          <table:table-cell office:value-type="float" office:value="311">
            <text:p>31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38">
            <text:p>38</text:p>
          </table:table-cell>
          <table:table-cell table:formula="of:=CONCATENATE([.A232];&quot;:=BOOL(eep_n_r(&quot;;[.H232];&quot;));&quot;)" office:value-type="string" office:string-value="Rej_01:=BOOL(eep_n_r(38));">
            <text:p>Rej_01:=BOOL(eep_n_r(38));</text:p>
          </table:table-cell>
          <table:table-cell table:formula="of:=CONCATENATE(&quot;Res:=een_n_w(&quot;; [.H232]; &quot;,ANA(&quot;;[.A232];&quot;);&quot;)" office:value-type="string" office:string-value="Res:=een_n_w(38,ANA(Rej_01);">
            <text:p>Res:=een_n_w(38,ANA(Rej_01);</text:p>
          </table:table-cell>
          <table:table-cell/>
          <table:table-cell table:formula="of:=IF([.E232]&gt;0;CONCATENATE([.A232];&quot; &quot;;&quot;integer default '0',&quot;);&quot;&quot;)" office:value-type="string" office:string-value="Rej_01 integer default '0',">
            <text:p>Rej_01 integer default '0',</text:p>
          </table:table-cell>
        </table:table-row>
        <table:table-row table:style-name="ro2">
          <table:table-cell office:value-type="string">
            <text:p>Am_01</text:p>
          </table:table-cell>
          <table:table-cell office:value-type="float" office:value="312">
            <text:p>31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39">
            <text:p>39</text:p>
          </table:table-cell>
          <table:table-cell table:formula="of:=CONCATENATE([.A233];&quot;:=BOOL(eep_n_r(&quot;;[.H233];&quot;));&quot;)" office:value-type="string" office:string-value="Am_01:=BOOL(eep_n_r(39));">
            <text:p>Am_01:=BOOL(eep_n_r(39));</text:p>
          </table:table-cell>
          <table:table-cell table:formula="of:=CONCATENATE(&quot;Res:=een_n_w(&quot;; [.H233]; &quot;,ANA(&quot;;[.A233];&quot;);&quot;)" office:value-type="string" office:string-value="Res:=een_n_w(39,ANA(Am_01);">
            <text:p>Res:=een_n_w(39,ANA(Am_01);</text:p>
          </table:table-cell>
          <table:table-cell/>
          <table:table-cell table:formula="of:=IF([.E233]&gt;0;CONCATENATE([.A233];&quot; &quot;;&quot;integer default '0',&quot;);&quot;&quot;)" office:value-type="string" office:string-value="Am_01 integer default '0',">
            <text:p>Am_01 integer default '0',</text:p>
          </table:table-cell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2"/>
          <table:table-cell/>
          <table:table-cell table:number-columns-repeated="6"/>
          <table:table-cell table:formula="of:=IF([.E234]&gt;0;CONCATENATE([.A234];&quot; &quot;;&quot;integer default '0',&quot;);&quot;&quot;)">
            <text:p/>
          </table:table-cell>
        </table:table-row>
        <table:table-row table:style-name="ro2">
          <table:table-cell office:value-type="string">
            <text:p>Rev_01</text:p>
          </table:table-cell>
          <table:table-cell office:value-type="float" office:value="313">
            <text:p>313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35]&gt;0;CONCATENATE([.A235];&quot; &quot;;&quot;integer default '0',&quot;);&quot;&quot;)">
            <text:p/>
          </table:table-cell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/>
          <table:table-cell/>
          <table:table-cell table:number-columns-repeated="6"/>
          <table:table-cell table:formula="of:=IF([.E236]&gt;0;CONCATENATE([.A236];&quot; &quot;;&quot;integer default '0',&quot;);&quot;&quot;)">
            <text:p/>
          </table:table-cell>
        </table:table-row>
        <table:table-row table:style-name="ro2">
          <table:table-cell office:value-type="string">
            <text:p>P0_01</text:p>
          </table:table-cell>
          <table:table-cell office:value-type="float" office:value="509">
            <text:p>509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IF([.E237]&gt;0;CONCATENATE([.A237];&quot; &quot;;&quot;integer default '0',&quot;);&quot;&quot;)">
            <text:p/>
          </table:table-cell>
        </table:table-row>
        <table:table-row table:style-name="ro2">
          <table:table-cell office:value-type="string">
            <text:p>Mode_01</text:p>
          </table:table-cell>
          <table:table-cell office:value-type="float" office:value="511">
            <text:p>51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IF([.E238]&gt;0;CONCATENATE([.A238];&quot; &quot;;&quot;integer default '0',&quot;);&quot;&quot;)">
            <text:p/>
          </table:table-cell>
        </table:table-row>
        <table:table-row table:style-name="ro2">
          <table:table-cell table:formula="of:=[Control.A2]" office:value-type="string" office:string-value="Cvit">
            <text:p>Cvit</text:p>
          </table:table-cell>
          <table:table-cell table:formula="of:=[Control.B2]"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39]&gt;0;CONCATENATE([.A239];&quot; &quot;;&quot;integer default '0',&quot;);&quot;&quot;)">
            <text:p/>
          </table:table-cell>
        </table:table-row>
        <table:table-row table:style-name="ro2">
          <table:table-cell table:formula="of:=[Control.A3]" office:value-type="string" office:string-value="Man_1_">
            <text:p>Man_1_</text:p>
          </table:table-cell>
          <table:table-cell table:formula="of:=[Control.B3]"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40]&gt;0;CONCATENATE([.A240];&quot; &quot;;&quot;integer default '0',&quot;);&quot;&quot;)">
            <text:p/>
          </table:table-cell>
        </table:table-row>
        <table:table-row table:style-name="ro2">
          <table:table-cell table:formula="of:=[Control.A4]" office:value-type="string" office:string-value="Man_2_">
            <text:p>Man_2_</text:p>
          </table:table-cell>
          <table:table-cell table:formula="of:=[Control.B4]"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41]&gt;0;CONCATENATE([.A241];&quot; &quot;;&quot;integer default '0',&quot;);&quot;&quot;)">
            <text:p/>
          </table:table-cell>
        </table:table-row>
        <table:table-row table:style-name="ro2">
          <table:table-cell table:formula="of:=[Control.A5]" office:value-type="string" office:string-value="Man_3_">
            <text:p>Man_3_</text:p>
          </table:table-cell>
          <table:table-cell table:formula="of:=[Control.B5]"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42]&gt;0;CONCATENATE([.A242];&quot; &quot;;&quot;integer default '0',&quot;);&quot;&quot;)">
            <text:p/>
          </table:table-cell>
        </table:table-row>
        <table:table-row table:style-name="ro2">
          <table:table-cell table:formula="of:=[Control.A6]" office:value-type="string" office:string-value="Man_4_">
            <text:p>Man_4_</text:p>
          </table:table-cell>
          <table:table-cell table:formula="of:=[Control.B6]"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43]&gt;0;CONCATENATE([.A243];&quot; &quot;;&quot;integer default '0',&quot;);&quot;&quot;)">
            <text:p/>
          </table:table-cell>
        </table:table-row>
        <table:table-row table:style-name="ro2">
          <table:table-cell table:formula="of:=[Control.A7]" office:value-type="string" office:string-value="Man_5_">
            <text:p>Man_5_</text:p>
          </table:table-cell>
          <table:table-cell table:formula="of:=[Control.B7]"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44]&gt;0;CONCATENATE([.A244];&quot; &quot;;&quot;integer default '0',&quot;);&quot;&quot;)">
            <text:p/>
          </table:table-cell>
        </table:table-row>
        <table:table-row table:style-name="ro2">
          <table:table-cell table:formula="of:=[Control.A8]" office:value-type="string" office:string-value="Man_6_">
            <text:p>Man_6_</text:p>
          </table:table-cell>
          <table:table-cell table:formula="of:=[Control.B8]"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45]&gt;0;CONCATENATE([.A245];&quot; &quot;;&quot;integer default '0',&quot;);&quot;&quot;)">
            <text:p/>
          </table:table-cell>
        </table:table-row>
        <table:table-row table:style-name="ro2">
          <table:table-cell table:formula="of:=[Control.A9]" office:value-type="string" office:string-value="Man_7_">
            <text:p>Man_7_</text:p>
          </table:table-cell>
          <table:table-cell table:formula="of:=[Control.B9]"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46]&gt;0;CONCATENATE([.A246];&quot; &quot;;&quot;integer default '0',&quot;);&quot;&quot;)">
            <text:p/>
          </table:table-cell>
        </table:table-row>
        <table:table-row table:style-name="ro2">
          <table:table-cell table:formula="of:=[Control.A10]" office:value-type="string" office:string-value="Man_8_">
            <text:p>Man_8_</text:p>
          </table:table-cell>
          <table:table-cell table:formula="of:=[Control.B10]"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47]&gt;0;CONCATENATE([.A247];&quot; &quot;;&quot;integer default '0',&quot;);&quot;&quot;)">
            <text:p/>
          </table:table-cell>
        </table:table-row>
        <table:table-row table:style-name="ro2">
          <table:table-cell table:formula="of:=[Control.A11]" office:value-type="string" office:string-value="Run">
            <text:p>Run</text:p>
          </table:table-cell>
          <table:table-cell table:formula="of:=[Control.B11]"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48]&gt;0;CONCATENATE([.A248];&quot; &quot;;&quot;integer default '0',&quot;);&quot;&quot;)">
            <text:p/>
          </table:table-cell>
        </table:table-row>
        <table:table-row table:style-name="ro2">
          <table:table-cell table:formula="of:=[Control.A12]" office:value-type="string" office:string-value="Save">
            <text:p>Save</text:p>
          </table:table-cell>
          <table:table-cell table:formula="of:=[Control.B12]"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IF([.E249]&gt;0;CONCATENATE([.A249];&quot; &quot;;&quot;integer default '0',&quot;);&quot;&quot;)">
            <text:p/>
          </table:table-cell>
        </table:table-row>
        <table:table-row table:style-name="ro2">
          <table:table-cell table:formula="of:=[Control.A14]" office:value-type="string" office:string-value="Am_1_">
            <text:p>Am_1_</text:p>
          </table:table-cell>
          <table:table-cell table:formula="of:=[Control.B14]"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0">
            <text:p>40</text:p>
          </table:table-cell>
          <table:table-cell table:formula="of:=CONCATENATE([.A250];&quot;:=BOOL(eep_n_r(&quot;;[.H250];&quot;));&quot;)" office:value-type="string" office:string-value="Am_1_:=BOOL(eep_n_r(40));">
            <text:p>Am_1_:=BOOL(eep_n_r(40));</text:p>
          </table:table-cell>
          <table:table-cell table:formula="of:=CONCATENATE(&quot;Res:=een_n_w(&quot;; [.H250]; &quot;,ANA(&quot;;[.A250];&quot;);&quot;)" office:value-type="string" office:string-value="Res:=een_n_w(40,ANA(Am_1_);">
            <text:p>Res:=een_n_w(40,ANA(Am_1_);</text:p>
          </table:table-cell>
          <table:table-cell/>
          <table:table-cell table:formula="of:=IF([.E250]&gt;0;CONCATENATE([.A250];&quot; &quot;;&quot;integer default '0',&quot;);&quot;&quot;)">
            <text:p/>
          </table:table-cell>
        </table:table-row>
        <table:table-row table:style-name="ro2">
          <table:table-cell table:formula="of:=[Control.A15]" office:value-type="string" office:string-value="Am_2_">
            <text:p>Am_2_</text:p>
          </table:table-cell>
          <table:table-cell table:formula="of:=[Control.B15]"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1">
            <text:p>41</text:p>
          </table:table-cell>
          <table:table-cell table:formula="of:=CONCATENATE([.A251];&quot;:=BOOL(eep_n_r(&quot;;[.H251];&quot;));&quot;)" office:value-type="string" office:string-value="Am_2_:=BOOL(eep_n_r(41));">
            <text:p>Am_2_:=BOOL(eep_n_r(41));</text:p>
          </table:table-cell>
          <table:table-cell table:formula="of:=CONCATENATE(&quot;Res:=een_n_w(&quot;; [.H251]; &quot;,ANA(&quot;;[.A251];&quot;);&quot;)" office:value-type="string" office:string-value="Res:=een_n_w(41,ANA(Am_2_);">
            <text:p>Res:=een_n_w(41,ANA(Am_2_);</text:p>
          </table:table-cell>
          <table:table-cell/>
          <table:table-cell table:formula="of:=IF([.E251]&gt;0;CONCATENATE([.A251];&quot; &quot;;&quot;integer default '0',&quot;);&quot;&quot;)">
            <text:p/>
          </table:table-cell>
        </table:table-row>
        <table:table-row table:style-name="ro2">
          <table:table-cell table:formula="of:=[Control.A16]" office:value-type="string" office:string-value="Am_3_">
            <text:p>Am_3_</text:p>
          </table:table-cell>
          <table:table-cell table:formula="of:=[Control.B16]"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2">
            <text:p>42</text:p>
          </table:table-cell>
          <table:table-cell table:formula="of:=CONCATENATE([.A252];&quot;:=BOOL(eep_n_r(&quot;;[.H252];&quot;));&quot;)" office:value-type="string" office:string-value="Am_3_:=BOOL(eep_n_r(42));">
            <text:p>Am_3_:=BOOL(eep_n_r(42));</text:p>
          </table:table-cell>
          <table:table-cell table:formula="of:=CONCATENATE(&quot;Res:=een_n_w(&quot;; [.H252]; &quot;,ANA(&quot;;[.A252];&quot;);&quot;)" office:value-type="string" office:string-value="Res:=een_n_w(42,ANA(Am_3_);">
            <text:p>Res:=een_n_w(42,ANA(Am_3_);</text:p>
          </table:table-cell>
          <table:table-cell/>
          <table:table-cell table:formula="of:=IF([.E252]&gt;0;CONCATENATE([.A252];&quot; &quot;;&quot;integer default '0',&quot;);&quot;&quot;)">
            <text:p/>
          </table:table-cell>
        </table:table-row>
        <table:table-row table:style-name="ro2">
          <table:table-cell table:formula="of:=[Control.A17]" office:value-type="string" office:string-value="Am_4_">
            <text:p>Am_4_</text:p>
          </table:table-cell>
          <table:table-cell table:formula="of:=[Control.B17]"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3">
            <text:p>43</text:p>
          </table:table-cell>
          <table:table-cell table:formula="of:=CONCATENATE([.A253];&quot;:=BOOL(eep_n_r(&quot;;[.H253];&quot;));&quot;)" office:value-type="string" office:string-value="Am_4_:=BOOL(eep_n_r(43));">
            <text:p>Am_4_:=BOOL(eep_n_r(43));</text:p>
          </table:table-cell>
          <table:table-cell table:formula="of:=CONCATENATE(&quot;Res:=een_n_w(&quot;; [.H253]; &quot;,ANA(&quot;;[.A253];&quot;);&quot;)" office:value-type="string" office:string-value="Res:=een_n_w(43,ANA(Am_4_);">
            <text:p>Res:=een_n_w(43,ANA(Am_4_);</text:p>
          </table:table-cell>
          <table:table-cell/>
          <table:table-cell table:formula="of:=IF([.E253]&gt;0;CONCATENATE([.A253];&quot; &quot;;&quot;integer default '0',&quot;);&quot;&quot;)">
            <text:p/>
          </table:table-cell>
        </table:table-row>
        <table:table-row table:style-name="ro2">
          <table:table-cell table:formula="of:=[Control.A18]" office:value-type="string" office:string-value="Am_5_">
            <text:p>Am_5_</text:p>
          </table:table-cell>
          <table:table-cell table:formula="of:=[Control.B18]"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4">
            <text:p>44</text:p>
          </table:table-cell>
          <table:table-cell table:formula="of:=CONCATENATE([.A254];&quot;:=BOOL(eep_n_r(&quot;;[.H254];&quot;));&quot;)" office:value-type="string" office:string-value="Am_5_:=BOOL(eep_n_r(44));">
            <text:p>Am_5_:=BOOL(eep_n_r(44));</text:p>
          </table:table-cell>
          <table:table-cell table:formula="of:=CONCATENATE(&quot;Res:=een_n_w(&quot;; [.H254]; &quot;,ANA(&quot;;[.A254];&quot;);&quot;)" office:value-type="string" office:string-value="Res:=een_n_w(44,ANA(Am_5_);">
            <text:p>Res:=een_n_w(44,ANA(Am_5_);</text:p>
          </table:table-cell>
          <table:table-cell/>
          <table:table-cell table:formula="of:=IF([.E254]&gt;0;CONCATENATE([.A254];&quot; &quot;;&quot;integer default '0',&quot;);&quot;&quot;)">
            <text:p/>
          </table:table-cell>
        </table:table-row>
        <table:table-row table:style-name="ro2">
          <table:table-cell table:formula="of:=[Control.A19]" office:value-type="string" office:string-value="Am_6_">
            <text:p>Am_6_</text:p>
          </table:table-cell>
          <table:table-cell table:formula="of:=[Control.B19]"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5">
            <text:p>45</text:p>
          </table:table-cell>
          <table:table-cell table:formula="of:=CONCATENATE([.A255];&quot;:=BOOL(eep_n_r(&quot;;[.H255];&quot;));&quot;)" office:value-type="string" office:string-value="Am_6_:=BOOL(eep_n_r(45));">
            <text:p>Am_6_:=BOOL(eep_n_r(45));</text:p>
          </table:table-cell>
          <table:table-cell table:formula="of:=CONCATENATE(&quot;Res:=een_n_w(&quot;; [.H255]; &quot;,ANA(&quot;;[.A255];&quot;);&quot;)" office:value-type="string" office:string-value="Res:=een_n_w(45,ANA(Am_6_);">
            <text:p>Res:=een_n_w(45,ANA(Am_6_);</text:p>
          </table:table-cell>
          <table:table-cell/>
          <table:table-cell table:formula="of:=IF([.E255]&gt;0;CONCATENATE([.A255];&quot; &quot;;&quot;integer default '0',&quot;);&quot;&quot;)">
            <text:p/>
          </table:table-cell>
        </table:table-row>
        <table:table-row table:style-name="ro2">
          <table:table-cell table:formula="of:=[Control.A20]" office:value-type="string" office:string-value="Am_7_">
            <text:p>Am_7_</text:p>
          </table:table-cell>
          <table:table-cell table:formula="of:=[Control.B20]"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6">
            <text:p>46</text:p>
          </table:table-cell>
          <table:table-cell table:formula="of:=CONCATENATE([.A256];&quot;:=BOOL(eep_n_r(&quot;;[.H256];&quot;));&quot;)" office:value-type="string" office:string-value="Am_7_:=BOOL(eep_n_r(46));">
            <text:p>Am_7_:=BOOL(eep_n_r(46));</text:p>
          </table:table-cell>
          <table:table-cell table:formula="of:=CONCATENATE(&quot;Res:=een_n_w(&quot;; [.H256]; &quot;,ANA(&quot;;[.A256];&quot;);&quot;)" office:value-type="string" office:string-value="Res:=een_n_w(46,ANA(Am_7_);">
            <text:p>Res:=een_n_w(46,ANA(Am_7_);</text:p>
          </table:table-cell>
          <table:table-cell/>
          <table:table-cell table:formula="of:=IF([.E256]&gt;0;CONCATENATE([.A256];&quot; &quot;;&quot;integer default '0',&quot;);&quot;&quot;)">
            <text:p/>
          </table:table-cell>
        </table:table-row>
        <table:table-row table:style-name="ro2">
          <table:table-cell table:formula="of:=[Control.A21]" office:value-type="string" office:string-value="Am_8_">
            <text:p>Am_8_</text:p>
          </table:table-cell>
          <table:table-cell table:formula="of:=[Control.B21]"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7">
            <text:p>47</text:p>
          </table:table-cell>
          <table:table-cell table:formula="of:=CONCATENATE([.A257];&quot;:=BOOL(eep_n_r(&quot;;[.H257];&quot;));&quot;)" office:value-type="string" office:string-value="Am_8_:=BOOL(eep_n_r(47));">
            <text:p>Am_8_:=BOOL(eep_n_r(47));</text:p>
          </table:table-cell>
          <table:table-cell table:formula="of:=CONCATENATE(&quot;Res:=een_n_w(&quot;; [.H257]; &quot;,ANA(&quot;;[.A257];&quot;);&quot;)" office:value-type="string" office:string-value="Res:=een_n_w(47,ANA(Am_8_);">
            <text:p>Res:=een_n_w(47,ANA(Am_8_);</text:p>
          </table:table-cell>
          <table:table-cell/>
          <table:table-cell table:formula="of:=IF([.E257]&gt;0;CONCATENATE([.A257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58]&gt;0;CONCATENATE([.A258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59]&gt;0;CONCATENATE([.A259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60]&gt;0;CONCATENATE([.A260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61]&gt;0;CONCATENATE([.A261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62]&gt;0;CONCATENATE([.A262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63]&gt;0;CONCATENATE([.A263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64]&gt;0;CONCATENATE([.A264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65]&gt;0;CONCATENATE([.A265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66]&gt;0;CONCATENATE([.A266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67]&gt;0;CONCATENATE([.A267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68]&gt;0;CONCATENATE([.A268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69]&gt;0;CONCATENATE([.A269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70]&gt;0;CONCATENATE([.A270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71]&gt;0;CONCATENATE([.A271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72]&gt;0;CONCATENATE([.A272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73]&gt;0;CONCATENATE([.A273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74]&gt;0;CONCATENATE([.A274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75]&gt;0;CONCATENATE([.A275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76]&gt;0;CONCATENATE([.A276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77]&gt;0;CONCATENATE([.A277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78]&gt;0;CONCATENATE([.A278];&quot; &quot;;&quot;integer default '0',&quot;);&quot;&quot;)">
            <text:p/>
          </table:table-cell>
        </table:table-row>
        <table:table-row table:style-name="ro2">
          <table:table-cell/>
          <table:table-cell table:number-columns-repeated="3"/>
          <table:table-cell/>
          <table:table-cell table:number-columns-repeated="6"/>
          <table:table-cell table:formula="of:=IF([.E279]&gt;0;CONCATENATE([.A279];&quot; &quot;;&quot;integer default '0',&quot;);&quot;&quot;)">
            <text:p/>
          </table:table-cell>
        </table:table-row>
      </table:table>
      <table:table table:name="alarm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6"/>
        <table:table-row table:style-name="ro1">
          <table:table-cell office:value-type="string">
            <text:p>Тег</text:p>
          </table:table-cell>
          <table:table-cell office:value-type="string">
            <text:p>Що сигналізувати</text:p>
          </table:table-cell>
          <table:table-cell office:value-type="string">
            <text:p>Затримка</text:p>
          </table:table-cell>
          <table:table-cell table:style-name="Default" office:value-type="string">
            <text:p>Текст сигналу</text:p>
          </table:table-cell>
        </table:table-row>
        <table:table-row table:style-name="ro1">
          <table:table-cell table:formula="of:=[Tag.A2]" office:value-type="string" office:string-value="Di_0">
            <text:p>Di_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1</text:p>
          </table:table-cell>
        </table:table-row>
        <table:table-row table:style-name="ro1">
          <table:table-cell table:formula="of:=[Tag.A3]" office:value-type="string" office:string-value="Di_1">
            <text:p>Di_1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2</text:p>
          </table:table-cell>
        </table:table-row>
        <table:table-row table:style-name="ro1">
          <table:table-cell table:formula="of:=[Tag.A4]" office:value-type="string" office:string-value="Di_2">
            <text:p>Di_2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3</text:p>
          </table:table-cell>
        </table:table-row>
        <table:table-row table:style-name="ro1">
          <table:table-cell table:formula="of:=[Tag.A5]" office:value-type="string" office:string-value="Di_3">
            <text:p>Di_3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4</text:p>
          </table:table-cell>
        </table:table-row>
        <table:table-row table:style-name="ro1">
          <table:table-cell table:formula="of:=[Tag.A6]" office:value-type="string" office:string-value="Di_4">
            <text:p>Di_4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5</text:p>
          </table:table-cell>
        </table:table-row>
        <table:table-row table:style-name="ro1">
          <table:table-cell table:formula="of:=[Tag.A18]" office:value-type="string" office:string-value="Dio_1_">
            <text:p>Dio_1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1</text:p>
          </table:table-cell>
        </table:table-row>
        <table:table-row table:style-name="ro1">
          <table:table-cell table:formula="of:=[Tag.A19]" office:value-type="string" office:string-value="Dio_2_">
            <text:p>Dio_2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2</text:p>
          </table:table-cell>
        </table:table-row>
        <table:table-row table:style-name="ro1">
          <table:table-cell table:formula="of:=[Tag.A20]" office:value-type="string" office:string-value="Dio_3_">
            <text:p>Dio_3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3</text:p>
          </table:table-cell>
        </table:table-row>
        <table:table-row table:style-name="ro1">
          <table:table-cell table:formula="of:=[Tag.A21]" office:value-type="string" office:string-value="Dio_4_">
            <text:p>Dio_4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4</text:p>
          </table:table-cell>
        </table:table-row>
        <table:table-row table:style-name="ro1">
          <table:table-cell table:formula="of:=[Tag.A22]" office:value-type="string" office:string-value="Dio_5_">
            <text:p>Dio_5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5</text:p>
          </table:table-cell>
        </table:table-row>
        <table:table-row table:style-name="ro1">
          <table:table-cell table:formula="of:=[Tag.A23]" office:value-type="string" office:string-value="Dio_6_">
            <text:p>Dio_6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6</text:p>
          </table:table-cell>
        </table:table-row>
        <table:table-row table:style-name="ro1">
          <table:table-cell table:formula="of:=[Tag.A24]" office:value-type="string" office:string-value="Dio_7_">
            <text:p>Dio_7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7</text:p>
          </table:table-cell>
        </table:table-row>
        <table:table-row table:style-name="ro1">
          <table:table-cell table:formula="of:=[Tag.A25]" office:value-type="string" office:string-value="Dio_8_">
            <text:p>Dio_8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8</text:p>
          </table:table-cell>
        </table:table-row>
        <table:table-row table:style-name="ro1">
          <table:table-cell table:formula="of:=[Tag.A26]" office:value-type="string" office:string-value="Amr_1_">
            <text:p>Amr_1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1 переведено в режим локального управління</text:p>
          </table:table-cell>
        </table:table-row>
        <table:table-row table:style-name="ro1">
          <table:table-cell table:formula="of:=[Tag.A27]" office:value-type="string" office:string-value="Amr_2_">
            <text:p>Amr_2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2 переведено в режим локального управління</text:p>
          </table:table-cell>
        </table:table-row>
        <table:table-row table:style-name="ro1">
          <table:table-cell table:formula="of:=[Tag.A28]" office:value-type="string" office:string-value="Amr_3_">
            <text:p>Amr_3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3 переведено в режим локального управління</text:p>
          </table:table-cell>
        </table:table-row>
        <table:table-row table:style-name="ro1">
          <table:table-cell table:formula="of:=[Tag.A29]" office:value-type="string" office:string-value="Amr_4_">
            <text:p>Amr_4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4 переведено в режим локального управління</text:p>
          </table:table-cell>
        </table:table-row>
        <table:table-row table:style-name="ro1">
          <table:table-cell table:formula="of:=[Tag.A30]" office:value-type="string" office:string-value="Amr_5_">
            <text:p>Amr_5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5 переведено в режим локального управління</text:p>
          </table:table-cell>
        </table:table-row>
        <table:table-row table:style-name="ro1">
          <table:table-cell table:formula="of:=[Tag.A31]" office:value-type="string" office:string-value="Amr_6_">
            <text:p>Amr_6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6 переведено в режим локального управління</text:p>
          </table:table-cell>
        </table:table-row>
        <table:table-row table:style-name="ro1">
          <table:table-cell table:formula="of:=[Tag.A32]" office:value-type="string" office:string-value="Amr_7_">
            <text:p>Amr_7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7 переведено в режим локального управління</text:p>
          </table:table-cell>
        </table:table-row>
        <table:table-row table:style-name="ro1">
          <table:table-cell table:formula="of:=[Tag.A33]" office:value-type="string" office:string-value="Amr_8_">
            <text:p>Amr_8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8 переведено в режим локального управління</text:p>
          </table:table-cell>
        </table:table-row>
        <table:table-row table:style-name="ro1">
          <table:table-cell table:formula="of:=[Tag.A82]" office:value-type="string" office:string-value="Alm_1_1">
            <text:p>Alm_1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3];7;1);&quot; фільтра &quot;;MID([.A23];5;1))" office:value-type="string" office:string-value="Аварія клапана 1 фільтра 1">
            <text:p>Аварія клапана 1 фільтра 1</text:p>
          </table:table-cell>
        </table:table-row>
        <table:table-row table:style-name="ro1">
          <table:table-cell table:formula="of:=[Tag.A83]" office:value-type="string" office:string-value="Alm_1_2">
            <text:p>Alm_1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4];7;1);&quot; фільтра &quot;;MID([.A24];5;1))" office:value-type="string" office:string-value="Аварія клапана 2 фільтра 1">
            <text:p>Аварія клапана 2 фільтра 1</text:p>
          </table:table-cell>
        </table:table-row>
        <table:table-row table:style-name="ro1">
          <table:table-cell table:formula="of:=[Tag.A84]" office:value-type="string" office:string-value="Alm_1_3">
            <text:p>Alm_1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5];7;1);&quot; фільтра &quot;;MID([.A25];5;1))" office:value-type="string" office:string-value="Аварія клапана 3 фільтра 1">
            <text:p>Аварія клапана 3 фільтра 1</text:p>
          </table:table-cell>
        </table:table-row>
        <table:table-row table:style-name="ro1">
          <table:table-cell table:formula="of:=[Tag.A85]" office:value-type="string" office:string-value="Alm_1_6">
            <text:p>Alm_1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25];5;1))" office:value-type="string" office:string-value="Малий приріст рівня при вигрузці фільтра  1">
            <text:p>Малий приріст рівня при вигрузці фільтра <text:s/>1</text:p>
          </table:table-cell>
        </table:table-row>
        <table:table-row table:style-name="ro1">
          <table:table-cell table:formula="of:=[Tag.A86]" office:value-type="string" office:string-value="Alm_2_1">
            <text:p>Alm_2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7];7;1);&quot; фільтра &quot;;MID([.A27];5;1))" office:value-type="string" office:string-value="Аварія клапана 1 фільтра 2">
            <text:p>Аварія клапана 1 фільтра 2</text:p>
          </table:table-cell>
        </table:table-row>
        <table:table-row table:style-name="ro1">
          <table:table-cell table:formula="of:=[Tag.A87]" office:value-type="string" office:string-value="Alm_2_2">
            <text:p>Alm_2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8];7;1);&quot; фільтра &quot;;MID([.A28];5;1))" office:value-type="string" office:string-value="Аварія клапана 2 фільтра 2">
            <text:p>Аварія клапана 2 фільтра 2</text:p>
          </table:table-cell>
        </table:table-row>
        <table:table-row table:style-name="ro1">
          <table:table-cell table:formula="of:=[Tag.A88]" office:value-type="string" office:string-value="Alm_2_3">
            <text:p>Alm_2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9];7;1);&quot; фільтра &quot;;MID([.A29];5;1))" office:value-type="string" office:string-value="Аварія клапана 3 фільтра 2">
            <text:p>Аварія клапана 3 фільтра 2</text:p>
          </table:table-cell>
        </table:table-row>
        <table:table-row table:style-name="ro1">
          <table:table-cell table:formula="of:=[Tag.A89]" office:value-type="string" office:string-value="Alm_2_6">
            <text:p>Alm_2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29];5;1))" office:value-type="string" office:string-value="Малий приріст рівня при вигрузці фільтра  2">
            <text:p>Малий приріст рівня при вигрузці фільтра <text:s/>2</text:p>
          </table:table-cell>
        </table:table-row>
        <table:table-row table:style-name="ro1">
          <table:table-cell table:formula="of:=[Tag.A90]" office:value-type="string" office:string-value="Alm_3_1">
            <text:p>Alm_3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1];7;1);&quot; фільтра &quot;;MID([.A31];5;1))" office:value-type="string" office:string-value="Аварія клапана 1 фільтра 3">
            <text:p>Аварія клапана 1 фільтра 3</text:p>
          </table:table-cell>
        </table:table-row>
        <table:table-row table:style-name="ro1">
          <table:table-cell table:formula="of:=[Tag.A91]" office:value-type="string" office:string-value="Alm_3_2">
            <text:p>Alm_3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2];7;1);&quot; фільтра &quot;;MID([.A32];5;1))" office:value-type="string" office:string-value="Аварія клапана 2 фільтра 3">
            <text:p>Аварія клапана 2 фільтра 3</text:p>
          </table:table-cell>
        </table:table-row>
        <table:table-row table:style-name="ro1">
          <table:table-cell table:formula="of:=[Tag.A92]" office:value-type="string" office:string-value="Alm_3_3">
            <text:p>Alm_3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3];7;1);&quot; фільтра &quot;;MID([.A33];5;1))" office:value-type="string" office:string-value="Аварія клапана 3 фільтра 3">
            <text:p>Аварія клапана 3 фільтра 3</text:p>
          </table:table-cell>
        </table:table-row>
        <table:table-row table:style-name="ro1">
          <table:table-cell table:formula="of:=[Tag.A93]" office:value-type="string" office:string-value="Alm_3_6">
            <text:p>Alm_3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33];5;1))" office:value-type="string" office:string-value="Малий приріст рівня при вигрузці фільтра  3">
            <text:p>Малий приріст рівня при вигрузці фільтра <text:s/>3</text:p>
          </table:table-cell>
        </table:table-row>
        <table:table-row table:style-name="ro1">
          <table:table-cell table:formula="of:=[Tag.A94]" office:value-type="string" office:string-value="Alm_4_1">
            <text:p>Alm_4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5];7;1);&quot; фільтра &quot;;MID([.A35];5;1))" office:value-type="string" office:string-value="Аварія клапана 1 фільтра 4">
            <text:p>Аварія клапана 1 фільтра 4</text:p>
          </table:table-cell>
        </table:table-row>
        <table:table-row table:style-name="ro1">
          <table:table-cell table:formula="of:=[Tag.A95]" office:value-type="string" office:string-value="Alm_4_2">
            <text:p>Alm_4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6];7;1);&quot; фільтра &quot;;MID([.A36];5;1))" office:value-type="string" office:string-value="Аварія клапана 2 фільтра 4">
            <text:p>Аварія клапана 2 фільтра 4</text:p>
          </table:table-cell>
        </table:table-row>
        <table:table-row table:style-name="ro1">
          <table:table-cell table:formula="of:=[Tag.A96]" office:value-type="string" office:string-value="Alm_4_3">
            <text:p>Alm_4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7];7;1);&quot; фільтра &quot;;MID([.A37];5;1))" office:value-type="string" office:string-value="Аварія клапана 3 фільтра 4">
            <text:p>Аварія клапана 3 фільтра 4</text:p>
          </table:table-cell>
        </table:table-row>
        <table:table-row table:style-name="ro1">
          <table:table-cell table:formula="of:=[Tag.A97]" office:value-type="string" office:string-value="Alm_4_6">
            <text:p>Alm_4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37];5;1))" office:value-type="string" office:string-value="Малий приріст рівня при вигрузці фільтра  4">
            <text:p>Малий приріст рівня при вигрузці фільтра <text:s/>4</text:p>
          </table:table-cell>
        </table:table-row>
        <table:table-row table:style-name="ro1">
          <table:table-cell table:formula="of:=[Tag.A98]" office:value-type="string" office:string-value="Alm_5_1">
            <text:p>Alm_5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9];7;1);&quot; фільтра &quot;;MID([.A39];5;1))" office:value-type="string" office:string-value="Аварія клапана 1 фільтра 5">
            <text:p>Аварія клапана 1 фільтра 5</text:p>
          </table:table-cell>
        </table:table-row>
        <table:table-row table:style-name="ro1">
          <table:table-cell table:formula="of:=[Tag.A99]" office:value-type="string" office:string-value="Alm_5_2">
            <text:p>Alm_5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0];7;1);&quot; фільтра &quot;;MID([.A40];5;1))" office:value-type="string" office:string-value="Аварія клапана 2 фільтра 5">
            <text:p>Аварія клапана 2 фільтра 5</text:p>
          </table:table-cell>
        </table:table-row>
        <table:table-row table:style-name="ro1">
          <table:table-cell table:formula="of:=[Tag.A100]" office:value-type="string" office:string-value="Alm_5_3">
            <text:p>Alm_5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1];7;1);&quot; фільтра &quot;;MID([.A41];5;1))" office:value-type="string" office:string-value="Аварія клапана 3 фільтра 5">
            <text:p>Аварія клапана 3 фільтра 5</text:p>
          </table:table-cell>
        </table:table-row>
        <table:table-row table:style-name="ro1">
          <table:table-cell table:formula="of:=[Tag.A101]" office:value-type="string" office:string-value="Alm_5_6">
            <text:p>Alm_5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1];5;1))" office:value-type="string" office:string-value="Малий приріст рівня при вигрузці фільтра  5">
            <text:p>Малий приріст рівня при вигрузці фільтра <text:s/>5</text:p>
          </table:table-cell>
        </table:table-row>
        <table:table-row table:style-name="ro1">
          <table:table-cell table:formula="of:=[Tag.A102]" office:value-type="string" office:string-value="Alm_6_1">
            <text:p>Alm_6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3];7;1);&quot; фільтра &quot;;MID([.A43];5;1))" office:value-type="string" office:string-value="Аварія клапана 1 фільтра 6">
            <text:p>Аварія клапана 1 фільтра 6</text:p>
          </table:table-cell>
        </table:table-row>
        <table:table-row table:style-name="ro1">
          <table:table-cell table:formula="of:=[Tag.A103]" office:value-type="string" office:string-value="Alm_6_2">
            <text:p>Alm_6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4];7;1);&quot; фільтра &quot;;MID([.A44];5;1))" office:value-type="string" office:string-value="Аварія клапана 2 фільтра 6">
            <text:p>Аварія клапана 2 фільтра 6</text:p>
          </table:table-cell>
        </table:table-row>
        <table:table-row table:style-name="ro1">
          <table:table-cell table:formula="of:=[Tag.A104]" office:value-type="string" office:string-value="Alm_6_3">
            <text:p>Alm_6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5];7;1);&quot; фільтра &quot;;MID([.A45];5;1))" office:value-type="string" office:string-value="Аварія клапана 3 фільтра 6">
            <text:p>Аварія клапана 3 фільтра 6</text:p>
          </table:table-cell>
        </table:table-row>
        <table:table-row table:style-name="ro1">
          <table:table-cell table:formula="of:=[Tag.A105]" office:value-type="string" office:string-value="Alm_6_6">
            <text:p>Alm_6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5];5;1))" office:value-type="string" office:string-value="Малий приріст рівня при вигрузці фільтра  6">
            <text:p>Малий приріст рівня при вигрузці фільтра <text:s/>6</text:p>
          </table:table-cell>
        </table:table-row>
        <table:table-row table:style-name="ro1">
          <table:table-cell table:formula="of:=[Tag.A106]" office:value-type="string" office:string-value="Alm_7_1">
            <text:p>Alm_7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7];7;1);&quot; фільтра &quot;;MID([.A47];5;1))" office:value-type="string" office:string-value="Аварія клапана 1 фільтра 7">
            <text:p>Аварія клапана 1 фільтра 7</text:p>
          </table:table-cell>
        </table:table-row>
        <table:table-row table:style-name="ro1">
          <table:table-cell table:formula="of:=[Tag.A107]" office:value-type="string" office:string-value="Alm_7_2">
            <text:p>Alm_7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8];7;1);&quot; фільтра &quot;;MID([.A48];5;1))" office:value-type="string" office:string-value="Аварія клапана 2 фільтра 7">
            <text:p>Аварія клапана 2 фільтра 7</text:p>
          </table:table-cell>
        </table:table-row>
        <table:table-row table:style-name="ro1">
          <table:table-cell table:formula="of:=[Tag.A108]" office:value-type="string" office:string-value="Alm_7_3">
            <text:p>Alm_7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9];7;1);&quot; фільтра &quot;;MID([.A49];5;1))" office:value-type="string" office:string-value="Аварія клапана 3 фільтра 7">
            <text:p>Аварія клапана 3 фільтра 7</text:p>
          </table:table-cell>
        </table:table-row>
        <table:table-row table:style-name="ro1">
          <table:table-cell table:formula="of:=[Tag.A109]" office:value-type="string" office:string-value="Alm_7_6">
            <text:p>Alm_7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9];5;1))" office:value-type="string" office:string-value="Малий приріст рівня при вигрузці фільтра  7">
            <text:p>Малий приріст рівня при вигрузці фільтра <text:s/>7</text:p>
          </table:table-cell>
        </table:table-row>
        <table:table-row table:style-name="ro1">
          <table:table-cell table:formula="of:=[Tag.A110]" office:value-type="string" office:string-value="Alm_8_1">
            <text:p>Alm_8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1];7;1);&quot; фільтра &quot;;MID([.A51];5;1))" office:value-type="string" office:string-value="Аварія клапана 1 фільтра 8">
            <text:p>Аварія клапана 1 фільтра 8</text:p>
          </table:table-cell>
        </table:table-row>
        <table:table-row table:style-name="ro1">
          <table:table-cell table:formula="of:=[Tag.A111]" office:value-type="string" office:string-value="Alm_8_2">
            <text:p>Alm_8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2];7;1);&quot; фільтра &quot;;MID([.A52];5;1))" office:value-type="string" office:string-value="Аварія клапана 2 фільтра 8">
            <text:p>Аварія клапана 2 фільтра 8</text:p>
          </table:table-cell>
        </table:table-row>
        <table:table-row table:style-name="ro1">
          <table:table-cell table:formula="of:=[Tag.A112]" office:value-type="string" office:string-value="Alm_8_3">
            <text:p>Alm_8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3];7;1);&quot; фільтра &quot;;MID([.A53];5;1))" office:value-type="string" office:string-value="Аварія клапана 3 фільтра 8">
            <text:p>Аварія клапана 3 фільтра 8</text:p>
          </table:table-cell>
        </table:table-row>
        <table:table-row table:style-name="ro1">
          <table:table-cell table:formula="of:=[Tag.A113]" office:value-type="string" office:string-value="Alm_8_6">
            <text:p>Alm_8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53];5;1))" office:value-type="string" office:string-value="Малий приріст рівня при вигрузці фільтра  8">
            <text:p>Малий приріст рівня при вигрузці фільтра <text:s/>8</text:p>
          </table:table-cell>
        </table:table-row>
      </table:table>
      <table:table table:name="Аркуш7" table:style-name="ta1" table:print="false">
        <office:forms form:automatic-focus="false" form:apply-design-mode="false"/>
        <table:table-column table:style-name="co1" table:default-cell-style-name="ce8"/>
        <table:table-column table:style-name="co6" table:default-cell-style-name="ce8"/>
        <table:table-column table:style-name="co1" table:default-cell-style-name="ce8"/>
        <table:table-row table:style-name="ro1">
          <table:table-cell/>
          <table:table-cell office:value-type="string">
            <text:p>Змінна</text:p>
          </table:table-cell>
          <table:table-cell office:value-type="string">
            <text:p>Адреса</text:p>
          </table:table-cell>
        </table:table-row>
        <table:table-row table:style-name="ro2">
          <table:table-cell table:formula="of:=[Value.A142]" office:value-type="string" office:string-value="L_nfs">
            <text:p>L_nfs</text:p>
          </table:table-cell>
          <table:table-cell office:value-type="string">
            <text:p>Зб. нф. Соку</text:p>
          </table:table-cell>
          <table:table-cell office:value-type="string">
            <text:p>%ID0.1</text:p>
          </table:table-cell>
        </table:table-row>
        <table:table-row table:style-name="ro2">
          <table:table-cell table:formula="of:=[Value.A143]" office:value-type="string" office:string-value="L_nz">
            <text:p>L_nz</text:p>
          </table:table-cell>
          <table:table-cell office:value-type="string">
            <text:p>Напіркий збірник</text:p>
          </table:table-cell>
          <table:table-cell office:value-type="string">
            <text:p>%ID0.2</text:p>
          </table:table-cell>
        </table:table-row>
        <table:table-row table:style-name="ro2">
          <table:table-cell office:value-type="string">
            <text:p>L_ho</text:p>
          </table:table-cell>
          <table:table-cell office:value-type="string">
            <text:p>Збірник часткового опорожнення</text:p>
          </table:table-cell>
          <table:table-cell office:value-type="string">
            <text:p>%ID0.3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 office:value-type="string">
            <text:p>Збірник чистого соку</text:p>
          </table:table-cell>
          <table:table-cell office:value-type="string">
            <text:p>%ID0.4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 office:value-type="string">
            <text:p>Температура соку</text:p>
          </table:table-cell>
          <table:table-cell office:value-type="string">
            <text:p>%ID0.5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 office:value-type="string">
            <text:p>Витрата чистого соку</text:p>
          </table:table-cell>
          <table:table-cell office:value-type="string">
            <text:p>%ID0.6</text:p>
          </table:table-cell>
        </table:table-row>
        <table:table-row table:style-name="ro2">
          <table:table-cell table:formula="of:=[Value.A144]" office:value-type="string" office:string-value="L_sus">
            <text:p>L_sus</text:p>
          </table:table-cell>
          <table:table-cell office:value-type="string">
            <text:p>Зб. суспензії</text:p>
          </table:table-cell>
          <table:table-cell office:value-type="string">
            <text:p>%ID0.7</text:p>
          </table:table-cell>
        </table:table-row>
      </table:table>
      <table:table table:name="reg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number-columns-repeated="23" table:default-cell-style-name="Default"/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Deskritp</text:p>
          </table:table-cell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Mode</text:p>
          </table:table-cell>
          <table:table-cell office:value-type="string">
            <text:p>P0</text:p>
          </table:table-cell>
        </table:table-row>
        <table:table-row table:style-name="ro2">
          <table:table-cell office:value-type="string">
            <text:p>Регулювання рівня</text:p>
          </table:table-cell>
          <table:table-cell table:formula="of:=[Tag.A192]" office:value-type="string" office:string-value="L_ho_l">
            <text:p>L_ho_l</text:p>
          </table:table-cell>
          <table:table-cell table:number-columns-repeated="3"/>
          <table:table-cell table:formula="of:=[Tag.A191]" office:value-type="string" office:string-value="X_01">
            <text:p>X_01</text:p>
          </table:table-cell>
          <table:table-cell table:formula="of:=[Tag.A224]" office:value-type="string" office:string-value="SP_01">
            <text:p>SP_01</text:p>
          </table:table-cell>
          <table:table-cell table:number-columns-repeated="2"/>
          <table:table-cell table:formula="of:=[Tag.A233]" office:value-type="string" office:string-value="Am_01">
            <text:p>Am_01</text:p>
          </table:table-cell>
          <table:table-cell table:formula="of:=[Tag.A232]" office:value-type="string" office:string-value="Rej_01">
            <text:p>Rej_01</text:p>
          </table:table-cell>
          <table:table-cell table:formula="of:=[Tag.A235]" office:value-type="string" office:string-value="Rev_01">
            <text:p>Rev_01</text:p>
          </table:table-cell>
          <table:table-cell table:formula="of:=[Tag.A227]" office:value-type="string" office:string-value="Kp_01">
            <text:p>Kp_01</text:p>
          </table:table-cell>
          <table:table-cell table:formula="of:=[Tag.A228]" office:value-type="string" office:string-value="Ti_01">
            <text:p>Ti_01</text:p>
          </table:table-cell>
          <table:table-cell table:formula="of:=[Tag.A229]" office:value-type="string" office:string-value="Td_01">
            <text:p>Td_01</text:p>
          </table:table-cell>
          <table:table-cell table:formula="of:=[Tag.A230]" office:value-type="string" office:string-value="Xmin_01">
            <text:p>Xmin_01</text:p>
          </table:table-cell>
          <table:table-cell table:formula="of:=[Tag.A231]" office:value-type="string" office:string-value="Xmax_01">
            <text:p>Xmax_01</text:p>
          </table:table-cell>
          <table:table-cell table:formula="of:=[Tag.A226]" office:value-type="string" office:string-value="K_01">
            <text:p>K_01</text:p>
          </table:table-cell>
          <table:table-cell table:number-columns-repeated="4"/>
          <table:table-cell table:formula="of:=[Tag.A238]" office:value-type="string" office:string-value="Mode_01">
            <text:p>Mode_01</text:p>
          </table:table-cell>
          <table:table-cell table:formula="of:=[Tag.A237]" office:value-type="string" office:string-value="P0_01">
            <text:p>P0_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uk" fo:country="U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1">11/08/2011</text:date>, <text:time>14:1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creation-date>2009-07-16T17:26:22</meta:creation-date>
    <dc:date>2011-08-11T14:19:25</dc:date>
    <meta:print-date>2010-05-26T11:29:31</meta:print-date>
    <meta:editing-cycles>48</meta:editing-cycles>
    <meta:editing-duration>P25DT18H54M59S</meta:editing-duration>
    <meta:document-statistic meta:table-count="8" meta:cell-count="3444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Rem Attribute VBA_ModuleType=VBAModule
Option VBASupport 1
Function tohex(a As Integer) As String
tohex = "16#" 
rem + Left("0000", 4 - Len(Hex(a))) + Hex(a)

End Function

Function hex4(a As Integer) As String
hex4 = Left("0000", 4 - Len(Hex(a))) + Hex(a)

End Function

Sub eep_read()
Dim i As Integer, j As Integer
Dim p As Integer, a As String, t As String

i = 0
j = 1
p = 0

Open "/tmp/read.txt" For Output As #1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Rem          Print #1, "(*------------------------------------------------*)"
            Print #1, a; " := ";
            
            If Len(t) = 0 Then ' type=BOO
                Print #1, "BOO(";
            End If
            
            If t = "Real" Then
                Print #1, "INT_REAL(";
            End If
            
            Print #1, "eep_n_r("; i; ")";
                       
            If Len(t) = 0 Or t = "Real" Then
                Print #1, ")";
            End If
            Print #1, ";"
            
        End If
    End If
    j = j + 1
Wend
 MsgBox "rows=" + Str(j) + "  Effect =" + Str(i)

Close #1

End Sub
Sub eep_write()
Dim i As Integer, j As Integer
Dim p As Integer, a As String, t As String

i = 0
j = 1
p = 0

Open "/tmp/write.txt" For Output As #1
  
Print #1, "1 :"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           If i Mod 50 = 0 Then
                Print #1, , "Sav_ST:=Sav_ST+1;"
                Print #1,
                Print #1, (i / 50) + 1; ":"
            End If
            
            
            Print #1, , "Res := eep_n_w("; i; ",";
            
            If Len(t) = 0 Then ' type=BOO
                Print #1, "ANA(";
            End If
            
            If t = "Real" Then
                Print #1, "REAL_INT(";
            End If
            Print #1, a;
            
            
            If Len(t) = 0 Or t = "Real" Then
                Print #1, ")";
            End If
            
            Print #1, ");"
            
'            Print #1, "end_if;"
            
            
        End If
    End If
    j = j + 1
Wend
 
MsgBox "rows=" + Str(j) + "  Effect =" + Str(i)

Print #1, , "Sav_ST:=Sav_ST+1;"
Close #1

End Sub

Sub eep_write_def()
Dim i As Integer, j As Integer
Dim p As Integer, a As String, t As String, d As String


i = 0
j = 1
p = 0

Open "c:\tmp\write_def.txt" For Output As #1
  
Worksheets("Parm").Activate

While p &lt; 4
    
    a = Worksheets("Parm").Cells(j, 1).Value
    t = Worksheets("Parm").Cells(j, 4).Value
    d = Worksheets("Parm").Cells(j, 19).Value
    
    If Len(a) = 0 Then
        p = p + 1
    Else
        p = 0
    End If

    If Len(a) &gt; 0 Then
        If a &lt;&gt; "Name" And Asc(Left(a, 1)) &lt; 127 Then
            i = i + 1
                                  
            Print #1, , "Res := eep_n_w("; i; ",";
                        
            If t = "Real" Then
                Print #1, "REAL_INT(";
            End If
            
            Print #1, d;
            
            
            If t = "Real" Then
                Print #1, ".0)";
            End If
            
            Print #1, ");"
            
'            Print #1, "end_if;"
            
            
        End If
    End If
    j = j + 1
Wend
 
MsgBox "rows=" + Str(j) + "  Effect =" + Str(i)

Close #1

End Sub

Sub create_table()
Dim a As String, i As Integer, b As String

i = 1

Open "c:\tmp\create_table.sql" For Output As #1
Print #1, "CREATE TABLE trend("
Print #1, "Dt integer unsigned NOT NULL,"

a = Worksheets("Hystory").Cells(i, 1).Value
b = Worksheets("Hystory").Cells(i, 4).Value

While Len(a) &gt; 0
    Print #1, a;
    If b = "Real" Then
        Print #1, " float";
    Else
        Print #1, " smallint";
    End If
    
    Print #1, " default '0',"
    i = i + 1
    a = Worksheets("Hystory").Cells(i, 1).Value
    b = Worksheets("Hystory").Cells(i, 4).Value
Wend

Print #1, "primary key(Dt));"

Print #1, "INSERT INTO trend(Dt) VALUES ('0');"

Close #1
MsgBox "Записано!!!!"
End Sub

Sub redge()

Dim a As String, i As Integer

i = 2

Open "redge.txt" For Output As #1

a = Worksheets("Настройки").Cells(i, 1).Value

While Len(a) &gt; 0
    Print #1, "o_"; a; " := "; a; ";"
    i = i + 1
    a = Worksheets("Настройки").Cells(i, 1).Value
Wend

Print #1, "primary key(Dt));"

Print #1, "INSERT INTO trend(Dt) VALUES ('0');"

Close #1
MsgBox "Записано!!!!"



End Sub

Sub generate_leist()
Dim a As String, i As Integer, b As String, c As String, d As String


i = 1

Open "c:\tmp\fl.txt" For Output As #1

a = Worksheets("Hystory").Cells(i, 1).Value
b = Worksheets("Hystory").Cells(i, 7).Value
c = Worksheets("Hystory").Cells(i, 8).Value
d = Worksheets("Hystory").Cells(i, 9).Value

While Len(a) &gt; 0
    Print #1, a
    Print #1, b
    Print #1, c, d
    i = i + 1
    a = Worksheets("Hystory").Cells(i, 1).Value
    b = Worksheets("Hystory").Cells(i, 7).Value
    c = Worksheets("Hystory").Cells(i, 8).Value
    d = Worksheets("Hystory").Cells(i, 9).Value
Wend

Print #1, "primary key(Dt));"

Print #1, "INSERT INTO trend(Dt) VALUES ('0');"

Close #1
MsgBox "Записано!!!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